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1.684cm"/>
    </style:style>
    <style:style style:name="co14" style:family="table-column">
      <style:table-column-properties fo:break-before="auto" style:column-width="5.754cm"/>
    </style:style>
    <style:style style:name="co15" style:family="table-column">
      <style:table-column-properties fo:break-before="auto" style:column-width="8.259cm"/>
    </style:style>
    <style:style style:name="co16" style:family="table-column">
      <style:table-column-properties fo:break-before="auto" style:column-width="5.667cm"/>
    </style:style>
    <style:style style:name="co17" style:family="table-column">
      <style:table-column-properties fo:break-before="auto" style:column-width="0.86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dcff"/>
      <style:text-properties style:font-name="Arial" style:font-name-asian="DejaVu Sans" style:font-name-complex="Lohit Hindi"/>
    </style:style>
    <style:style style:name="ce5" style:family="table-cell" style:parent-style-name="Default">
      <style:table-cell-properties fo:background-color="#4c4c4c"/>
      <style:text-properties style:font-name="Arial" style:font-name-asian="DejaVu Sans" style:font-name-complex="Lohit Hindi"/>
    </style:style>
    <style:style style:name="ce6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00dcff"/>
    </style:style>
    <style:style style:name="ce8" style:family="table-cell" style:parent-style-name="Default">
      <style:text-properties fo:color="#00aa0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4c4c4c"/>
    </style:style>
    <style:style style:name="ce10" style:family="table-cell" style:parent-style-name="Default">
      <style:table-cell-properties fo:background-color="#666666"/>
    </style:style>
    <style:style style:name="ce11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1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map style:condition="cell-content()=0" style:apply-style-name="Untitled3" style:base-cell-address="Hoja2.K12"/>
      <style:map style:condition="cell-content()=1" style:apply-style-name="Untitled2" style:base-cell-address="Hoja2.K12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>
            <text:p>access_academic_title_manager</text:p>
          </table:table-cell>
          <table:table-cell office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>
            <text:p>access_academic_career_line_manager</text:p>
          </table:table-cell>
          <table:table-cell office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>
            <text:p>access_academic_career_manager</text:p>
          </table:table-cell>
          <table:table-cell office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>
            <text:p>access_academic_charge_manager</text:p>
          </table:table-cell>
          <table:table-cell office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>
            <text:p>access_academic_course_line_manager</text:p>
          </table:table-cell>
          <table:table-cell office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>
            <text:p>access_academic_course_manager</text:p>
          </table:table-cell>
          <table:table-cell office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>
            <text:p>access_academic_course_parallel_manager</text:p>
          </table:table-cell>
          <table:table-cell office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>
            <text:p>access_academic_distributive_detail_manager</text:p>
          </table:table-cell>
          <table:table-cell office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>
            <text:p>access_academic_distributive_line_manager</text:p>
          </table:table-cell>
          <table:table-cell office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>
            <text:p>access_academic_distributive_manager</text:p>
          </table:table-cell>
          <table:table-cell office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>
            <text:p>access_academic_educational_detail_manager</text:p>
          </table:table-cell>
          <table:table-cell office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>
            <text:p>access_academic_edinstitution_manager</text:p>
          </table:table-cell>
          <table:table-cell office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>
            <text:p>access_academic_enrollment_drag_line_manager</text:p>
          </table:table-cell>
          <table:table-cell office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>
            <text:p>access_academic_enrollment_manager</text:p>
          </table:table-cell>
          <table:table-cell office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>
            <text:p>access_academic_enrollment_period_type_manager</text:p>
          </table:table-cell>
          <table:table-cell office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>
            <text:p>access_academic_enrollment_subject_line_manager</text:p>
          </table:table-cell>
          <table:table-cell office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>
            <text:p>access_academic_equivalence_manager</text:p>
          </table:table-cell>
          <table:table-cell office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>
            <text:p>access_academic_faculty_line_manager</text:p>
          </table:table-cell>
          <table:table-cell office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>
            <text:p>access_academic_faculty_manager</text:p>
          </table:table-cell>
          <table:table-cell office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>
            <text:p>access_academic_family_manager</text:p>
          </table:table-cell>
          <table:table-cell office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>
            <text:p>access_academic_inasistance_manager</text:p>
          </table:table-cell>
          <table:table-cell office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>
            <text:p>access_academic_rate_manager</text:p>
          </table:table-cell>
          <table:table-cell office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>
            <text:p>access_academic_inscription_manager</text:p>
          </table:table-cell>
          <table:table-cell office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>
            <text:p>access_academic_institution_manager</text:p>
          </table:table-cell>
          <table:table-cell office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>
            <text:p>access_academic_grid_level_manager</text:p>
          </table:table-cell>
          <table:table-cell office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>
            <text:p>access_academic_grid_manager</text:p>
          </table:table-cell>
          <table:table-cell office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>
            <text:p>access_academic_input_manager</text:p>
          </table:table-cell>
          <table:table-cell office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>
            <text:p>access_academic_period_manager</text:p>
          </table:table-cell>
          <table:table-cell office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>
            <text:p>access_academic_person_manager</text:p>
          </table:table-cell>
          <table:table-cell office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>
            <text:p>access_academic_registered_manager</text:p>
          </table:table-cell>
          <table:table-cell office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>
            <text:p>access_academic_profession_manager</text:p>
          </table:table-cell>
          <table:table-cell office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>
            <text:p>access_academic_qualitative_manager</text:p>
          </table:table-cell>
          <table:table-cell office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>
            <text:p>access_academic_ratify_manager</text:p>
          </table:table-cell>
          <table:table-cell office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>
            <text:p>access_academic_schedule_line_manager</text:p>
          </table:table-cell>
          <table:table-cell office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>
            <text:p>access_academic_schedule_manager</text:p>
          </table:table-cell>
          <table:table-cell office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>
            <text:p>access_academic_schoolperiod_manager</text:p>
          </table:table-cell>
          <table:table-cell office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>
            <text:p>access_academic_schoolperiod_rule_manager</text:p>
          </table:table-cell>
          <table:table-cell office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>
            <text:p>access_base_res_country_state_manager</text:p>
          </table:table-cell>
          <table:table-cell office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>
            <text:p>access_academic_student_manager</text:p>
          </table:table-cell>
          <table:table-cell office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>
            <text:p>access_academic_subject_manager</text:p>
          </table:table-cell>
          <table:table-cell office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>
            <text:p>access_academic_teacher_manager</text:p>
          </table:table-cell>
          <table:table-cell office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>
            <text:p>access_academic_unit_manager</text:p>
          </table:table-cell>
          <table:table-cell office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>
            <text:p>access_base_res_partner_manager</text:p>
          </table:table-cell>
          <table:table-cell office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>
            <text:p>access_base_res_users_manager</text:p>
          </table:table-cell>
          <table:table-cell office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>
            <text:p>access_academic_title_faculty_secretary</text:p>
          </table:table-cell>
          <table:table-cell office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>
            <text:p>access_academic_career_faculty_secretary</text:p>
          </table:table-cell>
          <table:table-cell office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>
            <text:p>access_academic_career_line_faculty_secretary</text:p>
          </table:table-cell>
          <table:table-cell office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>
            <text:p>access_academic_charge_faculty_secretary</text:p>
          </table:table-cell>
          <table:table-cell office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faculty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>
            <text:p>access_academic_course_faculty_secretary</text:p>
          </table:table-cell>
          <table:table-cell office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>
            <text:p>access_academic_course_line_faculty_secretary</text:p>
          </table:table-cell>
          <table:table-cell office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>
            <text:p>access_academic_course_parallel_faculty_secretary</text:p>
          </table:table-cell>
          <table:table-cell office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>
            <text:p>access_academic_distributive_detail_faculty_secretary</text:p>
          </table:table-cell>
          <table:table-cell office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>
            <text:p>access_academic_distributive_faculty_secretary</text:p>
          </table:table-cell>
          <table:table-cell office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>
            <text:p>access_academic_distributive_line_faculty_secretary</text:p>
          </table:table-cell>
          <table:table-cell office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>
            <text:p>access_academic_edinstitution_faculty_secretary</text:p>
          </table:table-cell>
          <table:table-cell office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>
            <text:p>access_academic_educational_detail_faculty_secretary</text:p>
          </table:table-cell>
          <table:table-cell office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>
            <text:p>access_academic_enrollment_drag_line_faculty_secretary</text:p>
          </table:table-cell>
          <table:table-cell office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>
            <text:p>access_academic_enrollment_faculty_secretary</text:p>
          </table:table-cell>
          <table:table-cell office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>
            <text:p>access_academic_enrollment_period_type_faculty_secretary</text:p>
          </table:table-cell>
          <table:table-cell office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>
            <text:p>access_academic_enrollment_subject_line_faculty_secretary</text:p>
          </table:table-cell>
          <table:table-cell office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>
            <text:p>access_academic_equivalence_faculty_secretary</text:p>
          </table:table-cell>
          <table:table-cell office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>
            <text:p>access_academic_faculty_faculty_secretary</text:p>
          </table:table-cell>
          <table:table-cell office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>
            <text:p>access_academic_faculty_line_faculty_secretary</text:p>
          </table:table-cell>
          <table:table-cell office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>
            <text:p>access_academic_family_faculty_secretary</text:p>
          </table:table-cell>
          <table:table-cell office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>
            <text:p>access_academic_inasistance_faculty_secretary</text:p>
          </table:table-cell>
          <table:table-cell office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>
            <text:p>access_academic_rate_faculty_secretary</text:p>
          </table:table-cell>
          <table:table-cell office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>
            <text:p>access_academic_inscription_faculty_secretary</text:p>
          </table:table-cell>
          <table:table-cell office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>
            <text:p>access_academic_institution_faculty_secretary</text:p>
          </table:table-cell>
          <table:table-cell office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>
            <text:p>access_academic_grid_faculty_secretary</text:p>
          </table:table-cell>
          <table:table-cell office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>
            <text:p>access_academic_grid_level_faculty_secretary</text:p>
          </table:table-cell>
          <table:table-cell office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>
            <text:p>access_academic_period_faculty_secretary</text:p>
          </table:table-cell>
          <table:table-cell office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>
            <text:p>access_academic_input_faculty_secretary</text:p>
          </table:table-cell>
          <table:table-cell office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>
            <text:p>access_academic_person_faculty_secretary</text:p>
          </table:table-cell>
          <table:table-cell office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>
            <text:p>access_academic_registered_faculty_secretary</text:p>
          </table:table-cell>
          <table:table-cell office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>
            <text:p>access_academic_profession_faculty_secretary</text:p>
          </table:table-cell>
          <table:table-cell office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>
            <text:p>access_academic_qualitative_faculty_secretary</text:p>
          </table:table-cell>
          <table:table-cell office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>
            <text:p>access_academic_ratify_faculty_secretary</text:p>
          </table:table-cell>
          <table:table-cell office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>
            <text:p>access_academic_schedule_faculty_secretary</text:p>
          </table:table-cell>
          <table:table-cell office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>
            <text:p>access_academic_schedule_line_faculty_secretary</text:p>
          </table:table-cell>
          <table:table-cell office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>
            <text:p>access_academic_schoolperiod_faculty_secretary</text:p>
          </table:table-cell>
          <table:table-cell office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>
            <text:p>access_academic_schoolperiod_rule_faculty_secretary</text:p>
          </table:table-cell>
          <table:table-cell office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>
            <text:p>access_base_res_country_state_faculty_secretary</text:p>
          </table:table-cell>
          <table:table-cell office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>
            <text:p>access_academic_student_faculty_secretary</text:p>
          </table:table-cell>
          <table:table-cell office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>
            <text:p>access_academic_subject_faculty_secretary</text:p>
          </table:table-cell>
          <table:table-cell office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>
            <text:p>access_academic_teacher_faculty_secretary</text:p>
          </table:table-cell>
          <table:table-cell office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>
            <text:p>access_academic_unit_faculty_secretary</text:p>
          </table:table-cell>
          <table:table-cell office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>
            <text:p>access_base_res_partner_faculty_secretary</text:p>
          </table:table-cell>
          <table:table-cell office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>
            <text:p>access_base_res_users_faculty_secretary</text:p>
          </table:table-cell>
          <table:table-cell office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>
            <text:p>access_academic_title_secretary_manager</text:p>
          </table:table-cell>
          <table:table-cell office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>
            <text:p>access_academic_career_line_secretary_manager</text:p>
          </table:table-cell>
          <table:table-cell office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>
            <text:p>access_academic_career_secretary_manager</text:p>
          </table:table-cell>
          <table:table-cell office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>
            <text:p>access_academic_charge_secretary_manager</text:p>
          </table:table-cell>
          <table:table-cell office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>
            <text:p>access_academic_course_line_secretary_manager</text:p>
          </table:table-cell>
          <table:table-cell office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>
            <text:p>access_academic_course_secretary_manager</text:p>
          </table:table-cell>
          <table:table-cell office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>
            <text:p>access_academic_course_parallel_secretary_manager</text:p>
          </table:table-cell>
          <table:table-cell office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>
            <text:p>access_academic_distributive_detail_secretary_manager</text:p>
          </table:table-cell>
          <table:table-cell office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>
            <text:p>access_academic_distributive_line_secretary_manager</text:p>
          </table:table-cell>
          <table:table-cell office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>
            <text:p>access_academic_distributive_secretary_manager</text:p>
          </table:table-cell>
          <table:table-cell office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>
            <text:p>access_academic_educational_detail_secretary_manager</text:p>
          </table:table-cell>
          <table:table-cell office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>
            <text:p>access_academic_edinstitution_secretary_manager</text:p>
          </table:table-cell>
          <table:table-cell office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>
            <text:p>access_academic_enrollment_drag_line_secretary_manager</text:p>
          </table:table-cell>
          <table:table-cell office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>
            <text:p>access_academic_enrollment_secretary_manager</text:p>
          </table:table-cell>
          <table:table-cell office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>
            <text:p>access_academic_enrollment_period_type_secretary_manager</text:p>
          </table:table-cell>
          <table:table-cell office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>
            <text:p>access_academic_enrollment_subject_line_secretary_manager</text:p>
          </table:table-cell>
          <table:table-cell office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>
            <text:p>access_academic_equivalence_secretary_manager</text:p>
          </table:table-cell>
          <table:table-cell office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>
            <text:p>access_academic_faculty_line_secretary_manager</text:p>
          </table:table-cell>
          <table:table-cell office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>
            <text:p>access_academic_faculty_secretary_manager</text:p>
          </table:table-cell>
          <table:table-cell office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>
            <text:p>access_academic_family_secretary_manager</text:p>
          </table:table-cell>
          <table:table-cell office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>
            <text:p>access_academic_inasistance_secretary_manager</text:p>
          </table:table-cell>
          <table:table-cell office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>
            <text:p>access_academic_rate_secretary_manager</text:p>
          </table:table-cell>
          <table:table-cell office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>
            <text:p>access_academic_inscription_secretary_manager</text:p>
          </table:table-cell>
          <table:table-cell office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>
            <text:p>access_academic_institution_secretary_manager</text:p>
          </table:table-cell>
          <table:table-cell office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>
            <text:p>access_academic_grid_level_secretary_manager</text:p>
          </table:table-cell>
          <table:table-cell office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>
            <text:p>access_academic_grid_secretary_manager</text:p>
          </table:table-cell>
          <table:table-cell office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>
            <text:p>access_academic_input_secretary_manager</text:p>
          </table:table-cell>
          <table:table-cell office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>
            <text:p>access_academic_period_secretary_manager</text:p>
          </table:table-cell>
          <table:table-cell office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>
            <text:p>access_academic_person_secretary_manager</text:p>
          </table:table-cell>
          <table:table-cell office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>
            <text:p>access_academic_registered_secretary_manager</text:p>
          </table:table-cell>
          <table:table-cell office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>
            <text:p>access_academic_profession_secretary_manager</text:p>
          </table:table-cell>
          <table:table-cell office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>
            <text:p>access_academic_qualitative_secretary_manager</text:p>
          </table:table-cell>
          <table:table-cell office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>
            <text:p>access_academic_ratify_secretary_manager</text:p>
          </table:table-cell>
          <table:table-cell office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>
            <text:p>access_academic_schedule_line_secretary_manager</text:p>
          </table:table-cell>
          <table:table-cell office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>
            <text:p>access_academic_schedule_secretary_manager</text:p>
          </table:table-cell>
          <table:table-cell office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>
            <text:p>access_academic_schoolperiod_secretary_manager</text:p>
          </table:table-cell>
          <table:table-cell office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>
            <text:p>access_academic_schoolperiod_rule_secretary_manager</text:p>
          </table:table-cell>
          <table:table-cell office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>
            <text:p>access_base_res_country_state_secretary_manager</text:p>
          </table:table-cell>
          <table:table-cell office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>
            <text:p>access_academic_student_secretary_manager</text:p>
          </table:table-cell>
          <table:table-cell office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>
            <text:p>access_academic_subject_secretary_manager</text:p>
          </table:table-cell>
          <table:table-cell office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>
            <text:p>access_academic_teacher_secretary_manager</text:p>
          </table:table-cell>
          <table:table-cell office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>
            <text:p>access_academic_unit_secretary_manager</text:p>
          </table:table-cell>
          <table:table-cell office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>
            <text:p>access_base_res_partner_secretary_manager</text:p>
          </table:table-cell>
          <table:table-cell office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>
            <text:p>access_base_res_users_secretary_manager</text:p>
          </table:table-cell>
          <table:table-cell office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>
            <text:p>access_academic_title_departament_manager</text:p>
          </table:table-cell>
          <table:table-cell office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>
            <text:p>access_academic_career_line_departament_manager</text:p>
          </table:table-cell>
          <table:table-cell office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>
            <text:p>access_academic_career_departament_manager</text:p>
          </table:table-cell>
          <table:table-cell office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>
            <text:p>access_academic_charge_departament_manager</text:p>
          </table:table-cell>
          <table:table-cell office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>
            <text:p>access_academic_course_line_departament_manager</text:p>
          </table:table-cell>
          <table:table-cell office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>
            <text:p>access_academic_course_departament_manager</text:p>
          </table:table-cell>
          <table:table-cell office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>
            <text:p>access_academic_course_parallel_departament_manager</text:p>
          </table:table-cell>
          <table:table-cell office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>
            <text:p>access_academic_distributive_detail_departament_manager</text:p>
          </table:table-cell>
          <table:table-cell office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>
            <text:p>access_academic_distributive_line_departament_manager</text:p>
          </table:table-cell>
          <table:table-cell office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>
            <text:p>access_academic_distributive_departament_manager</text:p>
          </table:table-cell>
          <table:table-cell office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>
            <text:p>access_academic_educational_detail_departament_manager</text:p>
          </table:table-cell>
          <table:table-cell office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>
            <text:p>access_academic_edinstitution_departament_manager</text:p>
          </table:table-cell>
          <table:table-cell office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>
            <text:p>access_academic_enrollment_drag_line_departament_manager</text:p>
          </table:table-cell>
          <table:table-cell office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>
            <text:p>access_academic_enrollment_departament_manager</text:p>
          </table:table-cell>
          <table:table-cell office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>
            <text:p>access_academic_enrollment_period_type_departament_manager</text:p>
          </table:table-cell>
          <table:table-cell office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>
            <text:p>access_academic_enrollment_subject_line_departament_manager</text:p>
          </table:table-cell>
          <table:table-cell office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>
            <text:p>access_academic_equivalence_departament_manager</text:p>
          </table:table-cell>
          <table:table-cell office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>
            <text:p>access_academic_faculty_line_departament_manager</text:p>
          </table:table-cell>
          <table:table-cell office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>
            <text:p>access_academic_faculty_departament_manager</text:p>
          </table:table-cell>
          <table:table-cell office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>
            <text:p>access_academic_family_departament_manager</text:p>
          </table:table-cell>
          <table:table-cell office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>
            <text:p>access_academic_inasistance_departament_manager</text:p>
          </table:table-cell>
          <table:table-cell office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>
            <text:p>access_academic_rate_departament_manager</text:p>
          </table:table-cell>
          <table:table-cell office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>
            <text:p>access_academic_inscription_departament_manager</text:p>
          </table:table-cell>
          <table:table-cell office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>
            <text:p>access_academic_institution_departament_manager</text:p>
          </table:table-cell>
          <table:table-cell office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>
            <text:p>access_academic_grid_level_departament_manager</text:p>
          </table:table-cell>
          <table:table-cell office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>
            <text:p>access_academic_grid_departament_manager</text:p>
          </table:table-cell>
          <table:table-cell office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>
            <text:p>access_academic_input_departament_manager</text:p>
          </table:table-cell>
          <table:table-cell office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>
            <text:p>access_academic_period_departament_manager</text:p>
          </table:table-cell>
          <table:table-cell office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>
            <text:p>access_academic_person_departament_manager</text:p>
          </table:table-cell>
          <table:table-cell office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>
            <text:p>access_academic_registered_departament_manager</text:p>
          </table:table-cell>
          <table:table-cell office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>
            <text:p>access_academic_profession_departament_manager</text:p>
          </table:table-cell>
          <table:table-cell office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>
            <text:p>access_academic_qualitative_departament_manager</text:p>
          </table:table-cell>
          <table:table-cell office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>
            <text:p>access_academic_ratify_departament_manager</text:p>
          </table:table-cell>
          <table:table-cell office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>
            <text:p>access_academic_schedule_line_departament_manager</text:p>
          </table:table-cell>
          <table:table-cell office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>
            <text:p>access_academic_schedule_departament_manager</text:p>
          </table:table-cell>
          <table:table-cell office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>
            <text:p>access_academic_schoolperiod_departament_manager</text:p>
          </table:table-cell>
          <table:table-cell office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>
            <text:p>access_academic_schoolperiod_rule_departament_manager</text:p>
          </table:table-cell>
          <table:table-cell office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>
            <text:p>access_base_res_country_state_departament_manager</text:p>
          </table:table-cell>
          <table:table-cell office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>
            <text:p>access_academic_student_departament_manager</text:p>
          </table:table-cell>
          <table:table-cell office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>
            <text:p>access_academic_subject_departament_manager</text:p>
          </table:table-cell>
          <table:table-cell office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>
            <text:p>access_academic_teacher_departament_manager</text:p>
          </table:table-cell>
          <table:table-cell office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>
            <text:p>access_academic_unit_departament_manager</text:p>
          </table:table-cell>
          <table:table-cell office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>
            <text:p>access_base_res_partner_departament_manager</text:p>
          </table:table-cell>
          <table:table-cell office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>
            <text:p>access_base_res_users_departament_manager</text:p>
          </table:table-cell>
          <table:table-cell office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>
            <text:p>access_academic_title_departament_secretary</text:p>
          </table:table-cell>
          <table:table-cell office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>
            <text:p>access_academic_career_line_departament_secretary</text:p>
          </table:table-cell>
          <table:table-cell office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>
            <text:p>access_academic_career_departament_secretary</text:p>
          </table:table-cell>
          <table:table-cell office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>
            <text:p>access_academic_charge_departament_secretary</text:p>
          </table:table-cell>
          <table:table-cell office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>
            <text:p>access_academic_course_line_departament_secretary</text:p>
          </table:table-cell>
          <table:table-cell office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>
            <text:p>access_academic_course_departament_secretary</text:p>
          </table:table-cell>
          <table:table-cell office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>
            <text:p>access_academic_course_parallel_departament_secretary</text:p>
          </table:table-cell>
          <table:table-cell office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>
            <text:p>access_academic_distributive_detail_departament_secretary</text:p>
          </table:table-cell>
          <table:table-cell office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>
            <text:p>access_academic_distributive_line_departament_secretary</text:p>
          </table:table-cell>
          <table:table-cell office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>
            <text:p>access_academic_distributive_departament_secretary</text:p>
          </table:table-cell>
          <table:table-cell office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>
            <text:p>access_academic_educational_detail_departament_secretary</text:p>
          </table:table-cell>
          <table:table-cell office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>
            <text:p>access_academic_edinstitution_departament_secretary</text:p>
          </table:table-cell>
          <table:table-cell office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>
            <text:p>access_academic_enrollment_drag_line_departament_secretary</text:p>
          </table:table-cell>
          <table:table-cell office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>
            <text:p>access_academic_enrollment_departament_secretary</text:p>
          </table:table-cell>
          <table:table-cell office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>
            <text:p>access_academic_enrollment_period_type_departament_secretary</text:p>
          </table:table-cell>
          <table:table-cell office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>
            <text:p>access_academic_enrollment_subject_line_departament_secretary</text:p>
          </table:table-cell>
          <table:table-cell office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>
            <text:p>access_academic_equivalence_departament_secretary</text:p>
          </table:table-cell>
          <table:table-cell office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>
            <text:p>access_academic_faculty_line_departament_secretary</text:p>
          </table:table-cell>
          <table:table-cell office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>
            <text:p>access_academic_faculty_departament_secretary</text:p>
          </table:table-cell>
          <table:table-cell office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>
            <text:p>access_academic_family_departament_secretary</text:p>
          </table:table-cell>
          <table:table-cell office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>
            <text:p>access_academic_inasistance_departament_secretary</text:p>
          </table:table-cell>
          <table:table-cell office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>
            <text:p>access_academic_rate_departament_secretary</text:p>
          </table:table-cell>
          <table:table-cell office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>
            <text:p>access_academic_inscription_departament_secretary</text:p>
          </table:table-cell>
          <table:table-cell office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>
            <text:p>access_academic_institution_departament_secretary</text:p>
          </table:table-cell>
          <table:table-cell office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>
            <text:p>access_academic_grid_level_departament_secretary</text:p>
          </table:table-cell>
          <table:table-cell office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>
            <text:p>access_academic_grid_departament_secretary</text:p>
          </table:table-cell>
          <table:table-cell office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>
            <text:p>access_academic_input_departament_secretary</text:p>
          </table:table-cell>
          <table:table-cell office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>
            <text:p>access_academic_period_departament_secretary</text:p>
          </table:table-cell>
          <table:table-cell office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>
            <text:p>access_academic_person_departament_secretary</text:p>
          </table:table-cell>
          <table:table-cell office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>
            <text:p>access_academic_registered_departament_secretary</text:p>
          </table:table-cell>
          <table:table-cell office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>
            <text:p>access_academic_profession_departament_secretary</text:p>
          </table:table-cell>
          <table:table-cell office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>
            <text:p>access_academic_qualitative_departament_secretary</text:p>
          </table:table-cell>
          <table:table-cell office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>
            <text:p>access_academic_ratify_departament_secretary</text:p>
          </table:table-cell>
          <table:table-cell office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>
            <text:p>access_academic_schedule_line_departament_secretary</text:p>
          </table:table-cell>
          <table:table-cell office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>
            <text:p>access_academic_schedule_departament_secretary</text:p>
          </table:table-cell>
          <table:table-cell office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>
            <text:p>access_academic_schoolperiod_departament_secretary</text:p>
          </table:table-cell>
          <table:table-cell office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>
            <text:p>access_academic_schoolperiod_rule_departament_secretary</text:p>
          </table:table-cell>
          <table:table-cell office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>
            <text:p>access_base_res_country_state_departament_secretary</text:p>
          </table:table-cell>
          <table:table-cell office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>
            <text:p>access_academic_student_departament_secretary</text:p>
          </table:table-cell>
          <table:table-cell office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>
            <text:p>access_academic_subject_departament_secretary</text:p>
          </table:table-cell>
          <table:table-cell office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>
            <text:p>access_academic_teacher_departament_secretary</text:p>
          </table:table-cell>
          <table:table-cell office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>
            <text:p>access_academic_unit_departament_secretary</text:p>
          </table:table-cell>
          <table:table-cell office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>
            <text:p>access_base_res_partner_departament_secretary</text:p>
          </table:table-cell>
          <table:table-cell office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>
            <text:p>access_base_res_users_departament_secretary</text:p>
          </table:table-cell>
          <table:table-cell office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>
            <text:p>access_academic_title_secretary</text:p>
          </table:table-cell>
          <table:table-cell office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>
            <text:p>access_academic_career_line_secretary</text:p>
          </table:table-cell>
          <table:table-cell office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>
            <text:p>access_academic_career_secretary</text:p>
          </table:table-cell>
          <table:table-cell office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>
            <text:p>access_academic_charge_secretary</text:p>
          </table:table-cell>
          <table:table-cell office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>
            <text:p>access_academic_course_line_secretary</text:p>
          </table:table-cell>
          <table:table-cell office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>
            <text:p>access_academic_course_secretary</text:p>
          </table:table-cell>
          <table:table-cell office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>
            <text:p>access_academic_course_parallel_secretary</text:p>
          </table:table-cell>
          <table:table-cell office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>
            <text:p>access_academic_distributive_detail_secretary</text:p>
          </table:table-cell>
          <table:table-cell office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>
            <text:p>access_academic_distributive_line_secretary</text:p>
          </table:table-cell>
          <table:table-cell office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>
            <text:p>access_academic_distributive_secretary</text:p>
          </table:table-cell>
          <table:table-cell office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>
            <text:p>access_academic_educational_detail_secretary</text:p>
          </table:table-cell>
          <table:table-cell office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>
            <text:p>access_academic_edinstitution_secretary</text:p>
          </table:table-cell>
          <table:table-cell office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>
            <text:p>access_academic_enrollment_drag_line_secretary</text:p>
          </table:table-cell>
          <table:table-cell office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>
            <text:p>access_academic_enrollment_secretary</text:p>
          </table:table-cell>
          <table:table-cell office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>
            <text:p>access_academic_enrollment_period_type_secretary</text:p>
          </table:table-cell>
          <table:table-cell office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>
            <text:p>access_academic_enrollment_subject_line_secretary</text:p>
          </table:table-cell>
          <table:table-cell office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>
            <text:p>access_academic_equivalence_secretary</text:p>
          </table:table-cell>
          <table:table-cell office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>
            <text:p>access_academic_faculty_line_secretary</text:p>
          </table:table-cell>
          <table:table-cell office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>
            <text:p>access_academic_faculty_secretary</text:p>
          </table:table-cell>
          <table:table-cell office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>
            <text:p>access_academic_family_secretary</text:p>
          </table:table-cell>
          <table:table-cell office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>
            <text:p>access_academic_inasistance_secretary</text:p>
          </table:table-cell>
          <table:table-cell office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>
            <text:p>access_academic_rate_secretary</text:p>
          </table:table-cell>
          <table:table-cell office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>
            <text:p>access_academic_inscription_secretary</text:p>
          </table:table-cell>
          <table:table-cell office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>
            <text:p>access_academic_institution_secretary</text:p>
          </table:table-cell>
          <table:table-cell office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>
            <text:p>access_academic_grid_level_secretary</text:p>
          </table:table-cell>
          <table:table-cell office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>
            <text:p>access_academic_grid_secretary</text:p>
          </table:table-cell>
          <table:table-cell office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>
            <text:p>access_academic_input_secretary</text:p>
          </table:table-cell>
          <table:table-cell office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>
            <text:p>access_academic_period_secretary</text:p>
          </table:table-cell>
          <table:table-cell office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>
            <text:p>access_academic_person_secretary</text:p>
          </table:table-cell>
          <table:table-cell office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>
            <text:p>access_academic_registered_secretary</text:p>
          </table:table-cell>
          <table:table-cell office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>
            <text:p>access_academic_profession_secretary</text:p>
          </table:table-cell>
          <table:table-cell office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>
            <text:p>access_academic_qualitative_secretary</text:p>
          </table:table-cell>
          <table:table-cell office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>
            <text:p>access_academic_ratify_secretary</text:p>
          </table:table-cell>
          <table:table-cell office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>
            <text:p>access_academic_schedule_line_secretary</text:p>
          </table:table-cell>
          <table:table-cell office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>
            <text:p>access_academic_schedule_secretary</text:p>
          </table:table-cell>
          <table:table-cell office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>
            <text:p>access_academic_schoolperiod_secretary</text:p>
          </table:table-cell>
          <table:table-cell office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>
            <text:p>access_academic_schoolperiod_rule_secretary</text:p>
          </table:table-cell>
          <table:table-cell office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>
            <text:p>access_base_res_country_state_secretary</text:p>
          </table:table-cell>
          <table:table-cell office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>
            <text:p>access_academic_student_secretary</text:p>
          </table:table-cell>
          <table:table-cell office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>
            <text:p>access_academic_subject_secretary</text:p>
          </table:table-cell>
          <table:table-cell office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>
            <text:p>access_academic_teacher_secretary</text:p>
          </table:table-cell>
          <table:table-cell office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>
            <text:p>access_academic_unit_secretary</text:p>
          </table:table-cell>
          <table:table-cell office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>
            <text:p>access_report_aeroo_report_mimetypes_secretary</text:p>
          </table:table-cell>
          <table:table-cell office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>
            <text:p>access_academic_title_teacher</text:p>
          </table:table-cell>
          <table:table-cell office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>
            <text:p>access_academic_career_teacher</text:p>
          </table:table-cell>
          <table:table-cell office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>
            <text:p>access_academic_career_line_teacher</text:p>
          </table:table-cell>
          <table:table-cell office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>
            <text:p>access_academic_charge_teacher</text:p>
          </table:table-cell>
          <table:table-cell office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>
            <text:p>access_academic_course_teacher</text:p>
          </table:table-cell>
          <table:table-cell office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>
            <text:p>access_academic_course_line_teacher</text:p>
          </table:table-cell>
          <table:table-cell office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>
            <text:p>access_academic_course_parallel_teacher</text:p>
          </table:table-cell>
          <table:table-cell office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>
            <text:p>access_academic_distributive_teacher</text:p>
          </table:table-cell>
          <table:table-cell office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>
            <text:p>access_academic_distributive_detail_teacher</text:p>
          </table:table-cell>
          <table:table-cell office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>
            <text:p>access_academic_distributive_line_teacher</text:p>
          </table:table-cell>
          <table:table-cell office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>
            <text:p>access_academic_edinstitution_teacher</text:p>
          </table:table-cell>
          <table:table-cell office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>
            <text:p>access_academic_educational_detail_teacher</text:p>
          </table:table-cell>
          <table:table-cell office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>
            <text:p>access_academic_enrollment_teacher</text:p>
          </table:table-cell>
          <table:table-cell office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>
            <text:p>access_academic_enrollment_drag_line_teacher</text:p>
          </table:table-cell>
          <table:table-cell office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>
            <text:p>access_academic_enrollment_period_type_teacher</text:p>
          </table:table-cell>
          <table:table-cell office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>
            <text:p>access_academic_enrollment_subject_line_teacher</text:p>
          </table:table-cell>
          <table:table-cell office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>
            <text:p>access_academic_faculty_teacher</text:p>
          </table:table-cell>
          <table:table-cell office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>
            <text:p>access_academic_faculty_line_teacher</text:p>
          </table:table-cell>
          <table:table-cell office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>
            <text:p>access_academic_family_teacher</text:p>
          </table:table-cell>
          <table:table-cell office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>
            <text:p>access_academic_rate_teacher</text:p>
          </table:table-cell>
          <table:table-cell office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>
            <text:p>access_academic_inscription_teacher</text:p>
          </table:table-cell>
          <table:table-cell office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teach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>
            <text:p>access_academic_institution_teacher</text:p>
          </table:table-cell>
          <table:table-cell office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>
            <text:p>access_academic_grid_teacher</text:p>
          </table:table-cell>
          <table:table-cell office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>
            <text:p>access_academic_grid_level_teacher</text:p>
          </table:table-cell>
          <table:table-cell office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>
            <text:p>access_academic_period_teacher</text:p>
          </table:table-cell>
          <table:table-cell office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>
            <text:p>access_academic_input_teacher</text:p>
          </table:table-cell>
          <table:table-cell office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>
            <text:p>access_academic_registered_teacher</text:p>
          </table:table-cell>
          <table:table-cell office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>
            <text:p>access_academic_profession_teacher</text:p>
          </table:table-cell>
          <table:table-cell office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>
            <text:p>access_academic_ratify_teacher</text:p>
          </table:table-cell>
          <table:table-cell office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>
            <text:p>access_academic_schoolperiod_teacher</text:p>
          </table:table-cell>
          <table:table-cell office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>
            <text:p>access_academic_schoolperiod_rule_teacher</text:p>
          </table:table-cell>
          <table:table-cell office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>
            <text:p>access_base_res_country_state_teacher</text:p>
          </table:table-cell>
          <table:table-cell office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>
            <text:p>access_academic_student_teacher</text:p>
          </table:table-cell>
          <table:table-cell office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>
            <text:p>access_academic_subject_teacher</text:p>
          </table:table-cell>
          <table:table-cell office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>
            <text:p>access_academic_teacher_teacher</text:p>
          </table:table-cell>
          <table:table-cell office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>
            <text:p>access_academic_unit_teacher</text:p>
          </table:table-cell>
          <table:table-cell office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>
            <text:p>access_base_res_partner_teacher</text:p>
          </table:table-cell>
          <table:table-cell office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>
            <text:p>access_base_res_users_teacher</text:p>
          </table:table-cell>
          <table:table-cell office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>
            <text:p>access_academic_career_inspector</text:p>
          </table:table-cell>
          <table:table-cell office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>
            <text:p>access_academic_course_inspector</text:p>
          </table:table-cell>
          <table:table-cell office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>
            <text:p>access_academic_course_line_inspector</text:p>
          </table:table-cell>
          <table:table-cell office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>
            <text:p>access_academic_course_parallel_inspector</text:p>
          </table:table-cell>
          <table:table-cell office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>
            <text:p>access_academic_distributive_detail_inspector</text:p>
          </table:table-cell>
          <table:table-cell office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>
            <text:p>access_academic_inasistance_inspector</text:p>
          </table:table-cell>
          <table:table-cell office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inspecto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>
            <text:p>access_academic_input_inspector</text:p>
          </table:table-cell>
          <table:table-cell office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>
            <text:p>access_academic_period_inspector</text:p>
          </table:table-cell>
          <table:table-cell office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>
            <text:p>access_academic_schoolperiod_inspector</text:p>
          </table:table-cell>
          <table:table-cell office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>
            <text:p>access_academic_title_student</text:p>
          </table:table-cell>
          <table:table-cell office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>
            <text:p>access_academic_career_line_student</text:p>
          </table:table-cell>
          <table:table-cell office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>
            <text:p>access_academic_career_student</text:p>
          </table:table-cell>
          <table:table-cell office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>
            <text:p>access_academic_charge_student</text:p>
          </table:table-cell>
          <table:table-cell office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>
            <text:p>access_academic_course_line_student</text:p>
          </table:table-cell>
          <table:table-cell office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>
            <text:p>access_academic_course_student</text:p>
          </table:table-cell>
          <table:table-cell office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>
            <text:p>access_academic_course_parallel_student</text:p>
          </table:table-cell>
          <table:table-cell office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>
            <text:p>access_academic_distributive_detail_student</text:p>
          </table:table-cell>
          <table:table-cell office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>
            <text:p>access_academic_distributive_line_student</text:p>
          </table:table-cell>
          <table:table-cell office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>
            <text:p>access_academic_distributive_student</text:p>
          </table:table-cell>
          <table:table-cell office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>
            <text:p>access_academic_educational_detail_student</text:p>
          </table:table-cell>
          <table:table-cell office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>
            <text:p>access_academic_edinstitution_student</text:p>
          </table:table-cell>
          <table:table-cell office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>
            <text:p>access_academic_enrollment_drag_line_student</text:p>
          </table:table-cell>
          <table:table-cell office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>
            <text:p>access_academic_enrollment_student</text:p>
          </table:table-cell>
          <table:table-cell office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>
            <text:p>access_academic_enrollment_period_type_student</text:p>
          </table:table-cell>
          <table:table-cell office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>
            <text:p>access_academic_enrollment_subject_line_student</text:p>
          </table:table-cell>
          <table:table-cell office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>
            <text:p>access_academic_equivalence_student</text:p>
          </table:table-cell>
          <table:table-cell office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>
            <text:p>access_academic_faculty_line_student</text:p>
          </table:table-cell>
          <table:table-cell office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>
            <text:p>access_academic_faculty_student</text:p>
          </table:table-cell>
          <table:table-cell office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>
            <text:p>access_academic_family_student</text:p>
          </table:table-cell>
          <table:table-cell office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>
            <text:p>access_academic_inasistance_student</text:p>
          </table:table-cell>
          <table:table-cell office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>
            <text:p>access_academic_rate_student</text:p>
          </table:table-cell>
          <table:table-cell office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>
            <text:p>access_academic_inscription_student</text:p>
          </table:table-cell>
          <table:table-cell office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>
            <text:p>access_academic_institution_student</text:p>
          </table:table-cell>
          <table:table-cell office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>
            <text:p>access_academic_grid_level_student</text:p>
          </table:table-cell>
          <table:table-cell office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>
            <text:p>access_academic_grid_student</text:p>
          </table:table-cell>
          <table:table-cell office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>
            <text:p>access_academic_input_student</text:p>
          </table:table-cell>
          <table:table-cell office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>
            <text:p>access_academic_period_student</text:p>
          </table:table-cell>
          <table:table-cell office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>
            <text:p>access_academic_person_student</text:p>
          </table:table-cell>
          <table:table-cell office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>
            <text:p>access_academic_registered_student</text:p>
          </table:table-cell>
          <table:table-cell office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>
            <text:p>access_academic_profession_student</text:p>
          </table:table-cell>
          <table:table-cell office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>
            <text:p>access_academic_qualitative_student</text:p>
          </table:table-cell>
          <table:table-cell office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>
            <text:p>access_academic_ratify_student</text:p>
          </table:table-cell>
          <table:table-cell office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>
            <text:p>access_academic_schedule_line_student</text:p>
          </table:table-cell>
          <table:table-cell office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>
            <text:p>access_academic_schedule_student</text:p>
          </table:table-cell>
          <table:table-cell office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>
            <text:p>access_academic_schoolperiod_student</text:p>
          </table:table-cell>
          <table:table-cell office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>
            <text:p>access_academic_schoolperiod_rule_student</text:p>
          </table:table-cell>
          <table:table-cell office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>
            <text:p>access_base_res_country_state_student</text:p>
          </table:table-cell>
          <table:table-cell office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>
            <text:p>access_academic_student_student</text:p>
          </table:table-cell>
          <table:table-cell office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>
            <text:p>access_academic_subject_student</text:p>
          </table:table-cell>
          <table:table-cell office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>
            <text:p>access_academic_teacher_student</text:p>
          </table:table-cell>
          <table:table-cell office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>
            <text:p>access_academic_unit_student</text:p>
          </table:table-cell>
          <table:table-cell office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>
            <text:p>access_base_res_partner_student</text:p>
          </table:table-cell>
          <table:table-cell office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tudent</text:p>
          </table:table-cell>
          <table:table-cell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>
            <text:p>access_base_res_users_student</text:p>
          </table:table-cell>
          <table:table-cell office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2" table:number-columns-repeated="1016" table:default-cell-style-name="Default"/>
        <table:table-row table:style-name="ro3">
          <table:table-cell table:style-name="ce3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odel_id:id</text:p>
          </table:table-cell>
          <table:table-cell table:style-name="ce3" office:value-type="string">
            <text:p>group_id:id</text:p>
          </table:table-cell>
          <table:table-cell table:style-name="ce11" office:value-type="string">
            <text:p>perm_read</text:p>
          </table:table-cell>
          <table:table-cell table:style-name="ce11" office:value-type="string">
            <text:p>perm_write</text:p>
          </table:table-cell>
          <table:table-cell table:style-name="ce11" office:value-type="string">
            <text:p>perm_create</text:p>
          </table:table-cell>
          <table:table-cell table:style-name="ce11" office:value-type="string">
            <text:p>perm_unlink</text:p>
          </table:table-cell>
          <table:table-cell table:style-name="ce61" table:number-columns-repeated="1016"/>
        </table:table-row>
        <table:table-row table:style-name="ro4">
          <table:table-cell table:style-name="ce4" table:formula="of:=CONCATENATE( &quot;access_&quot;;  SUBSTITUTE([.B2];&quot;.&quot;;&quot;_&quot;); &quot;_&quot; ;RIGHT([.D2];LEN([.D2])-FIND(&quot;_&quot;;[.D2]))          )" office:value-type="string" office:string-value="access_base_res_country_kemas_manager">
            <text:p>access_base_res_country_kemas_manager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2];FIND(&quot;.&quot;;[.B2])); &quot;model_&quot;;  SUBSTITUTE(RIGHT([.B2];LEN([.B2])-FIND(&quot;.&quot;;[.B2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3];&quot;.&quot;;&quot;_&quot;); &quot;_&quot; ;RIGHT([.D3];LEN([.D3])-FIND(&quot;_&quot;;[.D3]))          )" office:value-type="string" office:string-value="access_base_res_country_state_kemas_manager">
            <text:p>access_base_res_country_state_kemas_manager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3];FIND(&quot;.&quot;;[.B3])); &quot;model_&quot;;  SUBSTITUTE(RIGHT([.B3];LEN([.B3])-FIND(&quot;.&quot;;[.B3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4];&quot;.&quot;;&quot;_&quot;); &quot;_&quot; ;RIGHT([.D4];LEN([.D4])-FIND(&quot;_&quot;;[.D4]))          )" office:value-type="string" office:string-value="access_base_res_partner_kemas_manager">
            <text:p>access_base_res_partner_kemas_manager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4];FIND(&quot;.&quot;;[.B4])); &quot;model_&quot;;  SUBSTITUTE(RIGHT([.B4];LEN([.B4])-FIND(&quot;.&quot;;[.B4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manage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5];&quot;.&quot;;&quot;_&quot;); &quot;_&quot; ;RIGHT([.D5];LEN([.D5])-FIND(&quot;_&quot;;[.D5]))          )" office:value-type="string" office:string-value="access_base_res_company_kemas_manager">
            <text:p>access_base_res_company_kemas_manager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5];FIND(&quot;.&quot;;[.B5])); &quot;model_&quot;;  SUBSTITUTE(RIGHT([.B5];LEN([.B5])-FIND(&quot;.&quot;;[.B5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6];&quot;.&quot;;&quot;_&quot;); &quot;_&quot; ;RIGHT([.D6];LEN([.D6])-FIND(&quot;_&quot;;[.D6]))          )" office:value-type="string" office:string-value="access_base_res_users_kemas_manager">
            <text:p>access_base_res_users_kemas_manager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6];FIND(&quot;.&quot;;[.B6])); &quot;model_&quot;;  SUBSTITUTE(RIGHT([.B6];LEN([.B6])-FIND(&quot;.&quot;;[.B6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7];&quot;.&quot;;&quot;_&quot;); &quot;_&quot; ;RIGHT([.D7];LEN([.D7])-FIND(&quot;_&quot;;[.D7]))          )" office:value-type="string" office:string-value="access_base_ir_sequence_kemas_manager">
            <text:p>access_base_ir_sequence_kemas_manager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7];FIND(&quot;.&quot;;[.B7])); &quot;model_&quot;;  SUBSTITUTE(RIGHT([.B7];LEN([.B7])-FIND(&quot;.&quot;;[.B7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8];&quot;.&quot;;&quot;_&quot;); &quot;_&quot; ;RIGHT([.D8];LEN([.D8])-FIND(&quot;_&quot;;[.D8]))          )" office:value-type="string" office:string-value="access_base_ir_sequence_type_kemas_manager">
            <text:p>access_base_ir_sequence_type_kemas_manager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8];FIND(&quot;.&quot;;[.B8])); &quot;model_&quot;;  SUBSTITUTE(RIGHT([.B8];LEN([.B8])-FIND(&quot;.&quot;;[.B8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62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2" table:number-columns-repeated="4"/>
          <table:table-cell table:style-name="ce62" table:number-columns-repeated="1016"/>
        </table:table-row>
        <table:table-row table:style-name="ro4">
          <table:table-cell table:style-name="ce1" table:formula="of:=CONCATENATE( &quot;access_&quot;;  SUBSTITUTE([.B10];&quot;.&quot;;&quot;_&quot;); &quot;_&quot; ;RIGHT([.D10];LEN([.D10])-FIND(&quot;_&quot;;[.D10]))          )" office:value-type="string" office:string-value="access_kemas_func_kemas_manager">
            <text:p>access_kemas_func_kemas_manager</text:p>
          </table:table-cell>
          <table:table-cell table:style-name="ce1" office:value-type="string">
            <text:p>kemas.func</text:p>
          </table:table-cell>
          <table:table-cell table:style-name="ce1" table:formula="of:=CONCATENATE(LEFT([.B10];FIND(&quot;.&quot;;[.B10])); &quot;model_&quot;;  SUBSTITUTE([.B1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];&quot;.&quot;;&quot;_&quot;); &quot;_&quot; ;RIGHT([.D11];LEN([.D11])-FIND(&quot;_&quot;;[.D11]))          )" office:value-type="string" office:string-value="access_kemas_config_kemas_manager">
            <text:p>access_kemas_config_kemas_manager</text:p>
          </table:table-cell>
          <table:table-cell office:value-type="string">
            <text:p>kemas.config</text:p>
          </table:table-cell>
          <table:table-cell table:style-name="ce1" table:formula="of:=CONCATENATE(LEFT([.B11];FIND(&quot;.&quot;;[.B11])); &quot;model_&quot;;  SUBSTITUTE([.B1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manage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];&quot;.&quot;;&quot;_&quot;); &quot;_&quot; ;RIGHT([.D12];LEN([.D12])-FIND(&quot;_&quot;;[.D12]))          )" office:value-type="string" office:string-value="access_kemas_activity_kemas_manager">
            <text:p>access_kemas_activity_kemas_manager</text:p>
          </table:table-cell>
          <table:table-cell office:value-type="string">
            <text:p>kemas.activity</text:p>
          </table:table-cell>
          <table:table-cell table:style-name="ce1" table:formula="of:=CONCATENATE(LEFT([.B12];FIND(&quot;.&quot;;[.B12])); &quot;model_&quot;;  SUBSTITUTE([.B1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];&quot;.&quot;;&quot;_&quot;); &quot;_&quot; ;RIGHT([.D13];LEN([.D13])-FIND(&quot;_&quot;;[.D13]))          )" office:value-type="string" office:string-value="access_kemas_area_kemas_manager">
            <text:p>access_kemas_area_kemas_manager</text:p>
          </table:table-cell>
          <table:table-cell office:value-type="string">
            <text:p>kemas.area</text:p>
          </table:table-cell>
          <table:table-cell table:style-name="ce1" table:formula="of:=CONCATENATE(LEFT([.B13];FIND(&quot;.&quot;;[.B13])); &quot;model_&quot;;  SUBSTITUTE([.B1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];&quot;.&quot;;&quot;_&quot;); &quot;_&quot; ;RIGHT([.D14];LEN([.D14])-FIND(&quot;_&quot;;[.D14]))          )" office:value-type="string" office:string-value="access_kemas_level_kemas_manager">
            <text:p>access_kemas_level_kemas_manager</text:p>
          </table:table-cell>
          <table:table-cell office:value-type="string">
            <text:p>kemas.level</text:p>
          </table:table-cell>
          <table:table-cell table:style-name="ce1" table:formula="of:=CONCATENATE(LEFT([.B14];FIND(&quot;.&quot;;[.B14])); &quot;model_&quot;;  SUBSTITUTE([.B1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];&quot;.&quot;;&quot;_&quot;); &quot;_&quot; ;RIGHT([.D15];LEN([.D15])-FIND(&quot;_&quot;;[.D15]))          )" office:value-type="string" office:string-value="access_kemas_task_assigned_kemas_manager">
            <text:p>access_kemas_task_assigned_kemas_manager</text:p>
          </table:table-cell>
          <table:table-cell office:value-type="string">
            <text:p>kemas.task.assigned</text:p>
          </table:table-cell>
          <table:table-cell table:style-name="ce1" table:formula="of:=CONCATENATE(LEFT([.B15];FIND(&quot;.&quot;;[.B15])); &quot;model_&quot;;  SUBSTITUTE([.B1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];&quot;.&quot;;&quot;_&quot;); &quot;_&quot; ;RIGHT([.D16];LEN([.D16])-FIND(&quot;_&quot;;[.D16]))          )" office:value-type="string" office:string-value="access_kemas_task_kemas_manager">
            <text:p>access_kemas_task_kemas_manager</text:p>
          </table:table-cell>
          <table:table-cell office:value-type="string">
            <text:p>kemas.task</text:p>
          </table:table-cell>
          <table:table-cell table:style-name="ce1" table:formula="of:=CONCATENATE(LEFT([.B16];FIND(&quot;.&quot;;[.B16])); &quot;model_&quot;;  SUBSTITUTE([.B1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];&quot;.&quot;;&quot;_&quot;); &quot;_&quot; ;RIGHT([.D17];LEN([.D17])-FIND(&quot;_&quot;;[.D17]))          )" office:value-type="string" office:string-value="access_kemas_task_type_kemas_manager">
            <text:p>access_kemas_task_type_kemas_manager</text:p>
          </table:table-cell>
          <table:table-cell office:value-type="string">
            <text:p>kemas.task.type</text:p>
          </table:table-cell>
          <table:table-cell table:style-name="ce1" table:formula="of:=CONCATENATE(LEFT([.B17];FIND(&quot;.&quot;;[.B17])); &quot;model_&quot;;  SUBSTITUTE([.B1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manager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];&quot;.&quot;;&quot;_&quot;); &quot;_&quot; ;RIGHT([.D18];LEN([.D18])-FIND(&quot;_&quot;;[.D18]))          )" office:value-type="string" office:string-value="access_kemas_task_category_kemas_manager">
            <text:p>access_kemas_task_category_kemas_manager</text:p>
          </table:table-cell>
          <table:table-cell office:value-type="string">
            <text:p>kemas.task.category</text:p>
          </table:table-cell>
          <table:table-cell table:style-name="ce1" table:formula="of:=CONCATENATE(LEFT([.B18];FIND(&quot;.&quot;;[.B18])); &quot;model_&quot;;  SUBSTITUTE([.B1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manager</text:p>
          </table:table-cell>
          <table:table-cell table:number-columns-repeated="4" table:style-name="ce15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];&quot;.&quot;;&quot;_&quot;); &quot;_&quot; ;RIGHT([.D19];LEN([.D19])-FIND(&quot;_&quot;;[.D19]))          )" office:value-type="string" office:string-value="access_kemas_collaborator_kemas_manager">
            <text:p>access_kemas_collaborator_kemas_manager</text:p>
          </table:table-cell>
          <table:table-cell office:value-type="string">
            <text:p>kemas.collaborator</text:p>
          </table:table-cell>
          <table:table-cell table:style-name="ce1" table:formula="of:=CONCATENATE(LEFT([.B19];FIND(&quot;.&quot;;[.B19])); &quot;model_&quot;;  SUBSTITUTE([.B1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manage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63"/>
          <table:table-cell table:number-columns-repeated="1013"/>
        </table:table-row>
        <table:table-row table:style-name="ro4">
          <table:table-cell table:style-name="ce1" table:formula="of:=CONCATENATE( &quot;access_&quot;;  SUBSTITUTE([.B20];&quot;.&quot;;&quot;_&quot;); &quot;_&quot; ;RIGHT([.D20];LEN([.D20])-FIND(&quot;_&quot;;[.D20]))          )" office:value-type="string" office:string-value="access_kemas_school4d_stage_kemas_manager">
            <text:p>access_kemas_school4d_stage_kemas_manager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20];FIND(&quot;.&quot;;[.B20])); &quot;model_&quot;;  SUBSTITUTE([.B2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];&quot;.&quot;;&quot;_&quot;); &quot;_&quot; ;RIGHT([.D21];LEN([.D21])-FIND(&quot;_&quot;;[.D21]))          )" office:value-type="string" office:string-value="access_kemas_school4d_line_kemas_manager">
            <text:p>access_kemas_school4d_line_kemas_manager</text:p>
          </table:table-cell>
          <table:table-cell office:value-type="string">
            <text:p>kemas.school4d_line</text:p>
          </table:table-cell>
          <table:table-cell table:style-name="ce1" table:formula="of:=CONCATENATE(LEFT([.B21];FIND(&quot;.&quot;;[.B21])); &quot;model_&quot;;  SUBSTITUTE([.B2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63"/>
          <table:table-cell table:number-columns-repeated="1013"/>
        </table:table-row>
        <table:table-row table:style-name="ro4">
          <table:table-cell table:style-name="ce1" table:formula="of:=CONCATENATE( &quot;access_&quot;;  SUBSTITUTE([.B22];&quot;.&quot;;&quot;_&quot;); &quot;_&quot; ;RIGHT([.D22];LEN([.D22])-FIND(&quot;_&quot;;[.D22]))          )" office:value-type="string" office:string-value="access_kemas_school4d_detail_kemas_manager">
            <text:p>access_kemas_school4d_detail_kemas_manager</text:p>
          </table:table-cell>
          <table:table-cell office:value-type="string">
            <text:p>kemas.school4d_detail</text:p>
          </table:table-cell>
          <table:table-cell table:style-name="ce1" table:formula="of:=CONCATENATE(LEFT([.B22];FIND(&quot;.&quot;;[.B22])); &quot;model_&quot;;  SUBSTITUTE([.B2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63"/>
          <table:table-cell table:number-columns-repeated="1013"/>
        </table:table-row>
        <table:table-row table:style-name="ro4">
          <table:table-cell table:style-name="ce1" table:formula="of:=CONCATENATE( &quot;access_&quot;;  SUBSTITUTE([.B23];&quot;.&quot;;&quot;_&quot;); &quot;_&quot; ;RIGHT([.D23];LEN([.D23])-FIND(&quot;_&quot;;[.D23]))          )" office:value-type="string" office:string-value="access_kemas_history_points_kemas_manager">
            <text:p>access_kemas_history_points_kemas_manager</text:p>
          </table:table-cell>
          <table:table-cell office:value-type="string">
            <text:p>kemas.history.points</text:p>
          </table:table-cell>
          <table:table-cell table:style-name="ce1" table:formula="of:=CONCATENATE(LEFT([.B23];FIND(&quot;.&quot;;[.B23])); &quot;model_&quot;;  SUBSTITUTE([.B2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];&quot;.&quot;;&quot;_&quot;); &quot;_&quot; ;RIGHT([.D24];LEN([.D24])-FIND(&quot;_&quot;;[.D24]))          )" office:value-type="string" office:string-value="access_kemas_place_kemas_manager">
            <text:p>access_kemas_place_kemas_manager</text:p>
          </table:table-cell>
          <table:table-cell office:value-type="string">
            <text:p>kemas.place</text:p>
          </table:table-cell>
          <table:table-cell table:style-name="ce1" table:formula="of:=CONCATENATE(LEFT([.B24];FIND(&quot;.&quot;;[.B24])); &quot;model_&quot;;  SUBSTITUTE([.B2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];&quot;.&quot;;&quot;_&quot;); &quot;_&quot; ;RIGHT([.D25];LEN([.D25])-FIND(&quot;_&quot;;[.D25]))          )" office:value-type="string" office:string-value="access_kemas_expositor_kemas_manager">
            <text:p>access_kemas_expositor_kemas_manager</text:p>
          </table:table-cell>
          <table:table-cell office:value-type="string">
            <text:p>kemas.expositor</text:p>
          </table:table-cell>
          <table:table-cell table:style-name="ce1" table:formula="of:=CONCATENATE(LEFT([.B25];FIND(&quot;.&quot;;[.B25])); &quot;model_&quot;;  SUBSTITUTE([.B25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];&quot;.&quot;;&quot;_&quot;); &quot;_&quot; ;RIGHT([.D26];LEN([.D26])-FIND(&quot;_&quot;;[.D26]))          )" office:value-type="string" office:string-value="access_kemas_recording_type_kemas_manager">
            <text:p>access_kemas_recording_type_kemas_manager</text:p>
          </table:table-cell>
          <table:table-cell office:value-type="string">
            <text:p>kemas.recording.type</text:p>
          </table:table-cell>
          <table:table-cell table:style-name="ce1" table:formula="of:=CONCATENATE(LEFT([.B26];FIND(&quot;.&quot;;[.B26])); &quot;model_&quot;;  SUBSTITUTE([.B26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];&quot;.&quot;;&quot;_&quot;); &quot;_&quot; ;RIGHT([.D27];LEN([.D27])-FIND(&quot;_&quot;;[.D27]))          )" office:value-type="string" office:string-value="access_kemas_recording_series_kemas_manager">
            <text:p>access_kemas_recording_series_kemas_manager</text:p>
          </table:table-cell>
          <table:table-cell table:style-name="ce8" office:value-type="string">
            <text:p>kemas.recording.series</text:p>
          </table:table-cell>
          <table:table-cell table:style-name="ce1" table:formula="of:=CONCATENATE(LEFT([.B27];FIND(&quot;.&quot;;[.B27])); &quot;model_&quot;;  SUBSTITUTE([.B27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];&quot;.&quot;;&quot;_&quot;); &quot;_&quot; ;RIGHT([.D28];LEN([.D28])-FIND(&quot;_&quot;;[.D28]))          )" office:value-type="string" office:string-value="access_kemas_recording_kemas_manager">
            <text:p>access_kemas_recording_kemas_manager</text:p>
          </table:table-cell>
          <table:table-cell office:value-type="string">
            <text:p>kemas.recording</text:p>
          </table:table-cell>
          <table:table-cell table:style-name="ce1" table:formula="of:=CONCATENATE(LEFT([.B28];FIND(&quot;.&quot;;[.B28])); &quot;model_&quot;;  SUBSTITUTE([.B28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];&quot;.&quot;;&quot;_&quot;); &quot;_&quot; ;RIGHT([.D29];LEN([.D29])-FIND(&quot;_&quot;;[.D29]))          )" office:value-type="string" office:string-value="access_kemas_repository_category_kemas_manager">
            <text:p>access_kemas_repository_category_kemas_manager</text:p>
          </table:table-cell>
          <table:table-cell office:value-type="string">
            <text:p>kemas.repository.category</text:p>
          </table:table-cell>
          <table:table-cell table:style-name="ce1" table:formula="of:=CONCATENATE(LEFT([.B29];FIND(&quot;.&quot;;[.B29])); &quot;model_&quot;;  SUBSTITUTE([.B29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0];&quot;.&quot;;&quot;_&quot;); &quot;_&quot; ;RIGHT([.D30];LEN([.D30])-FIND(&quot;_&quot;;[.D30]))          )" office:value-type="string" office:string-value="access_kemas_repository_kemas_manager">
            <text:p>access_kemas_repository_kemas_manager</text:p>
          </table:table-cell>
          <table:table-cell office:value-type="string">
            <text:p>kemas.repository</text:p>
          </table:table-cell>
          <table:table-cell table:style-name="ce1" table:formula="of:=CONCATENATE(LEFT([.B30];FIND(&quot;.&quot;;[.B30])); &quot;model_&quot;;  SUBSTITUTE([.B30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1];&quot;.&quot;;&quot;_&quot;); &quot;_&quot; ;RIGHT([.D31];LEN([.D31])-FIND(&quot;_&quot;;[.D31]))          )" office:value-type="string" office:string-value="access_kemas_service_kemas_manager">
            <text:p>access_kemas_service_kemas_manager</text:p>
          </table:table-cell>
          <table:table-cell office:value-type="string">
            <text:p>kemas.service</text:p>
          </table:table-cell>
          <table:table-cell table:style-name="ce1" table:formula="of:=CONCATENATE(LEFT([.B31];FIND(&quot;.&quot;;[.B31])); &quot;model_&quot;;  SUBSTITUTE([.B31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2];&quot;.&quot;;&quot;_&quot;); &quot;_&quot; ;RIGHT([.D32];LEN([.D32])-FIND(&quot;_&quot;;[.D32]))          )" office:value-type="string" office:string-value="access_kemas_event_replacement_kemas_manager">
            <text:p>access_kemas_event_replacement_kemas_manager</text:p>
          </table:table-cell>
          <table:table-cell office:value-type="string">
            <text:p>kemas.event.replacement</text:p>
          </table:table-cell>
          <table:table-cell table:style-name="ce1" table:formula="of:=CONCATENATE(LEFT([.B32];FIND(&quot;.&quot;;[.B32])); &quot;model_&quot;;  SUBSTITUTE([.B32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3];&quot;.&quot;;&quot;_&quot;); &quot;_&quot; ;RIGHT([.D33];LEN([.D33])-FIND(&quot;_&quot;;[.D33]))          )" office:value-type="string" office:string-value="access_kemas_event_collaborator_line_kemas_manager">
            <text:p>access_kemas_event_collaborator_line_kemas_manager</text:p>
          </table:table-cell>
          <table:table-cell office:value-type="string">
            <text:p>kemas.event.collaborator.line</text:p>
          </table:table-cell>
          <table:table-cell table:style-name="ce1" table:formula="of:=CONCATENATE(LEFT([.B33];FIND(&quot;.&quot;;[.B33])); &quot;model_&quot;;  SUBSTITUTE([.B33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4];&quot;.&quot;;&quot;_&quot;); &quot;_&quot; ;RIGHT([.D34];LEN([.D34])-FIND(&quot;_&quot;;[.D34]))          )" office:value-type="string" office:string-value="access_kemas_event_kemas_manager">
            <text:p>access_kemas_event_kemas_manager</text:p>
          </table:table-cell>
          <table:table-cell office:value-type="string">
            <text:p>kemas.event</text:p>
          </table:table-cell>
          <table:table-cell table:style-name="ce1" table:formula="of:=CONCATENATE(LEFT([.B34];FIND(&quot;.&quot;;[.B34])); &quot;model_&quot;;  SUBSTITUTE([.B34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5];&quot;.&quot;;&quot;_&quot;); &quot;_&quot; ;RIGHT([.D35];LEN([.D35])-FIND(&quot;_&quot;;[.D35]))          )" office:value-type="string" office:string-value="access_kemas_event_stage_kemas_manager">
            <text:p>access_kemas_event_stage_kemas_manager</text:p>
          </table:table-cell>
          <table:table-cell office:value-type="string">
            <text:p>kemas.event.stage</text:p>
          </table:table-cell>
          <table:table-cell table:style-name="ce1" table:formula="of:=CONCATENATE(LEFT([.B35];FIND(&quot;.&quot;;[.B35])); &quot;model_&quot;;  SUBSTITUTE([.B35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6];&quot;.&quot;;&quot;_&quot;); &quot;_&quot; ;RIGHT([.D36];LEN([.D36])-FIND(&quot;_&quot;;[.D36]))          )" office:value-type="string" office:string-value="access_kemas_massive_email_kemas_manager">
            <text:p>access_kemas_massive_email_kemas_manager</text:p>
          </table:table-cell>
          <table:table-cell office:value-type="string">
            <text:p>kemas.massive.email</text:p>
          </table:table-cell>
          <table:table-cell table:style-name="ce1" table:formula="of:=CONCATENATE(LEFT([.B36];FIND(&quot;.&quot;;[.B36])); &quot;model_&quot;;  SUBSTITUTE([.B36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7];&quot;.&quot;;&quot;_&quot;); &quot;_&quot; ;RIGHT([.D37];LEN([.D37])-FIND(&quot;_&quot;;[.D37]))          )" office:value-type="string" office:string-value="access_kemas_massive_email_line_kemas_manager">
            <text:p>access_kemas_massive_email_line_kemas_manager</text:p>
          </table:table-cell>
          <table:table-cell office:value-type="string">
            <text:p>kemas.massive.email.line</text:p>
          </table:table-cell>
          <table:table-cell table:style-name="ce1" table:formula="of:=CONCATENATE(LEFT([.B37];FIND(&quot;.&quot;;[.B37])); &quot;model_&quot;;  SUBSTITUTE([.B37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8];&quot;.&quot;;&quot;_&quot;); &quot;_&quot; ;RIGHT([.D38];LEN([.D38])-FIND(&quot;_&quot;;[.D38]))          )" office:value-type="string" office:string-value="access_kemas_ministry_kemas_manager">
            <text:p>access_kemas_ministry_kemas_manager</text:p>
          </table:table-cell>
          <table:table-cell office:value-type="string">
            <text:p>kemas.ministry</text:p>
          </table:table-cell>
          <table:table-cell table:style-name="ce1" table:formula="of:=CONCATENATE(LEFT([.B38];FIND(&quot;.&quot;;[.B38])); &quot;model_&quot;;  SUBSTITUTE([.B38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manager</text:p>
          </table:table-cell>
          <table:table-cell table:number-columns-repeated="4" table:style-name="ce16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9];&quot;.&quot;;&quot;_&quot;); &quot;_&quot; ;RIGHT([.D39];LEN([.D39])-FIND(&quot;_&quot;;[.D39]))          )" office:value-type="string" office:string-value="access_kemas_collaborator_progress_level_kemas_manager">
            <text:p>access_kemas_collaborator_progress_level_kemas_manager</text:p>
          </table:table-cell>
          <table:table-cell office:value-type="string">
            <text:p>kemas.collaborator.progress.level</text:p>
          </table:table-cell>
          <table:table-cell table:style-name="ce1" table:formula="of:=CONCATENATE(LEFT([.B39];FIND(&quot;.&quot;;[.B39])); &quot;model_&quot;;  SUBSTITUTE([.B39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0];&quot;.&quot;;&quot;_&quot;); &quot;_&quot; ;RIGHT([.D40];LEN([.D40])-FIND(&quot;_&quot;;[.D40]))          )" office:value-type="string" office:string-value="access_kemas_attendance_kemas_manager">
            <text:p>access_kemas_attendance_kemas_manager</text:p>
          </table:table-cell>
          <table:table-cell office:value-type="string">
            <text:p>kemas.attendance</text:p>
          </table:table-cell>
          <table:table-cell table:style-name="ce1" table:formula="of:=CONCATENATE(LEFT([.B40];FIND(&quot;.&quot;;[.B40])); &quot;model_&quot;;  SUBSTITUTE([.B40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1];&quot;.&quot;;&quot;_&quot;); &quot;_&quot; ;RIGHT([.D41];LEN([.D41])-FIND(&quot;_&quot;;[.D41]))          )" office:value-type="string" office:string-value="access_kemas_web_site_kemas_manager">
            <text:p>access_kemas_web_site_kemas_manager</text:p>
          </table:table-cell>
          <table:table-cell table:style-name="ce8" office:value-type="string">
            <text:p>kemas.web.site</text:p>
          </table:table-cell>
          <table:table-cell table:style-name="ce1" table:formula="of:=CONCATENATE(LEFT([.B41];FIND(&quot;.&quot;;[.B41])); &quot;model_&quot;;  SUBSTITUTE([.B41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2];&quot;.&quot;;&quot;_&quot;); &quot;_&quot; ;RIGHT([.D42];LEN([.D42])-FIND(&quot;_&quot;;[.D42]))          )" office:value-type="string" office:string-value="access_kemas_collaborator_web_site_kemas_manager">
            <text:p>access_kemas_collaborator_web_site_kemas_manager</text:p>
          </table:table-cell>
          <table:table-cell table:style-name="ce8" office:value-type="string">
            <text:p>kemas.collaborator.web.site</text:p>
          </table:table-cell>
          <table:table-cell table:style-name="ce1" table:formula="of:=CONCATENATE(LEFT([.B42];FIND(&quot;.&quot;;[.B42])); &quot;model_&quot;;  SUBSTITUTE([.B42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3];&quot;.&quot;;&quot;_&quot;); &quot;_&quot; ;RIGHT([.D43];LEN([.D43])-FIND(&quot;_&quot;;[.D43]))          )" office:value-type="string" office:string-value="access_kemas_collaborator_logbook_kemas_manager">
            <text:p>access_kemas_collaborator_logbook_kemas_manager</text:p>
          </table:table-cell>
          <table:table-cell office:value-type="string">
            <text:p>kemas.collaborator.logbook</text:p>
          </table:table-cell>
          <table:table-cell table:style-name="ce1" table:formula="of:=CONCATENATE(LEFT([.B43];FIND(&quot;.&quot;;[.B43])); &quot;model_&quot;;  SUBSTITUTE([.B43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manager</text:p>
          </table:table-cell>
          <table:table-cell table:number-columns-repeated="3"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4];&quot;.&quot;;&quot;_&quot;); &quot;_&quot; ;RIGHT([.D44];LEN([.D44])-FIND(&quot;_&quot;;[.D44]))          )" office:value-type="string" office:string-value="access_kemas_suspension_kemas_manager">
            <text:p>access_kemas_suspension_kemas_manager</text:p>
          </table:table-cell>
          <table:table-cell office:value-type="string">
            <text:p>kemas.suspension</text:p>
          </table:table-cell>
          <table:table-cell table:style-name="ce1" table:formula="of:=CONCATENATE(LEFT([.B44];FIND(&quot;.&quot;;[.B44])); &quot;model_&quot;;  SUBSTITUTE([.B44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manage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5];&quot;.&quot;;&quot;_&quot;); &quot;_&quot; ;RIGHT([.D45];LEN([.D45])-FIND(&quot;_&quot;;[.D45]))          )" office:value-type="string" office:string-value="access_kemas_specialization_course_kemas_manager">
            <text:p>access_kemas_specialization_course_kemas_manager</text:p>
          </table:table-cell>
          <table:table-cell office:value-type="string">
            <text:p>kemas.specialization.course</text:p>
          </table:table-cell>
          <table:table-cell table:style-name="ce1" table:formula="of:=CONCATENATE(LEFT([.B45];FIND(&quot;.&quot;;[.B45])); &quot;model_&quot;;  SUBSTITUTE([.B45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manager</text:p>
          </table:table-cell>
          <table:table-cell table:number-columns-repeated="4" table:style-name="ce18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6];&quot;.&quot;;&quot;_&quot;); &quot;_&quot; ;RIGHT([.D46];LEN([.D46])-FIND(&quot;_&quot;;[.D46]))          )" office:value-type="string" office:string-value="access_kemas_specialization_course_level_kemas_manager">
            <text:p>access_kemas_specialization_course_level_kemas_manager</text:p>
          </table:table-cell>
          <table:table-cell office:value-type="string">
            <text:p>kemas.specialization.course.level</text:p>
          </table:table-cell>
          <table:table-cell table:style-name="ce1" table:formula="of:=CONCATENATE(LEFT([.B46];FIND(&quot;.&quot;;[.B46])); &quot;model_&quot;;  SUBSTITUTE([.B46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manager</text:p>
          </table:table-cell>
          <table:table-cell table:number-columns-repeated="4" table:style-name="ce19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7];&quot;.&quot;;&quot;_&quot;); &quot;_&quot; ;RIGHT([.D47];LEN([.D47])-FIND(&quot;_&quot;;[.D47]))          )" office:value-type="string" office:string-value="access_kemas_specialization_course_line_kemas_manager">
            <text:p>access_kemas_specialization_course_line_kemas_manager</text:p>
          </table:table-cell>
          <table:table-cell office:value-type="string">
            <text:p>kemas.specialization.course.line</text:p>
          </table:table-cell>
          <table:table-cell table:style-name="ce1" table:formula="of:=CONCATENATE(LEFT([.B47];FIND(&quot;.&quot;;[.B47])); &quot;model_&quot;;  SUBSTITUTE([.B47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manager</text:p>
          </table:table-cell>
          <table:table-cell table:number-columns-repeated="4" table:style-name="ce20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8];&quot;.&quot;;&quot;_&quot;); &quot;_&quot; ;RIGHT([.D48];LEN([.D48])-FIND(&quot;_&quot;;[.D48]))          )" office:value-type="string" office:string-value="access_kemas_team_kemas_manager">
            <text:p>access_kemas_team_kemas_manager</text:p>
          </table:table-cell>
          <table:table-cell table:style-name="ce8" office:value-type="string">
            <text:p>kemas.team</text:p>
          </table:table-cell>
          <table:table-cell table:style-name="ce1" table:formula="of:=CONCATENATE(LEFT([.B48];FIND(&quot;.&quot;;[.B48])); &quot;model_&quot;;  SUBSTITUTE([.B48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9"/>
          <table:table-cell table:style-name="ce5"/>
          <table:table-cell table:style-name="ce9" table:number-columns-repeated="1021"/>
        </table:table-row>
        <table:table-row table:style-name="ro4">
          <table:table-cell table:style-name="ce4" table:formula="of:=CONCATENATE( &quot;access_&quot;;  SUBSTITUTE([.B50];&quot;.&quot;;&quot;_&quot;); &quot;_&quot; ;RIGHT([.D50];LEN([.D50])-FIND(&quot;_&quot;;[.D50]))          )" office:value-type="string" office:string-value="access_base_res_country_kemas_collaborator">
            <text:p>access_base_res_country_kemas_collaborator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50];FIND(&quot;.&quot;;[.B50])); &quot;model_&quot;;  SUBSTITUTE(RIGHT([.B50];LEN([.B50])-FIND(&quot;.&quot;;[.B50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51];&quot;.&quot;;&quot;_&quot;); &quot;_&quot; ;RIGHT([.D51];LEN([.D51])-FIND(&quot;_&quot;;[.D51]))          )" office:value-type="string" office:string-value="access_base_res_country_state_kemas_collaborator">
            <text:p>access_base_res_country_state_kemas_collaborator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51];FIND(&quot;.&quot;;[.B51])); &quot;model_&quot;;  SUBSTITUTE(RIGHT([.B51];LEN([.B51])-FIND(&quot;.&quot;;[.B51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52];&quot;.&quot;;&quot;_&quot;); &quot;_&quot; ;RIGHT([.D52];LEN([.D52])-FIND(&quot;_&quot;;[.D52]))          )" office:value-type="string" office:string-value="access_base_res_partner_kemas_collaborator">
            <text:p>access_base_res_partner_kemas_collaborator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52];FIND(&quot;.&quot;;[.B52])); &quot;model_&quot;;  SUBSTITUTE(RIGHT([.B52];LEN([.B52])-FIND(&quot;.&quot;;[.B52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53];&quot;.&quot;;&quot;_&quot;); &quot;_&quot; ;RIGHT([.D53];LEN([.D53])-FIND(&quot;_&quot;;[.D53]))          )" office:value-type="string" office:string-value="access_base_res_company_kemas_collaborator">
            <text:p>access_base_res_company_kemas_collaborator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53];FIND(&quot;.&quot;;[.B53])); &quot;model_&quot;;  SUBSTITUTE(RIGHT([.B53];LEN([.B53])-FIND(&quot;.&quot;;[.B53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collaborator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54];&quot;.&quot;;&quot;_&quot;); &quot;_&quot; ;RIGHT([.D54];LEN([.D54])-FIND(&quot;_&quot;;[.D54]))          )" office:value-type="string" office:string-value="access_base_res_users_kemas_collaborator">
            <text:p>access_base_res_users_kemas_collaborator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54];FIND(&quot;.&quot;;[.B54])); &quot;model_&quot;;  SUBSTITUTE(RIGHT([.B54];LEN([.B54])-FIND(&quot;.&quot;;[.B54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55];&quot;.&quot;;&quot;_&quot;); &quot;_&quot; ;RIGHT([.D55];LEN([.D55])-FIND(&quot;_&quot;;[.D55]))          )" office:value-type="string" office:string-value="access_base_ir_sequence_kemas_collaborator">
            <text:p>access_base_ir_sequence_kemas_collaborator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55];FIND(&quot;.&quot;;[.B55])); &quot;model_&quot;;  SUBSTITUTE(RIGHT([.B55];LEN([.B55])-FIND(&quot;.&quot;;[.B55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56];&quot;.&quot;;&quot;_&quot;); &quot;_&quot; ;RIGHT([.D56];LEN([.D56])-FIND(&quot;_&quot;;[.D56]))          )" office:value-type="string" office:string-value="access_base_ir_sequence_type_kemas_collaborator">
            <text:p>access_base_ir_sequence_type_kemas_collaborator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56];FIND(&quot;.&quot;;[.B56])); &quot;model_&quot;;  SUBSTITUTE(RIGHT([.B56];LEN([.B56])-FIND(&quot;.&quot;;[.B56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2" table:number-columns-repeated="4"/>
          <table:table-cell table:style-name="ce62" table:number-columns-repeated="1016"/>
        </table:table-row>
        <table:table-row table:style-name="ro4">
          <table:table-cell table:style-name="ce1" table:formula="of:=CONCATENATE( &quot;access_&quot;;  SUBSTITUTE([.B58];&quot;.&quot;;&quot;_&quot;); &quot;_&quot; ;RIGHT([.D58];LEN([.D58])-FIND(&quot;_&quot;;[.D58]))          )" office:value-type="string" office:string-value="access_kemas_func_kemas_collaborator">
            <text:p>access_kemas_func_kemas_collaborator</text:p>
          </table:table-cell>
          <table:table-cell office:value-type="string">
            <text:p>kemas.func</text:p>
          </table:table-cell>
          <table:table-cell table:style-name="ce1" table:formula="of:=CONCATENATE(LEFT([.B58];FIND(&quot;.&quot;;[.B58])); &quot;model_&quot;;  SUBSTITUTE([.B58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9];&quot;.&quot;;&quot;_&quot;); &quot;_&quot; ;RIGHT([.D59];LEN([.D59])-FIND(&quot;_&quot;;[.D59]))          )" office:value-type="string" office:string-value="access_kemas_config_kemas_collaborator">
            <text:p>access_kemas_config_kemas_collaborator</text:p>
          </table:table-cell>
          <table:table-cell office:value-type="string">
            <text:p>kemas.config</text:p>
          </table:table-cell>
          <table:table-cell table:style-name="ce1" table:formula="of:=CONCATENATE(LEFT([.B59];FIND(&quot;.&quot;;[.B59])); &quot;model_&quot;;  SUBSTITUTE([.B59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0];&quot;.&quot;;&quot;_&quot;); &quot;_&quot; ;RIGHT([.D60];LEN([.D60])-FIND(&quot;_&quot;;[.D60]))          )" office:value-type="string" office:string-value="access_kemas_activity_kemas_collaborator">
            <text:p>access_kemas_activity_kemas_collaborator</text:p>
          </table:table-cell>
          <table:table-cell office:value-type="string">
            <text:p>kemas.activity</text:p>
          </table:table-cell>
          <table:table-cell table:style-name="ce1" table:formula="of:=CONCATENATE(LEFT([.B60];FIND(&quot;.&quot;;[.B60])); &quot;model_&quot;;  SUBSTITUTE([.B60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1];&quot;.&quot;;&quot;_&quot;); &quot;_&quot; ;RIGHT([.D61];LEN([.D61])-FIND(&quot;_&quot;;[.D61]))          )" office:value-type="string" office:string-value="access_kemas_area_kemas_collaborator">
            <text:p>access_kemas_area_kemas_collaborator</text:p>
          </table:table-cell>
          <table:table-cell office:value-type="string">
            <text:p>kemas.area</text:p>
          </table:table-cell>
          <table:table-cell table:style-name="ce1" table:formula="of:=CONCATENATE(LEFT([.B61];FIND(&quot;.&quot;;[.B61])); &quot;model_&quot;;  SUBSTITUTE([.B61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2];&quot;.&quot;;&quot;_&quot;); &quot;_&quot; ;RIGHT([.D62];LEN([.D62])-FIND(&quot;_&quot;;[.D62]))          )" office:value-type="string" office:string-value="access_kemas_level_kemas_collaborator">
            <text:p>access_kemas_level_kemas_collaborator</text:p>
          </table:table-cell>
          <table:table-cell office:value-type="string">
            <text:p>kemas.level</text:p>
          </table:table-cell>
          <table:table-cell table:style-name="ce1" table:formula="of:=CONCATENATE(LEFT([.B62];FIND(&quot;.&quot;;[.B62])); &quot;model_&quot;;  SUBSTITUTE([.B62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3];&quot;.&quot;;&quot;_&quot;); &quot;_&quot; ;RIGHT([.D63];LEN([.D63])-FIND(&quot;_&quot;;[.D63]))          )" office:value-type="string" office:string-value="access_kemas_task_assigned_kemas_collaborator">
            <text:p>access_kemas_task_assigned_kemas_collaborator</text:p>
          </table:table-cell>
          <table:table-cell office:value-type="string">
            <text:p>kemas.task.assigned</text:p>
          </table:table-cell>
          <table:table-cell table:style-name="ce1" table:formula="of:=CONCATENATE(LEFT([.B63];FIND(&quot;.&quot;;[.B63])); &quot;model_&quot;;  SUBSTITUTE([.B63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4];&quot;.&quot;;&quot;_&quot;); &quot;_&quot; ;RIGHT([.D64];LEN([.D64])-FIND(&quot;_&quot;;[.D64]))          )" office:value-type="string" office:string-value="access_kemas_task_kemas_collaborator">
            <text:p>access_kemas_task_kemas_collaborator</text:p>
          </table:table-cell>
          <table:table-cell office:value-type="string">
            <text:p>kemas.task</text:p>
          </table:table-cell>
          <table:table-cell table:style-name="ce1" table:formula="of:=CONCATENATE(LEFT([.B64];FIND(&quot;.&quot;;[.B64])); &quot;model_&quot;;  SUBSTITUTE([.B64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5];&quot;.&quot;;&quot;_&quot;); &quot;_&quot; ;RIGHT([.D65];LEN([.D65])-FIND(&quot;_&quot;;[.D65]))          )" office:value-type="string" office:string-value="access_kemas_task_type_kemas_collaborator">
            <text:p>access_kemas_task_type_kemas_collaborator</text:p>
          </table:table-cell>
          <table:table-cell office:value-type="string">
            <text:p>kemas.task.type</text:p>
          </table:table-cell>
          <table:table-cell table:style-name="ce1" table:formula="of:=CONCATENATE(LEFT([.B65];FIND(&quot;.&quot;;[.B65])); &quot;model_&quot;;  SUBSTITUTE([.B65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collaborator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6];&quot;.&quot;;&quot;_&quot;); &quot;_&quot; ;RIGHT([.D66];LEN([.D66])-FIND(&quot;_&quot;;[.D66]))          )" office:value-type="string" office:string-value="access_kemas_task_category_kemas_collaborator">
            <text:p>access_kemas_task_category_kemas_collaborator</text:p>
          </table:table-cell>
          <table:table-cell office:value-type="string">
            <text:p>kemas.task.category</text:p>
          </table:table-cell>
          <table:table-cell table:style-name="ce1" table:formula="of:=CONCATENATE(LEFT([.B66];FIND(&quot;.&quot;;[.B66])); &quot;model_&quot;;  SUBSTITUTE([.B66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collaborator</text:p>
          </table:table-cell>
          <table:table-cell table:style-name="ce23" office:value-type="float" office:value="1">
            <text:p>1</text:p>
          </table:table-cell>
          <table:table-cell table:number-columns-repeated="3" table:style-name="ce2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7];&quot;.&quot;;&quot;_&quot;); &quot;_&quot; ;RIGHT([.D67];LEN([.D67])-FIND(&quot;_&quot;;[.D67]))          )" office:value-type="string" office:string-value="access_kemas_collaborator_kemas_collaborator">
            <text:p>access_kemas_collaborator_kemas_collaborator</text:p>
          </table:table-cell>
          <table:table-cell office:value-type="string">
            <text:p>kemas.collaborator</text:p>
          </table:table-cell>
          <table:table-cell table:style-name="ce1" table:formula="of:=CONCATENATE(LEFT([.B67];FIND(&quot;.&quot;;[.B67])); &quot;model_&quot;;  SUBSTITUTE([.B67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8];&quot;.&quot;;&quot;_&quot;); &quot;_&quot; ;RIGHT([.D68];LEN([.D68])-FIND(&quot;_&quot;;[.D68]))          )" office:value-type="string" office:string-value="access_kemas_school4d_stage_kemas_collaborator">
            <text:p>access_kemas_school4d_stage_kemas_collaborator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68];FIND(&quot;.&quot;;[.B68])); &quot;model_&quot;;  SUBSTITUTE([.B68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9];&quot;.&quot;;&quot;_&quot;); &quot;_&quot; ;RIGHT([.D69];LEN([.D69])-FIND(&quot;_&quot;;[.D69]))          )" office:value-type="string" office:string-value="access_kemas_school4d_line_kemas_collaborator">
            <text:p>access_kemas_school4d_line_kemas_collaborator</text:p>
          </table:table-cell>
          <table:table-cell office:value-type="string">
            <text:p>kemas.school4d_line</text:p>
          </table:table-cell>
          <table:table-cell table:style-name="ce1" table:formula="of:=CONCATENATE(LEFT([.B69];FIND(&quot;.&quot;;[.B69])); &quot;model_&quot;;  SUBSTITUTE([.B69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63"/>
          <table:table-cell table:number-columns-repeated="1013"/>
        </table:table-row>
        <table:table-row table:style-name="ro4">
          <table:table-cell table:style-name="ce1" table:formula="of:=CONCATENATE( &quot;access_&quot;;  SUBSTITUTE([.B70];&quot;.&quot;;&quot;_&quot;); &quot;_&quot; ;RIGHT([.D70];LEN([.D70])-FIND(&quot;_&quot;;[.D70]))          )" office:value-type="string" office:string-value="access_kemas_school4d_detail_kemas_collaborator">
            <text:p>access_kemas_school4d_detail_kemas_collaborator</text:p>
          </table:table-cell>
          <table:table-cell office:value-type="string">
            <text:p>kemas.school4d_detail</text:p>
          </table:table-cell>
          <table:table-cell table:style-name="ce1" table:formula="of:=CONCATENATE(LEFT([.B70];FIND(&quot;.&quot;;[.B70])); &quot;model_&quot;;  SUBSTITUTE([.B70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63"/>
          <table:table-cell table:number-columns-repeated="1013"/>
        </table:table-row>
        <table:table-row table:style-name="ro4">
          <table:table-cell table:style-name="ce1" table:formula="of:=CONCATENATE( &quot;access_&quot;;  SUBSTITUTE([.B71];&quot;.&quot;;&quot;_&quot;); &quot;_&quot; ;RIGHT([.D71];LEN([.D71])-FIND(&quot;_&quot;;[.D71]))          )" office:value-type="string" office:string-value="access_kemas_history_points_kemas_collaborator">
            <text:p>access_kemas_history_points_kemas_collaborator</text:p>
          </table:table-cell>
          <table:table-cell office:value-type="string">
            <text:p>kemas.history.points</text:p>
          </table:table-cell>
          <table:table-cell table:style-name="ce1" table:formula="of:=CONCATENATE(LEFT([.B71];FIND(&quot;.&quot;;[.B71])); &quot;model_&quot;;  SUBSTITUTE([.B71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2];&quot;.&quot;;&quot;_&quot;); &quot;_&quot; ;RIGHT([.D72];LEN([.D72])-FIND(&quot;_&quot;;[.D72]))          )" office:value-type="string" office:string-value="access_kemas_place_kemas_collaborator">
            <text:p>access_kemas_place_kemas_collaborator</text:p>
          </table:table-cell>
          <table:table-cell office:value-type="string">
            <text:p>kemas.place</text:p>
          </table:table-cell>
          <table:table-cell table:style-name="ce1" table:formula="of:=CONCATENATE(LEFT([.B72];FIND(&quot;.&quot;;[.B72])); &quot;model_&quot;;  SUBSTITUTE([.B72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3];&quot;.&quot;;&quot;_&quot;); &quot;_&quot; ;RIGHT([.D73];LEN([.D73])-FIND(&quot;_&quot;;[.D73]))          )" office:value-type="string" office:string-value="access_kemas_expositor_kemas_collaborator">
            <text:p>access_kemas_expositor_kemas_collaborator</text:p>
          </table:table-cell>
          <table:table-cell office:value-type="string">
            <text:p>kemas.expositor</text:p>
          </table:table-cell>
          <table:table-cell table:style-name="ce1" table:formula="of:=CONCATENATE(LEFT([.B73];FIND(&quot;.&quot;;[.B73])); &quot;model_&quot;;  SUBSTITUTE([.B73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4];&quot;.&quot;;&quot;_&quot;); &quot;_&quot; ;RIGHT([.D74];LEN([.D74])-FIND(&quot;_&quot;;[.D74]))          )" office:value-type="string" office:string-value="access_kemas_recording_type_kemas_collaborator">
            <text:p>access_kemas_recording_type_kemas_collaborator</text:p>
          </table:table-cell>
          <table:table-cell office:value-type="string">
            <text:p>kemas.recording.type</text:p>
          </table:table-cell>
          <table:table-cell table:style-name="ce1" table:formula="of:=CONCATENATE(LEFT([.B74];FIND(&quot;.&quot;;[.B74])); &quot;model_&quot;;  SUBSTITUTE([.B74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5];&quot;.&quot;;&quot;_&quot;); &quot;_&quot; ;RIGHT([.D75];LEN([.D75])-FIND(&quot;_&quot;;[.D75]))          )" office:value-type="string" office:string-value="access_kemas_recording_series_kemas_collaborator">
            <text:p>access_kemas_recording_series_kemas_collaborator</text:p>
          </table:table-cell>
          <table:table-cell table:style-name="ce8" office:value-type="string">
            <text:p>kemas.recording.series</text:p>
          </table:table-cell>
          <table:table-cell table:style-name="ce1" table:formula="of:=CONCATENATE(LEFT([.B75];FIND(&quot;.&quot;;[.B75])); &quot;model_&quot;;  SUBSTITUTE([.B75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6];&quot;.&quot;;&quot;_&quot;); &quot;_&quot; ;RIGHT([.D76];LEN([.D76])-FIND(&quot;_&quot;;[.D76]))          )" office:value-type="string" office:string-value="access_kemas_recording_kemas_collaborator">
            <text:p>access_kemas_recording_kemas_collaborator</text:p>
          </table:table-cell>
          <table:table-cell office:value-type="string">
            <text:p>kemas.recording</text:p>
          </table:table-cell>
          <table:table-cell table:style-name="ce1" table:formula="of:=CONCATENATE(LEFT([.B76];FIND(&quot;.&quot;;[.B76])); &quot;model_&quot;;  SUBSTITUTE([.B76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7];&quot;.&quot;;&quot;_&quot;); &quot;_&quot; ;RIGHT([.D77];LEN([.D77])-FIND(&quot;_&quot;;[.D77]))          )" office:value-type="string" office:string-value="access_kemas_repository_category_kemas_collaborator">
            <text:p>access_kemas_repository_category_kemas_collaborator</text:p>
          </table:table-cell>
          <table:table-cell office:value-type="string">
            <text:p>kemas.repository.category</text:p>
          </table:table-cell>
          <table:table-cell table:style-name="ce1" table:formula="of:=CONCATENATE(LEFT([.B77];FIND(&quot;.&quot;;[.B77])); &quot;model_&quot;;  SUBSTITUTE([.B77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collaborato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8];&quot;.&quot;;&quot;_&quot;); &quot;_&quot; ;RIGHT([.D78];LEN([.D78])-FIND(&quot;_&quot;;[.D78]))          )" office:value-type="string" office:string-value="access_kemas_repository_kemas_collaborator">
            <text:p>access_kemas_repository_kemas_collaborator</text:p>
          </table:table-cell>
          <table:table-cell office:value-type="string">
            <text:p>kemas.repository</text:p>
          </table:table-cell>
          <table:table-cell table:style-name="ce1" table:formula="of:=CONCATENATE(LEFT([.B78];FIND(&quot;.&quot;;[.B78])); &quot;model_&quot;;  SUBSTITUTE([.B78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collaborato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9];&quot;.&quot;;&quot;_&quot;); &quot;_&quot; ;RIGHT([.D79];LEN([.D79])-FIND(&quot;_&quot;;[.D79]))          )" office:value-type="string" office:string-value="access_kemas_service_kemas_collaborator">
            <text:p>access_kemas_service_kemas_collaborator</text:p>
          </table:table-cell>
          <table:table-cell office:value-type="string">
            <text:p>kemas.service</text:p>
          </table:table-cell>
          <table:table-cell table:style-name="ce1" table:formula="of:=CONCATENATE(LEFT([.B79];FIND(&quot;.&quot;;[.B79])); &quot;model_&quot;;  SUBSTITUTE([.B79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0];&quot;.&quot;;&quot;_&quot;); &quot;_&quot; ;RIGHT([.D80];LEN([.D80])-FIND(&quot;_&quot;;[.D80]))          )" office:value-type="string" office:string-value="access_kemas_event_replacement_kemas_collaborator">
            <text:p>access_kemas_event_replacement_kemas_collaborator</text:p>
          </table:table-cell>
          <table:table-cell office:value-type="string">
            <text:p>kemas.event.replacement</text:p>
          </table:table-cell>
          <table:table-cell table:style-name="ce1" table:formula="of:=CONCATENATE(LEFT([.B80];FIND(&quot;.&quot;;[.B80])); &quot;model_&quot;;  SUBSTITUTE([.B80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1];&quot;.&quot;;&quot;_&quot;); &quot;_&quot; ;RIGHT([.D81];LEN([.D81])-FIND(&quot;_&quot;;[.D81]))          )" office:value-type="string" office:string-value="access_kemas_event_collaborator_line_kemas_collaborator">
            <text:p>access_kemas_event_collaborator_line_kemas_collaborator</text:p>
          </table:table-cell>
          <table:table-cell office:value-type="string">
            <text:p>kemas.event.collaborator.line</text:p>
          </table:table-cell>
          <table:table-cell table:style-name="ce1" table:formula="of:=CONCATENATE(LEFT([.B81];FIND(&quot;.&quot;;[.B81])); &quot;model_&quot;;  SUBSTITUTE([.B81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2];&quot;.&quot;;&quot;_&quot;); &quot;_&quot; ;RIGHT([.D82];LEN([.D82])-FIND(&quot;_&quot;;[.D82]))          )" office:value-type="string" office:string-value="access_kemas_event_kemas_collaborator">
            <text:p>access_kemas_event_kemas_collaborator</text:p>
          </table:table-cell>
          <table:table-cell office:value-type="string">
            <text:p>kemas.event</text:p>
          </table:table-cell>
          <table:table-cell table:style-name="ce1" table:formula="of:=CONCATENATE(LEFT([.B82];FIND(&quot;.&quot;;[.B82])); &quot;model_&quot;;  SUBSTITUTE([.B82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3];&quot;.&quot;;&quot;_&quot;); &quot;_&quot; ;RIGHT([.D83];LEN([.D83])-FIND(&quot;_&quot;;[.D83]))          )" office:value-type="string" office:string-value="access_kemas_event_stage_kemas_collaborator">
            <text:p>access_kemas_event_stage_kemas_collaborator</text:p>
          </table:table-cell>
          <table:table-cell office:value-type="string">
            <text:p>kemas.event.stage</text:p>
          </table:table-cell>
          <table:table-cell table:style-name="ce1" table:formula="of:=CONCATENATE(LEFT([.B83];FIND(&quot;.&quot;;[.B83])); &quot;model_&quot;;  SUBSTITUTE([.B83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4];&quot;.&quot;;&quot;_&quot;); &quot;_&quot; ;RIGHT([.D84];LEN([.D84])-FIND(&quot;_&quot;;[.D84]))          )" office:value-type="string" office:string-value="access_kemas_massive_email_kemas_collaborator">
            <text:p>access_kemas_massive_email_kemas_collaborator</text:p>
          </table:table-cell>
          <table:table-cell office:value-type="string">
            <text:p>kemas.massive.email</text:p>
          </table:table-cell>
          <table:table-cell table:style-name="ce1" table:formula="of:=CONCATENATE(LEFT([.B84];FIND(&quot;.&quot;;[.B84])); &quot;model_&quot;;  SUBSTITUTE([.B84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5];&quot;.&quot;;&quot;_&quot;); &quot;_&quot; ;RIGHT([.D85];LEN([.D85])-FIND(&quot;_&quot;;[.D85]))          )" office:value-type="string" office:string-value="access_kemas_massive_email_line_kemas_collaborator">
            <text:p>access_kemas_massive_email_line_kemas_collaborator</text:p>
          </table:table-cell>
          <table:table-cell office:value-type="string">
            <text:p>kemas.massive.email.line</text:p>
          </table:table-cell>
          <table:table-cell table:style-name="ce1" table:formula="of:=CONCATENATE(LEFT([.B85];FIND(&quot;.&quot;;[.B85])); &quot;model_&quot;;  SUBSTITUTE([.B85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6];&quot;.&quot;;&quot;_&quot;); &quot;_&quot; ;RIGHT([.D86];LEN([.D86])-FIND(&quot;_&quot;;[.D86]))          )" office:value-type="string" office:string-value="access_kemas_ministry_kemas_collaborator">
            <text:p>access_kemas_ministry_kemas_collaborator</text:p>
          </table:table-cell>
          <table:table-cell office:value-type="string">
            <text:p>kemas.ministry</text:p>
          </table:table-cell>
          <table:table-cell table:style-name="ce1" table:formula="of:=CONCATENATE(LEFT([.B86];FIND(&quot;.&quot;;[.B86])); &quot;model_&quot;;  SUBSTITUTE([.B86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collaborator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7];&quot;.&quot;;&quot;_&quot;); &quot;_&quot; ;RIGHT([.D87];LEN([.D87])-FIND(&quot;_&quot;;[.D87]))          )" office:value-type="string" office:string-value="access_kemas_collaborator_progress_level_kemas_collaborator">
            <text:p>access_kemas_collaborator_progress_level_kemas_collaborator</text:p>
          </table:table-cell>
          <table:table-cell office:value-type="string">
            <text:p>kemas.collaborator.progress.level</text:p>
          </table:table-cell>
          <table:table-cell table:style-name="ce1" table:formula="of:=CONCATENATE(LEFT([.B87];FIND(&quot;.&quot;;[.B87])); &quot;model_&quot;;  SUBSTITUTE([.B87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collaborato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8];&quot;.&quot;;&quot;_&quot;); &quot;_&quot; ;RIGHT([.D88];LEN([.D88])-FIND(&quot;_&quot;;[.D88]))          )" office:value-type="string" office:string-value="access_kemas_attendance_kemas_collaborator">
            <text:p>access_kemas_attendance_kemas_collaborator</text:p>
          </table:table-cell>
          <table:table-cell office:value-type="string">
            <text:p>kemas.attendance</text:p>
          </table:table-cell>
          <table:table-cell table:style-name="ce1" table:formula="of:=CONCATENATE(LEFT([.B88];FIND(&quot;.&quot;;[.B88])); &quot;model_&quot;;  SUBSTITUTE([.B88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9];&quot;.&quot;;&quot;_&quot;); &quot;_&quot; ;RIGHT([.D89];LEN([.D89])-FIND(&quot;_&quot;;[.D89]))          )" office:value-type="string" office:string-value="access_kemas_web_site_kemas_collaborator">
            <text:p>access_kemas_web_site_kemas_collaborator</text:p>
          </table:table-cell>
          <table:table-cell table:style-name="ce8" office:value-type="string">
            <text:p>kemas.web.site</text:p>
          </table:table-cell>
          <table:table-cell table:style-name="ce1" table:formula="of:=CONCATENATE(LEFT([.B89];FIND(&quot;.&quot;;[.B89])); &quot;model_&quot;;  SUBSTITUTE([.B89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0];&quot;.&quot;;&quot;_&quot;); &quot;_&quot; ;RIGHT([.D90];LEN([.D90])-FIND(&quot;_&quot;;[.D90]))          )" office:value-type="string" office:string-value="access_kemas_collaborator_web_site_kemas_collaborator">
            <text:p>access_kemas_collaborator_web_site_kemas_collaborator</text:p>
          </table:table-cell>
          <table:table-cell table:style-name="ce8" office:value-type="string">
            <text:p>kemas.collaborator.web.site</text:p>
          </table:table-cell>
          <table:table-cell table:style-name="ce1" table:formula="of:=CONCATENATE(LEFT([.B90];FIND(&quot;.&quot;;[.B90])); &quot;model_&quot;;  SUBSTITUTE([.B90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collaborato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1];&quot;.&quot;;&quot;_&quot;); &quot;_&quot; ;RIGHT([.D91];LEN([.D91])-FIND(&quot;_&quot;;[.D91]))          )" office:value-type="string" office:string-value="access_kemas_collaborator_logbook_kemas_collaborator">
            <text:p>access_kemas_collaborator_logbook_kemas_collaborator</text:p>
          </table:table-cell>
          <table:table-cell office:value-type="string">
            <text:p>kemas.collaborator.logbook</text:p>
          </table:table-cell>
          <table:table-cell table:style-name="ce1" table:formula="of:=CONCATENATE(LEFT([.B91];FIND(&quot;.&quot;;[.B91])); &quot;model_&quot;;  SUBSTITUTE([.B91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collaborator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2];&quot;.&quot;;&quot;_&quot;); &quot;_&quot; ;RIGHT([.D92];LEN([.D92])-FIND(&quot;_&quot;;[.D92]))          )" office:value-type="string" office:string-value="access_kemas_suspension_kemas_collaborator">
            <text:p>access_kemas_suspension_kemas_collaborator</text:p>
          </table:table-cell>
          <table:table-cell office:value-type="string">
            <text:p>kemas.suspension</text:p>
          </table:table-cell>
          <table:table-cell table:style-name="ce1" table:formula="of:=CONCATENATE(LEFT([.B92];FIND(&quot;.&quot;;[.B92])); &quot;model_&quot;;  SUBSTITUTE([.B92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3];&quot;.&quot;;&quot;_&quot;); &quot;_&quot; ;RIGHT([.D93];LEN([.D93])-FIND(&quot;_&quot;;[.D93]))          )" office:value-type="string" office:string-value="access_kemas_specialization_course_kemas_collaborator">
            <text:p>access_kemas_specialization_course_kemas_collaborator</text:p>
          </table:table-cell>
          <table:table-cell office:value-type="string">
            <text:p>kemas.specialization.course</text:p>
          </table:table-cell>
          <table:table-cell table:style-name="ce1" table:formula="of:=CONCATENATE(LEFT([.B93];FIND(&quot;.&quot;;[.B93])); &quot;model_&quot;;  SUBSTITUTE([.B93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collaborator</text:p>
          </table:table-cell>
          <table:table-cell table:style-name="ce26" office:value-type="float" office:value="1">
            <text:p>1</text:p>
          </table:table-cell>
          <table:table-cell table:number-columns-repeated="3" table:style-name="ce2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4];&quot;.&quot;;&quot;_&quot;); &quot;_&quot; ;RIGHT([.D94];LEN([.D94])-FIND(&quot;_&quot;;[.D94]))          )" office:value-type="string" office:string-value="access_kemas_specialization_course_level_kemas_collaborator">
            <text:p>access_kemas_specialization_course_level_kemas_collaborator</text:p>
          </table:table-cell>
          <table:table-cell office:value-type="string">
            <text:p>kemas.specialization.course.level</text:p>
          </table:table-cell>
          <table:table-cell table:style-name="ce1" table:formula="of:=CONCATENATE(LEFT([.B94];FIND(&quot;.&quot;;[.B94])); &quot;model_&quot;;  SUBSTITUTE([.B94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collaborator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5];&quot;.&quot;;&quot;_&quot;); &quot;_&quot; ;RIGHT([.D95];LEN([.D95])-FIND(&quot;_&quot;;[.D95]))          )" office:value-type="string" office:string-value="access_kemas_specialization_course_line_kemas_collaborator">
            <text:p>access_kemas_specialization_course_line_kemas_collaborator</text:p>
          </table:table-cell>
          <table:table-cell office:value-type="string">
            <text:p>kemas.specialization.course.line</text:p>
          </table:table-cell>
          <table:table-cell table:style-name="ce1" table:formula="of:=CONCATENATE(LEFT([.B95];FIND(&quot;.&quot;;[.B95])); &quot;model_&quot;;  SUBSTITUTE([.B95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collaborator</text:p>
          </table:table-cell>
          <table:table-cell table:number-columns-repeated="4" table:style-name="ce28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6];&quot;.&quot;;&quot;_&quot;); &quot;_&quot; ;RIGHT([.D96];LEN([.D96])-FIND(&quot;_&quot;;[.D96]))          )" office:value-type="string" office:string-value="access_kemas_team_kemas_collaborator">
            <text:p>access_kemas_team_kemas_collaborator</text:p>
          </table:table-cell>
          <table:table-cell table:style-name="ce8" office:value-type="string">
            <text:p>kemas.team</text:p>
          </table:table-cell>
          <table:table-cell table:style-name="ce1" table:formula="of:=CONCATENATE(LEFT([.B96];FIND(&quot;.&quot;;[.B96])); &quot;model_&quot;;  SUBSTITUTE([.B96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9"/>
          <table:table-cell table:style-name="ce5"/>
          <table:table-cell table:style-name="ce9" table:number-columns-repeated="1021"/>
        </table:table-row>
        <table:table-row table:style-name="ro4">
          <table:table-cell table:style-name="ce4" table:formula="of:=CONCATENATE( &quot;access_&quot;;  SUBSTITUTE([.B98];&quot;.&quot;;&quot;_&quot;); &quot;_&quot; ;RIGHT([.D98];LEN([.D98])-FIND(&quot;_&quot;;[.D98]))          )" office:value-type="string" office:string-value="access_base_res_country_kemas_register_attedance">
            <text:p>access_base_res_country_kemas_register_attedance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98];FIND(&quot;.&quot;;[.B98])); &quot;model_&quot;;  SUBSTITUTE(RIGHT([.B98];LEN([.B98])-FIND(&quot;.&quot;;[.B98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99];&quot;.&quot;;&quot;_&quot;); &quot;_&quot; ;RIGHT([.D99];LEN([.D99])-FIND(&quot;_&quot;;[.D99]))          )" office:value-type="string" office:string-value="access_base_res_country_state_kemas_register_attedance">
            <text:p>access_base_res_country_state_kemas_register_attedance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99];FIND(&quot;.&quot;;[.B99])); &quot;model_&quot;;  SUBSTITUTE(RIGHT([.B99];LEN([.B99])-FIND(&quot;.&quot;;[.B99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100];&quot;.&quot;;&quot;_&quot;); &quot;_&quot; ;RIGHT([.D100];LEN([.D100])-FIND(&quot;_&quot;;[.D100]))          )" office:value-type="string" office:string-value="access_base_res_partner_kemas_register_attedance">
            <text:p>access_base_res_partner_kemas_register_attedance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100];FIND(&quot;.&quot;;[.B100])); &quot;model_&quot;;  SUBSTITUTE(RIGHT([.B100];LEN([.B100])-FIND(&quot;.&quot;;[.B100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101];&quot;.&quot;;&quot;_&quot;); &quot;_&quot; ;RIGHT([.D101];LEN([.D101])-FIND(&quot;_&quot;;[.D101]))          )" office:value-type="string" office:string-value="access_base_res_company_kemas_register_attedance">
            <text:p>access_base_res_company_kemas_register_attedance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101];FIND(&quot;.&quot;;[.B101])); &quot;model_&quot;;  SUBSTITUTE(RIGHT([.B101];LEN([.B101])-FIND(&quot;.&quot;;[.B101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register_attedance</text:p>
          </table:table-cell>
          <table:table-cell table:style-name="ce29" office:value-type="float" office:value="1">
            <text:p>1</text:p>
          </table:table-cell>
          <table:table-cell table:number-columns-repeated="3" table:style-name="ce29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102];&quot;.&quot;;&quot;_&quot;); &quot;_&quot; ;RIGHT([.D102];LEN([.D102])-FIND(&quot;_&quot;;[.D102]))          )" office:value-type="string" office:string-value="access_base_res_users_kemas_register_attedance">
            <text:p>access_base_res_users_kemas_register_attedance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102];FIND(&quot;.&quot;;[.B102])); &quot;model_&quot;;  SUBSTITUTE(RIGHT([.B102];LEN([.B102])-FIND(&quot;.&quot;;[.B102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103];&quot;.&quot;;&quot;_&quot;); &quot;_&quot; ;RIGHT([.D103];LEN([.D103])-FIND(&quot;_&quot;;[.D103]))          )" office:value-type="string" office:string-value="access_base_ir_sequence_kemas_register_attedance">
            <text:p>access_base_ir_sequence_kemas_register_attedance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103];FIND(&quot;.&quot;;[.B103])); &quot;model_&quot;;  SUBSTITUTE(RIGHT([.B103];LEN([.B103])-FIND(&quot;.&quot;;[.B103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104];&quot;.&quot;;&quot;_&quot;); &quot;_&quot; ;RIGHT([.D104];LEN([.D104])-FIND(&quot;_&quot;;[.D104]))          )" office:value-type="string" office:string-value="access_base_ir_sequence_type_kemas_register_attedance">
            <text:p>access_base_ir_sequence_type_kemas_register_attedance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104];FIND(&quot;.&quot;;[.B104])); &quot;model_&quot;;  SUBSTITUTE(RIGHT([.B104];LEN([.B104])-FIND(&quot;.&quot;;[.B104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2" table:number-columns-repeated="4"/>
          <table:table-cell table:style-name="ce62" table:number-columns-repeated="1016"/>
        </table:table-row>
        <table:table-row table:style-name="ro4">
          <table:table-cell table:style-name="ce1" table:formula="of:=CONCATENATE( &quot;access_&quot;;  SUBSTITUTE([.B106];&quot;.&quot;;&quot;_&quot;); &quot;_&quot; ;RIGHT([.D106];LEN([.D106])-FIND(&quot;_&quot;;[.D106]))          )" office:value-type="string" office:string-value="access_kemas_func_kemas_register_attedance">
            <text:p>access_kemas_func_kemas_register_attedance</text:p>
          </table:table-cell>
          <table:table-cell office:value-type="string">
            <text:p>kemas.func</text:p>
          </table:table-cell>
          <table:table-cell table:style-name="ce1" table:formula="of:=CONCATENATE(LEFT([.B106];FIND(&quot;.&quot;;[.B106])); &quot;model_&quot;;  SUBSTITUTE([.B106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7];&quot;.&quot;;&quot;_&quot;); &quot;_&quot; ;RIGHT([.D107];LEN([.D107])-FIND(&quot;_&quot;;[.D107]))          )" office:value-type="string" office:string-value="access_kemas_config_kemas_register_attedance">
            <text:p>access_kemas_config_kemas_register_attedance</text:p>
          </table:table-cell>
          <table:table-cell office:value-type="string">
            <text:p>kemas.config</text:p>
          </table:table-cell>
          <table:table-cell table:style-name="ce1" table:formula="of:=CONCATENATE(LEFT([.B107];FIND(&quot;.&quot;;[.B107])); &quot;model_&quot;;  SUBSTITUTE([.B107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8];&quot;.&quot;;&quot;_&quot;); &quot;_&quot; ;RIGHT([.D108];LEN([.D108])-FIND(&quot;_&quot;;[.D108]))          )" office:value-type="string" office:string-value="access_kemas_activity_kemas_register_attedance">
            <text:p>access_kemas_activity_kemas_register_attedance</text:p>
          </table:table-cell>
          <table:table-cell office:value-type="string">
            <text:p>kemas.activity</text:p>
          </table:table-cell>
          <table:table-cell table:style-name="ce1" table:formula="of:=CONCATENATE(LEFT([.B108];FIND(&quot;.&quot;;[.B108])); &quot;model_&quot;;  SUBSTITUTE([.B108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9];&quot;.&quot;;&quot;_&quot;); &quot;_&quot; ;RIGHT([.D109];LEN([.D109])-FIND(&quot;_&quot;;[.D109]))          )" office:value-type="string" office:string-value="access_kemas_area_kemas_register_attedance">
            <text:p>access_kemas_area_kemas_register_attedance</text:p>
          </table:table-cell>
          <table:table-cell office:value-type="string">
            <text:p>kemas.area</text:p>
          </table:table-cell>
          <table:table-cell table:style-name="ce1" table:formula="of:=CONCATENATE(LEFT([.B109];FIND(&quot;.&quot;;[.B109])); &quot;model_&quot;;  SUBSTITUTE([.B109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0];&quot;.&quot;;&quot;_&quot;); &quot;_&quot; ;RIGHT([.D110];LEN([.D110])-FIND(&quot;_&quot;;[.D110]))          )" office:value-type="string" office:string-value="access_kemas_level_kemas_register_attedance">
            <text:p>access_kemas_level_kemas_register_attedance</text:p>
          </table:table-cell>
          <table:table-cell office:value-type="string">
            <text:p>kemas.level</text:p>
          </table:table-cell>
          <table:table-cell table:style-name="ce1" table:formula="of:=CONCATENATE(LEFT([.B110];FIND(&quot;.&quot;;[.B110])); &quot;model_&quot;;  SUBSTITUTE([.B110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register_attedance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1];&quot;.&quot;;&quot;_&quot;); &quot;_&quot; ;RIGHT([.D111];LEN([.D111])-FIND(&quot;_&quot;;[.D111]))          )" office:value-type="string" office:string-value="access_kemas_task_assigned_kemas_register_attedance">
            <text:p>access_kemas_task_assigned_kemas_register_attedance</text:p>
          </table:table-cell>
          <table:table-cell office:value-type="string">
            <text:p>kemas.task.assigned</text:p>
          </table:table-cell>
          <table:table-cell table:style-name="ce1" table:formula="of:=CONCATENATE(LEFT([.B111];FIND(&quot;.&quot;;[.B111])); &quot;model_&quot;;  SUBSTITUTE([.B111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2];&quot;.&quot;;&quot;_&quot;); &quot;_&quot; ;RIGHT([.D112];LEN([.D112])-FIND(&quot;_&quot;;[.D112]))          )" office:value-type="string" office:string-value="access_kemas_task_kemas_register_attedance">
            <text:p>access_kemas_task_kemas_register_attedance</text:p>
          </table:table-cell>
          <table:table-cell office:value-type="string">
            <text:p>kemas.task</text:p>
          </table:table-cell>
          <table:table-cell table:style-name="ce1" table:formula="of:=CONCATENATE(LEFT([.B112];FIND(&quot;.&quot;;[.B112])); &quot;model_&quot;;  SUBSTITUTE([.B112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3];&quot;.&quot;;&quot;_&quot;); &quot;_&quot; ;RIGHT([.D113];LEN([.D113])-FIND(&quot;_&quot;;[.D113]))          )" office:value-type="string" office:string-value="access_kemas_task_type_kemas_register_attedance">
            <text:p>access_kemas_task_type_kemas_register_attedance</text:p>
          </table:table-cell>
          <table:table-cell office:value-type="string">
            <text:p>kemas.task.type</text:p>
          </table:table-cell>
          <table:table-cell table:style-name="ce1" table:formula="of:=CONCATENATE(LEFT([.B113];FIND(&quot;.&quot;;[.B113])); &quot;model_&quot;;  SUBSTITUTE([.B113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register_attedance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4];&quot;.&quot;;&quot;_&quot;); &quot;_&quot; ;RIGHT([.D114];LEN([.D114])-FIND(&quot;_&quot;;[.D114]))          )" office:value-type="string" office:string-value="access_kemas_task_category_kemas_register_attedance">
            <text:p>access_kemas_task_category_kemas_register_attedance</text:p>
          </table:table-cell>
          <table:table-cell office:value-type="string">
            <text:p>kemas.task.category</text:p>
          </table:table-cell>
          <table:table-cell table:style-name="ce1" table:formula="of:=CONCATENATE(LEFT([.B114];FIND(&quot;.&quot;;[.B114])); &quot;model_&quot;;  SUBSTITUTE([.B114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register_attedance</text:p>
          </table:table-cell>
          <table:table-cell table:number-columns-repeated="4" table:style-name="ce3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5];&quot;.&quot;;&quot;_&quot;); &quot;_&quot; ;RIGHT([.D115];LEN([.D115])-FIND(&quot;_&quot;;[.D115]))          )" office:value-type="string" office:string-value="access_kemas_collaborator_kemas_register_attedance">
            <text:p>access_kemas_collaborator_kemas_register_attedance</text:p>
          </table:table-cell>
          <table:table-cell office:value-type="string">
            <text:p>kemas.collaborator</text:p>
          </table:table-cell>
          <table:table-cell table:style-name="ce1" table:formula="of:=CONCATENATE(LEFT([.B115];FIND(&quot;.&quot;;[.B115])); &quot;model_&quot;;  SUBSTITUTE([.B115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register_attedance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6];&quot;.&quot;;&quot;_&quot;); &quot;_&quot; ;RIGHT([.D116];LEN([.D116])-FIND(&quot;_&quot;;[.D116]))          )" office:value-type="string" office:string-value="access_kemas_school4d_stage_kemas_register_attedance">
            <text:p>access_kemas_school4d_stage_kemas_register_attedance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116];FIND(&quot;.&quot;;[.B116])); &quot;model_&quot;;  SUBSTITUTE([.B116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7];&quot;.&quot;;&quot;_&quot;); &quot;_&quot; ;RIGHT([.D117];LEN([.D117])-FIND(&quot;_&quot;;[.D117]))          )" office:value-type="string" office:string-value="access_kemas_school4d_line_kemas_register_attedance">
            <text:p>access_kemas_school4d_line_kemas_register_attedance</text:p>
          </table:table-cell>
          <table:table-cell office:value-type="string">
            <text:p>kemas.school4d_line</text:p>
          </table:table-cell>
          <table:table-cell table:style-name="ce1" table:formula="of:=CONCATENATE(LEFT([.B117];FIND(&quot;.&quot;;[.B117])); &quot;model_&quot;;  SUBSTITUTE([.B117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2"/>
          <table:table-cell table:style-name="ce63"/>
          <table:table-cell table:number-columns-repeated="1013"/>
        </table:table-row>
        <table:table-row table:style-name="ro4">
          <table:table-cell table:style-name="ce1" table:formula="of:=CONCATENATE( &quot;access_&quot;;  SUBSTITUTE([.B118];&quot;.&quot;;&quot;_&quot;); &quot;_&quot; ;RIGHT([.D118];LEN([.D118])-FIND(&quot;_&quot;;[.D118]))          )" office:value-type="string" office:string-value="access_kemas_school4d_detail_kemas_register_attedance">
            <text:p>access_kemas_school4d_detail_kemas_register_attedance</text:p>
          </table:table-cell>
          <table:table-cell office:value-type="string">
            <text:p>kemas.school4d_detail</text:p>
          </table:table-cell>
          <table:table-cell table:style-name="ce1" table:formula="of:=CONCATENATE(LEFT([.B118];FIND(&quot;.&quot;;[.B118])); &quot;model_&quot;;  SUBSTITUTE([.B118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2"/>
          <table:table-cell table:style-name="ce63"/>
          <table:table-cell table:number-columns-repeated="1013"/>
        </table:table-row>
        <table:table-row table:style-name="ro4">
          <table:table-cell table:style-name="ce1" table:formula="of:=CONCATENATE( &quot;access_&quot;;  SUBSTITUTE([.B119];&quot;.&quot;;&quot;_&quot;); &quot;_&quot; ;RIGHT([.D119];LEN([.D119])-FIND(&quot;_&quot;;[.D119]))          )" office:value-type="string" office:string-value="access_kemas_history_points_kemas_register_attedance">
            <text:p>access_kemas_history_points_kemas_register_attedance</text:p>
          </table:table-cell>
          <table:table-cell office:value-type="string">
            <text:p>kemas.history.points</text:p>
          </table:table-cell>
          <table:table-cell table:style-name="ce1" table:formula="of:=CONCATENATE(LEFT([.B119];FIND(&quot;.&quot;;[.B119])); &quot;model_&quot;;  SUBSTITUTE([.B119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register_attedance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0];&quot;.&quot;;&quot;_&quot;); &quot;_&quot; ;RIGHT([.D120];LEN([.D120])-FIND(&quot;_&quot;;[.D120]))          )" office:value-type="string" office:string-value="access_kemas_place_kemas_register_attedance">
            <text:p>access_kemas_place_kemas_register_attedance</text:p>
          </table:table-cell>
          <table:table-cell office:value-type="string">
            <text:p>kemas.place</text:p>
          </table:table-cell>
          <table:table-cell table:style-name="ce1" table:formula="of:=CONCATENATE(LEFT([.B120];FIND(&quot;.&quot;;[.B120])); &quot;model_&quot;;  SUBSTITUTE([.B120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1];&quot;.&quot;;&quot;_&quot;); &quot;_&quot; ;RIGHT([.D121];LEN([.D121])-FIND(&quot;_&quot;;[.D121]))          )" office:value-type="string" office:string-value="access_kemas_expositor_kemas_register_attedance">
            <text:p>access_kemas_expositor_kemas_register_attedance</text:p>
          </table:table-cell>
          <table:table-cell office:value-type="string">
            <text:p>kemas.expositor</text:p>
          </table:table-cell>
          <table:table-cell table:style-name="ce1" table:formula="of:=CONCATENATE(LEFT([.B121];FIND(&quot;.&quot;;[.B121])); &quot;model_&quot;;  SUBSTITUTE([.B121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2];&quot;.&quot;;&quot;_&quot;); &quot;_&quot; ;RIGHT([.D122];LEN([.D122])-FIND(&quot;_&quot;;[.D122]))          )" office:value-type="string" office:string-value="access_kemas_recording_type_kemas_register_attedance">
            <text:p>access_kemas_recording_type_kemas_register_attedance</text:p>
          </table:table-cell>
          <table:table-cell office:value-type="string">
            <text:p>kemas.recording.type</text:p>
          </table:table-cell>
          <table:table-cell table:style-name="ce1" table:formula="of:=CONCATENATE(LEFT([.B122];FIND(&quot;.&quot;;[.B122])); &quot;model_&quot;;  SUBSTITUTE([.B122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3];&quot;.&quot;;&quot;_&quot;); &quot;_&quot; ;RIGHT([.D123];LEN([.D123])-FIND(&quot;_&quot;;[.D123]))          )" office:value-type="string" office:string-value="access_kemas_recording_series_kemas_register_attedance">
            <text:p>access_kemas_recording_series_kemas_register_attedance</text:p>
          </table:table-cell>
          <table:table-cell table:style-name="ce8" office:value-type="string">
            <text:p>kemas.recording.series</text:p>
          </table:table-cell>
          <table:table-cell table:style-name="ce1" table:formula="of:=CONCATENATE(LEFT([.B123];FIND(&quot;.&quot;;[.B123])); &quot;model_&quot;;  SUBSTITUTE([.B123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4];&quot;.&quot;;&quot;_&quot;); &quot;_&quot; ;RIGHT([.D124];LEN([.D124])-FIND(&quot;_&quot;;[.D124]))          )" office:value-type="string" office:string-value="access_kemas_recording_kemas_register_attedance">
            <text:p>access_kemas_recording_kemas_register_attedance</text:p>
          </table:table-cell>
          <table:table-cell office:value-type="string">
            <text:p>kemas.recording</text:p>
          </table:table-cell>
          <table:table-cell table:style-name="ce1" table:formula="of:=CONCATENATE(LEFT([.B124];FIND(&quot;.&quot;;[.B124])); &quot;model_&quot;;  SUBSTITUTE([.B124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5];&quot;.&quot;;&quot;_&quot;); &quot;_&quot; ;RIGHT([.D125];LEN([.D125])-FIND(&quot;_&quot;;[.D125]))          )" office:value-type="string" office:string-value="access_kemas_repository_category_kemas_register_attedance">
            <text:p>access_kemas_repository_category_kemas_register_attedance</text:p>
          </table:table-cell>
          <table:table-cell office:value-type="string">
            <text:p>kemas.repository.category</text:p>
          </table:table-cell>
          <table:table-cell table:style-name="ce1" table:formula="of:=CONCATENATE(LEFT([.B125];FIND(&quot;.&quot;;[.B125])); &quot;model_&quot;;  SUBSTITUTE([.B125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6];&quot;.&quot;;&quot;_&quot;); &quot;_&quot; ;RIGHT([.D126];LEN([.D126])-FIND(&quot;_&quot;;[.D126]))          )" office:value-type="string" office:string-value="access_kemas_repository_kemas_register_attedance">
            <text:p>access_kemas_repository_kemas_register_attedance</text:p>
          </table:table-cell>
          <table:table-cell office:value-type="string">
            <text:p>kemas.repository</text:p>
          </table:table-cell>
          <table:table-cell table:style-name="ce1" table:formula="of:=CONCATENATE(LEFT([.B126];FIND(&quot;.&quot;;[.B126])); &quot;model_&quot;;  SUBSTITUTE([.B126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7];&quot;.&quot;;&quot;_&quot;); &quot;_&quot; ;RIGHT([.D127];LEN([.D127])-FIND(&quot;_&quot;;[.D127]))          )" office:value-type="string" office:string-value="access_kemas_service_kemas_register_attedance">
            <text:p>access_kemas_service_kemas_register_attedance</text:p>
          </table:table-cell>
          <table:table-cell office:value-type="string">
            <text:p>kemas.service</text:p>
          </table:table-cell>
          <table:table-cell table:style-name="ce1" table:formula="of:=CONCATENATE(LEFT([.B127];FIND(&quot;.&quot;;[.B127])); &quot;model_&quot;;  SUBSTITUTE([.B127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8];&quot;.&quot;;&quot;_&quot;); &quot;_&quot; ;RIGHT([.D128];LEN([.D128])-FIND(&quot;_&quot;;[.D128]))          )" office:value-type="string" office:string-value="access_kemas_event_replacement_kemas_register_attedance">
            <text:p>access_kemas_event_replacement_kemas_register_attedance</text:p>
          </table:table-cell>
          <table:table-cell office:value-type="string">
            <text:p>kemas.event.replacement</text:p>
          </table:table-cell>
          <table:table-cell table:style-name="ce1" table:formula="of:=CONCATENATE(LEFT([.B128];FIND(&quot;.&quot;;[.B128])); &quot;model_&quot;;  SUBSTITUTE([.B128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9];&quot;.&quot;;&quot;_&quot;); &quot;_&quot; ;RIGHT([.D129];LEN([.D129])-FIND(&quot;_&quot;;[.D129]))          )" office:value-type="string" office:string-value="access_kemas_event_collaborator_line_kemas_register_attedance">
            <text:p>access_kemas_event_collaborator_line_kemas_register_attedance</text:p>
          </table:table-cell>
          <table:table-cell office:value-type="string">
            <text:p>kemas.event.collaborator.line</text:p>
          </table:table-cell>
          <table:table-cell table:style-name="ce1" table:formula="of:=CONCATENATE(LEFT([.B129];FIND(&quot;.&quot;;[.B129])); &quot;model_&quot;;  SUBSTITUTE([.B129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register_attedance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0];&quot;.&quot;;&quot;_&quot;); &quot;_&quot; ;RIGHT([.D130];LEN([.D130])-FIND(&quot;_&quot;;[.D130]))          )" office:value-type="string" office:string-value="access_kemas_event_kemas_register_attedance">
            <text:p>access_kemas_event_kemas_register_attedance</text:p>
          </table:table-cell>
          <table:table-cell office:value-type="string">
            <text:p>kemas.event</text:p>
          </table:table-cell>
          <table:table-cell table:style-name="ce1" table:formula="of:=CONCATENATE(LEFT([.B130];FIND(&quot;.&quot;;[.B130])); &quot;model_&quot;;  SUBSTITUTE([.B130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1];&quot;.&quot;;&quot;_&quot;); &quot;_&quot; ;RIGHT([.D131];LEN([.D131])-FIND(&quot;_&quot;;[.D131]))          )" office:value-type="string" office:string-value="access_kemas_event_stage_kemas_register_attedance">
            <text:p>access_kemas_event_stage_kemas_register_attedance</text:p>
          </table:table-cell>
          <table:table-cell office:value-type="string">
            <text:p>kemas.event.stage</text:p>
          </table:table-cell>
          <table:table-cell table:style-name="ce1" table:formula="of:=CONCATENATE(LEFT([.B131];FIND(&quot;.&quot;;[.B131])); &quot;model_&quot;;  SUBSTITUTE([.B131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2];&quot;.&quot;;&quot;_&quot;); &quot;_&quot; ;RIGHT([.D132];LEN([.D132])-FIND(&quot;_&quot;;[.D132]))          )" office:value-type="string" office:string-value="access_kemas_massive_email_kemas_register_attedance">
            <text:p>access_kemas_massive_email_kemas_register_attedance</text:p>
          </table:table-cell>
          <table:table-cell office:value-type="string">
            <text:p>kemas.massive.email</text:p>
          </table:table-cell>
          <table:table-cell table:style-name="ce1" table:formula="of:=CONCATENATE(LEFT([.B132];FIND(&quot;.&quot;;[.B132])); &quot;model_&quot;;  SUBSTITUTE([.B132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3];&quot;.&quot;;&quot;_&quot;); &quot;_&quot; ;RIGHT([.D133];LEN([.D133])-FIND(&quot;_&quot;;[.D133]))          )" office:value-type="string" office:string-value="access_kemas_massive_email_line_kemas_register_attedance">
            <text:p>access_kemas_massive_email_line_kemas_register_attedance</text:p>
          </table:table-cell>
          <table:table-cell office:value-type="string">
            <text:p>kemas.massive.email.line</text:p>
          </table:table-cell>
          <table:table-cell table:style-name="ce1" table:formula="of:=CONCATENATE(LEFT([.B133];FIND(&quot;.&quot;;[.B133])); &quot;model_&quot;;  SUBSTITUTE([.B133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4];&quot;.&quot;;&quot;_&quot;); &quot;_&quot; ;RIGHT([.D134];LEN([.D134])-FIND(&quot;_&quot;;[.D134]))          )" office:value-type="string" office:string-value="access_kemas_ministry_kemas_register_attedance">
            <text:p>access_kemas_ministry_kemas_register_attedance</text:p>
          </table:table-cell>
          <table:table-cell office:value-type="string">
            <text:p>kemas.ministry</text:p>
          </table:table-cell>
          <table:table-cell table:style-name="ce1" table:formula="of:=CONCATENATE(LEFT([.B134];FIND(&quot;.&quot;;[.B134])); &quot;model_&quot;;  SUBSTITUTE([.B134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register_attedance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5];&quot;.&quot;;&quot;_&quot;); &quot;_&quot; ;RIGHT([.D135];LEN([.D135])-FIND(&quot;_&quot;;[.D135]))          )" office:value-type="string" office:string-value="access_kemas_collaborator_progress_level_kemas_register_attedance">
            <text:p>access_kemas_collaborator_progress_level_kemas_register_attedance</text:p>
          </table:table-cell>
          <table:table-cell office:value-type="string">
            <text:p>kemas.collaborator.progress.level</text:p>
          </table:table-cell>
          <table:table-cell table:style-name="ce1" table:formula="of:=CONCATENATE(LEFT([.B135];FIND(&quot;.&quot;;[.B135])); &quot;model_&quot;;  SUBSTITUTE([.B135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6];&quot;.&quot;;&quot;_&quot;); &quot;_&quot; ;RIGHT([.D136];LEN([.D136])-FIND(&quot;_&quot;;[.D136]))          )" office:value-type="string" office:string-value="access_kemas_attendance_kemas_register_attedance">
            <text:p>access_kemas_attendance_kemas_register_attedance</text:p>
          </table:table-cell>
          <table:table-cell office:value-type="string">
            <text:p>kemas.attendance</text:p>
          </table:table-cell>
          <table:table-cell table:style-name="ce1" table:formula="of:=CONCATENATE(LEFT([.B136];FIND(&quot;.&quot;;[.B136])); &quot;model_&quot;;  SUBSTITUTE([.B136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7];&quot;.&quot;;&quot;_&quot;); &quot;_&quot; ;RIGHT([.D137];LEN([.D137])-FIND(&quot;_&quot;;[.D137]))          )" office:value-type="string" office:string-value="access_kemas_web_site_kemas_register_attedance">
            <text:p>access_kemas_web_site_kemas_register_attedance</text:p>
          </table:table-cell>
          <table:table-cell table:style-name="ce8" office:value-type="string">
            <text:p>kemas.web.site</text:p>
          </table:table-cell>
          <table:table-cell table:style-name="ce1" table:formula="of:=CONCATENATE(LEFT([.B137];FIND(&quot;.&quot;;[.B137])); &quot;model_&quot;;  SUBSTITUTE([.B137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8];&quot;.&quot;;&quot;_&quot;); &quot;_&quot; ;RIGHT([.D138];LEN([.D138])-FIND(&quot;_&quot;;[.D138]))          )" office:value-type="string" office:string-value="access_kemas_collaborator_web_site_kemas_register_attedance">
            <text:p>access_kemas_collaborator_web_site_kemas_register_attedance</text:p>
          </table:table-cell>
          <table:table-cell table:style-name="ce8" office:value-type="string">
            <text:p>kemas.collaborator.web.site</text:p>
          </table:table-cell>
          <table:table-cell table:style-name="ce1" table:formula="of:=CONCATENATE(LEFT([.B138];FIND(&quot;.&quot;;[.B138])); &quot;model_&quot;;  SUBSTITUTE([.B138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9];&quot;.&quot;;&quot;_&quot;); &quot;_&quot; ;RIGHT([.D139];LEN([.D139])-FIND(&quot;_&quot;;[.D139]))          )" office:value-type="string" office:string-value="access_kemas_collaborator_logbook_kemas_register_attedance">
            <text:p>access_kemas_collaborator_logbook_kemas_register_attedance</text:p>
          </table:table-cell>
          <table:table-cell office:value-type="string">
            <text:p>kemas.collaborator.logbook</text:p>
          </table:table-cell>
          <table:table-cell table:style-name="ce1" table:formula="of:=CONCATENATE(LEFT([.B139];FIND(&quot;.&quot;;[.B139])); &quot;model_&quot;;  SUBSTITUTE([.B139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register_attedance</text:p>
          </table:table-cell>
          <table:table-cell table:style-name="ce33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0];&quot;.&quot;;&quot;_&quot;); &quot;_&quot; ;RIGHT([.D140];LEN([.D140])-FIND(&quot;_&quot;;[.D140]))          )" office:value-type="string" office:string-value="access_kemas_suspension_kemas_register_attedance">
            <text:p>access_kemas_suspension_kemas_register_attedance</text:p>
          </table:table-cell>
          <table:table-cell office:value-type="string">
            <text:p>kemas.suspension</text:p>
          </table:table-cell>
          <table:table-cell table:style-name="ce1" table:formula="of:=CONCATENATE(LEFT([.B140];FIND(&quot;.&quot;;[.B140])); &quot;model_&quot;;  SUBSTITUTE([.B140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1];&quot;.&quot;;&quot;_&quot;); &quot;_&quot; ;RIGHT([.D141];LEN([.D141])-FIND(&quot;_&quot;;[.D141]))          )" office:value-type="string" office:string-value="access_kemas_specialization_course_kemas_register_attedance">
            <text:p>access_kemas_specialization_course_kemas_register_attedance</text:p>
          </table:table-cell>
          <table:table-cell office:value-type="string">
            <text:p>kemas.specialization.course</text:p>
          </table:table-cell>
          <table:table-cell table:style-name="ce1" table:formula="of:=CONCATENATE(LEFT([.B141];FIND(&quot;.&quot;;[.B141])); &quot;model_&quot;;  SUBSTITUTE([.B141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register_attedance</text:p>
          </table:table-cell>
          <table:table-cell table:number-columns-repeated="4" table:style-name="ce3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2];&quot;.&quot;;&quot;_&quot;); &quot;_&quot; ;RIGHT([.D142];LEN([.D142])-FIND(&quot;_&quot;;[.D142]))          )" office:value-type="string" office:string-value="access_kemas_specialization_course_level_kemas_register_attedance">
            <text:p>access_kemas_specialization_course_level_kemas_register_attedance</text:p>
          </table:table-cell>
          <table:table-cell office:value-type="string">
            <text:p>kemas.specialization.course.level</text:p>
          </table:table-cell>
          <table:table-cell table:style-name="ce1" table:formula="of:=CONCATENATE(LEFT([.B142];FIND(&quot;.&quot;;[.B142])); &quot;model_&quot;;  SUBSTITUTE([.B142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register_attedance</text:p>
          </table:table-cell>
          <table:table-cell table:number-columns-repeated="4" table:style-name="ce3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3];&quot;.&quot;;&quot;_&quot;); &quot;_&quot; ;RIGHT([.D143];LEN([.D143])-FIND(&quot;_&quot;;[.D143]))          )" office:value-type="string" office:string-value="access_kemas_specialization_course_line_kemas_register_attedance">
            <text:p>access_kemas_specialization_course_line_kemas_register_attedance</text:p>
          </table:table-cell>
          <table:table-cell office:value-type="string">
            <text:p>kemas.specialization.course.line</text:p>
          </table:table-cell>
          <table:table-cell table:style-name="ce1" table:formula="of:=CONCATENATE(LEFT([.B143];FIND(&quot;.&quot;;[.B143])); &quot;model_&quot;;  SUBSTITUTE([.B143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register_attedance</text:p>
          </table:table-cell>
          <table:table-cell table:number-columns-repeated="4" table:style-name="ce3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4];&quot;.&quot;;&quot;_&quot;); &quot;_&quot; ;RIGHT([.D144];LEN([.D144])-FIND(&quot;_&quot;;[.D144]))          )" office:value-type="string" office:string-value="access_kemas_team_kemas_register_attedance">
            <text:p>access_kemas_team_kemas_register_attedance</text:p>
          </table:table-cell>
          <table:table-cell table:style-name="ce8" office:value-type="string">
            <text:p>kemas.team</text:p>
          </table:table-cell>
          <table:table-cell table:style-name="ce1" table:formula="of:=CONCATENATE(LEFT([.B144];FIND(&quot;.&quot;;[.B144])); &quot;model_&quot;;  SUBSTITUTE([.B144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9"/>
          <table:table-cell table:style-name="ce5"/>
          <table:table-cell table:style-name="ce9" table:number-columns-repeated="1021"/>
        </table:table-row>
        <table:table-row table:style-name="ro4">
          <table:table-cell table:style-name="ce4" table:formula="of:=CONCATENATE( &quot;access_&quot;;  SUBSTITUTE([.B146];&quot;.&quot;;&quot;_&quot;); &quot;_&quot; ;RIGHT([.D146];LEN([.D146])-FIND(&quot;_&quot;;[.D146]))          )" office:value-type="string" office:string-value="access_base_res_country_kemas_register_consultant">
            <text:p>access_base_res_country_kemas_register_consultant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146];FIND(&quot;.&quot;;[.B146])); &quot;model_&quot;;  SUBSTITUTE(RIGHT([.B146];LEN([.B146])-FIND(&quot;.&quot;;[.B146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147];&quot;.&quot;;&quot;_&quot;); &quot;_&quot; ;RIGHT([.D147];LEN([.D147])-FIND(&quot;_&quot;;[.D147]))          )" office:value-type="string" office:string-value="access_base_res_country_state_kemas_register_consultant">
            <text:p>access_base_res_country_state_kemas_register_consultant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147];FIND(&quot;.&quot;;[.B147])); &quot;model_&quot;;  SUBSTITUTE(RIGHT([.B147];LEN([.B147])-FIND(&quot;.&quot;;[.B147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148];&quot;.&quot;;&quot;_&quot;); &quot;_&quot; ;RIGHT([.D148];LEN([.D148])-FIND(&quot;_&quot;;[.D148]))          )" office:value-type="string" office:string-value="access_base_res_partner_kemas_register_consultant">
            <text:p>access_base_res_partner_kemas_register_consultant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148];FIND(&quot;.&quot;;[.B148])); &quot;model_&quot;;  SUBSTITUTE(RIGHT([.B148];LEN([.B148])-FIND(&quot;.&quot;;[.B148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149];&quot;.&quot;;&quot;_&quot;); &quot;_&quot; ;RIGHT([.D149];LEN([.D149])-FIND(&quot;_&quot;;[.D149]))          )" office:value-type="string" office:string-value="access_base_res_company_kemas_register_consultant">
            <text:p>access_base_res_company_kemas_register_consultant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149];FIND(&quot;.&quot;;[.B149])); &quot;model_&quot;;  SUBSTITUTE(RIGHT([.B149];LEN([.B149])-FIND(&quot;.&quot;;[.B149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register_consultant</text:p>
          </table:table-cell>
          <table:table-cell table:style-name="ce37" office:value-type="float" office:value="1">
            <text:p>1</text:p>
          </table:table-cell>
          <table:table-cell table:number-columns-repeated="3" table:style-name="ce37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150];&quot;.&quot;;&quot;_&quot;); &quot;_&quot; ;RIGHT([.D150];LEN([.D150])-FIND(&quot;_&quot;;[.D150]))          )" office:value-type="string" office:string-value="access_base_res_users_kemas_register_consultant">
            <text:p>access_base_res_users_kemas_register_consultant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150];FIND(&quot;.&quot;;[.B150])); &quot;model_&quot;;  SUBSTITUTE(RIGHT([.B150];LEN([.B150])-FIND(&quot;.&quot;;[.B150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151];&quot;.&quot;;&quot;_&quot;); &quot;_&quot; ;RIGHT([.D151];LEN([.D151])-FIND(&quot;_&quot;;[.D151]))          )" office:value-type="string" office:string-value="access_base_ir_sequence_kemas_register_consultant">
            <text:p>access_base_ir_sequence_kemas_register_consultant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151];FIND(&quot;.&quot;;[.B151])); &quot;model_&quot;;  SUBSTITUTE(RIGHT([.B151];LEN([.B151])-FIND(&quot;.&quot;;[.B151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152];&quot;.&quot;;&quot;_&quot;); &quot;_&quot; ;RIGHT([.D152];LEN([.D152])-FIND(&quot;_&quot;;[.D152]))          )" office:value-type="string" office:string-value="access_base_ir_sequence_type_kemas_register_consultant">
            <text:p>access_base_ir_sequence_type_kemas_register_consultant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152];FIND(&quot;.&quot;;[.B152])); &quot;model_&quot;;  SUBSTITUTE(RIGHT([.B152];LEN([.B152])-FIND(&quot;.&quot;;[.B152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2" table:number-columns-repeated="4"/>
          <table:table-cell table:style-name="ce62" table:number-columns-repeated="1016"/>
        </table:table-row>
        <table:table-row table:style-name="ro4">
          <table:table-cell table:style-name="ce1" table:formula="of:=CONCATENATE( &quot;access_&quot;;  SUBSTITUTE([.B154];&quot;.&quot;;&quot;_&quot;); &quot;_&quot; ;RIGHT([.D154];LEN([.D154])-FIND(&quot;_&quot;;[.D154]))          )" office:value-type="string" office:string-value="access_kemas_func_kemas_register_consultant">
            <text:p>access_kemas_func_kemas_register_consultant</text:p>
          </table:table-cell>
          <table:table-cell office:value-type="string">
            <text:p>kemas.func</text:p>
          </table:table-cell>
          <table:table-cell table:style-name="ce1" table:formula="of:=CONCATENATE(LEFT([.B154];FIND(&quot;.&quot;;[.B154])); &quot;model_&quot;;  SUBSTITUTE([.B154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5];&quot;.&quot;;&quot;_&quot;); &quot;_&quot; ;RIGHT([.D155];LEN([.D155])-FIND(&quot;_&quot;;[.D155]))          )" office:value-type="string" office:string-value="access_kemas_config_kemas_register_consultant">
            <text:p>access_kemas_config_kemas_register_consultant</text:p>
          </table:table-cell>
          <table:table-cell office:value-type="string">
            <text:p>kemas.config</text:p>
          </table:table-cell>
          <table:table-cell table:style-name="ce1" table:formula="of:=CONCATENATE(LEFT([.B155];FIND(&quot;.&quot;;[.B155])); &quot;model_&quot;;  SUBSTITUTE([.B155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6];&quot;.&quot;;&quot;_&quot;); &quot;_&quot; ;RIGHT([.D156];LEN([.D156])-FIND(&quot;_&quot;;[.D156]))          )" office:value-type="string" office:string-value="access_kemas_activity_kemas_register_consultant">
            <text:p>access_kemas_activity_kemas_register_consultant</text:p>
          </table:table-cell>
          <table:table-cell office:value-type="string">
            <text:p>kemas.activity</text:p>
          </table:table-cell>
          <table:table-cell table:style-name="ce1" table:formula="of:=CONCATENATE(LEFT([.B156];FIND(&quot;.&quot;;[.B156])); &quot;model_&quot;;  SUBSTITUTE([.B156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7];&quot;.&quot;;&quot;_&quot;); &quot;_&quot; ;RIGHT([.D157];LEN([.D157])-FIND(&quot;_&quot;;[.D157]))          )" office:value-type="string" office:string-value="access_kemas_area_kemas_register_consultant">
            <text:p>access_kemas_area_kemas_register_consultant</text:p>
          </table:table-cell>
          <table:table-cell office:value-type="string">
            <text:p>kemas.area</text:p>
          </table:table-cell>
          <table:table-cell table:style-name="ce1" table:formula="of:=CONCATENATE(LEFT([.B157];FIND(&quot;.&quot;;[.B157])); &quot;model_&quot;;  SUBSTITUTE([.B157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8];&quot;.&quot;;&quot;_&quot;); &quot;_&quot; ;RIGHT([.D158];LEN([.D158])-FIND(&quot;_&quot;;[.D158]))          )" office:value-type="string" office:string-value="access_kemas_level_kemas_register_consultant">
            <text:p>access_kemas_level_kemas_register_consultant</text:p>
          </table:table-cell>
          <table:table-cell office:value-type="string">
            <text:p>kemas.level</text:p>
          </table:table-cell>
          <table:table-cell table:style-name="ce1" table:formula="of:=CONCATENATE(LEFT([.B158];FIND(&quot;.&quot;;[.B158])); &quot;model_&quot;;  SUBSTITUTE([.B158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9];&quot;.&quot;;&quot;_&quot;); &quot;_&quot; ;RIGHT([.D159];LEN([.D159])-FIND(&quot;_&quot;;[.D159]))          )" office:value-type="string" office:string-value="access_kemas_task_assigned_kemas_register_consultant">
            <text:p>access_kemas_task_assigned_kemas_register_consultant</text:p>
          </table:table-cell>
          <table:table-cell office:value-type="string">
            <text:p>kemas.task.assigned</text:p>
          </table:table-cell>
          <table:table-cell table:style-name="ce1" table:formula="of:=CONCATENATE(LEFT([.B159];FIND(&quot;.&quot;;[.B159])); &quot;model_&quot;;  SUBSTITUTE([.B159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0];&quot;.&quot;;&quot;_&quot;); &quot;_&quot; ;RIGHT([.D160];LEN([.D160])-FIND(&quot;_&quot;;[.D160]))          )" office:value-type="string" office:string-value="access_kemas_task_kemas_register_consultant">
            <text:p>access_kemas_task_kemas_register_consultant</text:p>
          </table:table-cell>
          <table:table-cell office:value-type="string">
            <text:p>kemas.task</text:p>
          </table:table-cell>
          <table:table-cell table:style-name="ce1" table:formula="of:=CONCATENATE(LEFT([.B160];FIND(&quot;.&quot;;[.B160])); &quot;model_&quot;;  SUBSTITUTE([.B160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1];&quot;.&quot;;&quot;_&quot;); &quot;_&quot; ;RIGHT([.D161];LEN([.D161])-FIND(&quot;_&quot;;[.D161]))          )" office:value-type="string" office:string-value="access_kemas_task_type_kemas_register_consultant">
            <text:p>access_kemas_task_type_kemas_register_consultant</text:p>
          </table:table-cell>
          <table:table-cell office:value-type="string">
            <text:p>kemas.task.type</text:p>
          </table:table-cell>
          <table:table-cell table:style-name="ce1" table:formula="of:=CONCATENATE(LEFT([.B161];FIND(&quot;.&quot;;[.B161])); &quot;model_&quot;;  SUBSTITUTE([.B161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register_consultant</text:p>
          </table:table-cell>
          <table:table-cell table:style-name="ce38" office:value-type="float" office:value="1">
            <text:p>1</text:p>
          </table:table-cell>
          <table:table-cell table:number-columns-repeated="3" table:style-name="ce3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2];&quot;.&quot;;&quot;_&quot;); &quot;_&quot; ;RIGHT([.D162];LEN([.D162])-FIND(&quot;_&quot;;[.D162]))          )" office:value-type="string" office:string-value="access_kemas_task_category_kemas_register_consultant">
            <text:p>access_kemas_task_category_kemas_register_consultant</text:p>
          </table:table-cell>
          <table:table-cell office:value-type="string">
            <text:p>kemas.task.category</text:p>
          </table:table-cell>
          <table:table-cell table:style-name="ce1" table:formula="of:=CONCATENATE(LEFT([.B162];FIND(&quot;.&quot;;[.B162])); &quot;model_&quot;;  SUBSTITUTE([.B162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register_consultant</text:p>
          </table:table-cell>
          <table:table-cell table:style-name="ce39" office:value-type="float" office:value="1">
            <text:p>1</text:p>
          </table:table-cell>
          <table:table-cell table:number-columns-repeated="3" table:style-name="ce3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3];&quot;.&quot;;&quot;_&quot;); &quot;_&quot; ;RIGHT([.D163];LEN([.D163])-FIND(&quot;_&quot;;[.D163]))          )" office:value-type="string" office:string-value="access_kemas_collaborator_kemas_register_consultant">
            <text:p>access_kemas_collaborator_kemas_register_consultant</text:p>
          </table:table-cell>
          <table:table-cell office:value-type="string">
            <text:p>kemas.collaborator</text:p>
          </table:table-cell>
          <table:table-cell table:style-name="ce1" table:formula="of:=CONCATENATE(LEFT([.B163];FIND(&quot;.&quot;;[.B163])); &quot;model_&quot;;  SUBSTITUTE([.B163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4];&quot;.&quot;;&quot;_&quot;); &quot;_&quot; ;RIGHT([.D164];LEN([.D164])-FIND(&quot;_&quot;;[.D164]))          )" office:value-type="string" office:string-value="access_kemas_school4d_stage_kemas_register_consultant">
            <text:p>access_kemas_school4d_stage_kemas_register_consultant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164];FIND(&quot;.&quot;;[.B164])); &quot;model_&quot;;  SUBSTITUTE([.B164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5];&quot;.&quot;;&quot;_&quot;); &quot;_&quot; ;RIGHT([.D165];LEN([.D165])-FIND(&quot;_&quot;;[.D165]))          )" office:value-type="string" office:string-value="access_kemas_school4d_line_kemas_register_consultant">
            <text:p>access_kemas_school4d_line_kemas_register_consultant</text:p>
          </table:table-cell>
          <table:table-cell office:value-type="string">
            <text:p>kemas.school4d_line</text:p>
          </table:table-cell>
          <table:table-cell table:style-name="ce1" table:formula="of:=CONCATENATE(LEFT([.B165];FIND(&quot;.&quot;;[.B165])); &quot;model_&quot;;  SUBSTITUTE([.B165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2"/>
          <table:table-cell table:style-name="ce63"/>
          <table:table-cell table:number-columns-repeated="1013"/>
        </table:table-row>
        <table:table-row table:style-name="ro4">
          <table:table-cell table:style-name="ce1" table:formula="of:=CONCATENATE( &quot;access_&quot;;  SUBSTITUTE([.B166];&quot;.&quot;;&quot;_&quot;); &quot;_&quot; ;RIGHT([.D166];LEN([.D166])-FIND(&quot;_&quot;;[.D166]))          )" office:value-type="string" office:string-value="access_kemas_school4d_detail_kemas_register_consultant">
            <text:p>access_kemas_school4d_detail_kemas_register_consultant</text:p>
          </table:table-cell>
          <table:table-cell office:value-type="string">
            <text:p>kemas.school4d_detail</text:p>
          </table:table-cell>
          <table:table-cell table:style-name="ce1" table:formula="of:=CONCATENATE(LEFT([.B166];FIND(&quot;.&quot;;[.B166])); &quot;model_&quot;;  SUBSTITUTE([.B166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2"/>
          <table:table-cell table:style-name="ce63"/>
          <table:table-cell table:number-columns-repeated="1013"/>
        </table:table-row>
        <table:table-row table:style-name="ro4">
          <table:table-cell table:style-name="ce1" table:formula="of:=CONCATENATE( &quot;access_&quot;;  SUBSTITUTE([.B167];&quot;.&quot;;&quot;_&quot;); &quot;_&quot; ;RIGHT([.D167];LEN([.D167])-FIND(&quot;_&quot;;[.D167]))          )" office:value-type="string" office:string-value="access_kemas_history_points_kemas_register_consultant">
            <text:p>access_kemas_history_points_kemas_register_consultant</text:p>
          </table:table-cell>
          <table:table-cell office:value-type="string">
            <text:p>kemas.history.points</text:p>
          </table:table-cell>
          <table:table-cell table:style-name="ce1" table:formula="of:=CONCATENATE(LEFT([.B167];FIND(&quot;.&quot;;[.B167])); &quot;model_&quot;;  SUBSTITUTE([.B167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8];&quot;.&quot;;&quot;_&quot;); &quot;_&quot; ;RIGHT([.D168];LEN([.D168])-FIND(&quot;_&quot;;[.D168]))          )" office:value-type="string" office:string-value="access_kemas_place_kemas_register_consultant">
            <text:p>access_kemas_place_kemas_register_consultant</text:p>
          </table:table-cell>
          <table:table-cell office:value-type="string">
            <text:p>kemas.place</text:p>
          </table:table-cell>
          <table:table-cell table:style-name="ce1" table:formula="of:=CONCATENATE(LEFT([.B168];FIND(&quot;.&quot;;[.B168])); &quot;model_&quot;;  SUBSTITUTE([.B168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9];&quot;.&quot;;&quot;_&quot;); &quot;_&quot; ;RIGHT([.D169];LEN([.D169])-FIND(&quot;_&quot;;[.D169]))          )" office:value-type="string" office:string-value="access_kemas_expositor_kemas_register_consultant">
            <text:p>access_kemas_expositor_kemas_register_consultant</text:p>
          </table:table-cell>
          <table:table-cell office:value-type="string">
            <text:p>kemas.expositor</text:p>
          </table:table-cell>
          <table:table-cell table:style-name="ce1" table:formula="of:=CONCATENATE(LEFT([.B169];FIND(&quot;.&quot;;[.B169])); &quot;model_&quot;;  SUBSTITUTE([.B169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0];&quot;.&quot;;&quot;_&quot;); &quot;_&quot; ;RIGHT([.D170];LEN([.D170])-FIND(&quot;_&quot;;[.D170]))          )" office:value-type="string" office:string-value="access_kemas_recording_type_kemas_register_consultant">
            <text:p>access_kemas_recording_type_kemas_register_consultant</text:p>
          </table:table-cell>
          <table:table-cell office:value-type="string">
            <text:p>kemas.recording.type</text:p>
          </table:table-cell>
          <table:table-cell table:style-name="ce1" table:formula="of:=CONCATENATE(LEFT([.B170];FIND(&quot;.&quot;;[.B170])); &quot;model_&quot;;  SUBSTITUTE([.B170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1];&quot;.&quot;;&quot;_&quot;); &quot;_&quot; ;RIGHT([.D171];LEN([.D171])-FIND(&quot;_&quot;;[.D171]))          )" office:value-type="string" office:string-value="access_kemas_recording_series_kemas_register_consultant">
            <text:p>access_kemas_recording_series_kemas_register_consultant</text:p>
          </table:table-cell>
          <table:table-cell table:style-name="ce8" office:value-type="string">
            <text:p>kemas.recording.series</text:p>
          </table:table-cell>
          <table:table-cell table:style-name="ce1" table:formula="of:=CONCATENATE(LEFT([.B171];FIND(&quot;.&quot;;[.B171])); &quot;model_&quot;;  SUBSTITUTE([.B171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2];&quot;.&quot;;&quot;_&quot;); &quot;_&quot; ;RIGHT([.D172];LEN([.D172])-FIND(&quot;_&quot;;[.D172]))          )" office:value-type="string" office:string-value="access_kemas_recording_kemas_register_consultant">
            <text:p>access_kemas_recording_kemas_register_consultant</text:p>
          </table:table-cell>
          <table:table-cell office:value-type="string">
            <text:p>kemas.recording</text:p>
          </table:table-cell>
          <table:table-cell table:style-name="ce1" table:formula="of:=CONCATENATE(LEFT([.B172];FIND(&quot;.&quot;;[.B172])); &quot;model_&quot;;  SUBSTITUTE([.B172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3];&quot;.&quot;;&quot;_&quot;); &quot;_&quot; ;RIGHT([.D173];LEN([.D173])-FIND(&quot;_&quot;;[.D173]))          )" office:value-type="string" office:string-value="access_kemas_repository_category_kemas_register_consultant">
            <text:p>access_kemas_repository_category_kemas_register_consultant</text:p>
          </table:table-cell>
          <table:table-cell office:value-type="string">
            <text:p>kemas.repository.category</text:p>
          </table:table-cell>
          <table:table-cell table:style-name="ce1" table:formula="of:=CONCATENATE(LEFT([.B173];FIND(&quot;.&quot;;[.B173])); &quot;model_&quot;;  SUBSTITUTE([.B173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4];&quot;.&quot;;&quot;_&quot;); &quot;_&quot; ;RIGHT([.D174];LEN([.D174])-FIND(&quot;_&quot;;[.D174]))          )" office:value-type="string" office:string-value="access_kemas_repository_kemas_register_consultant">
            <text:p>access_kemas_repository_kemas_register_consultant</text:p>
          </table:table-cell>
          <table:table-cell office:value-type="string">
            <text:p>kemas.repository</text:p>
          </table:table-cell>
          <table:table-cell table:style-name="ce1" table:formula="of:=CONCATENATE(LEFT([.B174];FIND(&quot;.&quot;;[.B174])); &quot;model_&quot;;  SUBSTITUTE([.B174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5];&quot;.&quot;;&quot;_&quot;); &quot;_&quot; ;RIGHT([.D175];LEN([.D175])-FIND(&quot;_&quot;;[.D175]))          )" office:value-type="string" office:string-value="access_kemas_service_kemas_register_consultant">
            <text:p>access_kemas_service_kemas_register_consultant</text:p>
          </table:table-cell>
          <table:table-cell office:value-type="string">
            <text:p>kemas.service</text:p>
          </table:table-cell>
          <table:table-cell table:style-name="ce1" table:formula="of:=CONCATENATE(LEFT([.B175];FIND(&quot;.&quot;;[.B175])); &quot;model_&quot;;  SUBSTITUTE([.B175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6];&quot;.&quot;;&quot;_&quot;); &quot;_&quot; ;RIGHT([.D176];LEN([.D176])-FIND(&quot;_&quot;;[.D176]))          )" office:value-type="string" office:string-value="access_kemas_event_replacement_kemas_register_consultant">
            <text:p>access_kemas_event_replacement_kemas_register_consultant</text:p>
          </table:table-cell>
          <table:table-cell office:value-type="string">
            <text:p>kemas.event.replacement</text:p>
          </table:table-cell>
          <table:table-cell table:style-name="ce1" table:formula="of:=CONCATENATE(LEFT([.B176];FIND(&quot;.&quot;;[.B176])); &quot;model_&quot;;  SUBSTITUTE([.B176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7];&quot;.&quot;;&quot;_&quot;); &quot;_&quot; ;RIGHT([.D177];LEN([.D177])-FIND(&quot;_&quot;;[.D177]))          )" office:value-type="string" office:string-value="access_kemas_event_collaborator_line_kemas_register_consultant">
            <text:p>access_kemas_event_collaborator_line_kemas_register_consultant</text:p>
          </table:table-cell>
          <table:table-cell office:value-type="string">
            <text:p>kemas.event.collaborator.line</text:p>
          </table:table-cell>
          <table:table-cell table:style-name="ce1" table:formula="of:=CONCATENATE(LEFT([.B177];FIND(&quot;.&quot;;[.B177])); &quot;model_&quot;;  SUBSTITUTE([.B177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8];&quot;.&quot;;&quot;_&quot;); &quot;_&quot; ;RIGHT([.D178];LEN([.D178])-FIND(&quot;_&quot;;[.D178]))          )" office:value-type="string" office:string-value="access_kemas_event_kemas_register_consultant">
            <text:p>access_kemas_event_kemas_register_consultant</text:p>
          </table:table-cell>
          <table:table-cell office:value-type="string">
            <text:p>kemas.event</text:p>
          </table:table-cell>
          <table:table-cell table:style-name="ce1" table:formula="of:=CONCATENATE(LEFT([.B178];FIND(&quot;.&quot;;[.B178])); &quot;model_&quot;;  SUBSTITUTE([.B178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9];&quot;.&quot;;&quot;_&quot;); &quot;_&quot; ;RIGHT([.D179];LEN([.D179])-FIND(&quot;_&quot;;[.D179]))          )" office:value-type="string" office:string-value="access_kemas_event_stage_kemas_register_consultant">
            <text:p>access_kemas_event_stage_kemas_register_consultant</text:p>
          </table:table-cell>
          <table:table-cell office:value-type="string">
            <text:p>kemas.event.stage</text:p>
          </table:table-cell>
          <table:table-cell table:style-name="ce1" table:formula="of:=CONCATENATE(LEFT([.B179];FIND(&quot;.&quot;;[.B179])); &quot;model_&quot;;  SUBSTITUTE([.B179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0];&quot;.&quot;;&quot;_&quot;); &quot;_&quot; ;RIGHT([.D180];LEN([.D180])-FIND(&quot;_&quot;;[.D180]))          )" office:value-type="string" office:string-value="access_kemas_massive_email_kemas_register_consultant">
            <text:p>access_kemas_massive_email_kemas_register_consultant</text:p>
          </table:table-cell>
          <table:table-cell office:value-type="string">
            <text:p>kemas.massive.email</text:p>
          </table:table-cell>
          <table:table-cell table:style-name="ce1" table:formula="of:=CONCATENATE(LEFT([.B180];FIND(&quot;.&quot;;[.B180])); &quot;model_&quot;;  SUBSTITUTE([.B180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1];&quot;.&quot;;&quot;_&quot;); &quot;_&quot; ;RIGHT([.D181];LEN([.D181])-FIND(&quot;_&quot;;[.D181]))          )" office:value-type="string" office:string-value="access_kemas_massive_email_line_kemas_register_consultant">
            <text:p>access_kemas_massive_email_line_kemas_register_consultant</text:p>
          </table:table-cell>
          <table:table-cell office:value-type="string">
            <text:p>kemas.massive.email.line</text:p>
          </table:table-cell>
          <table:table-cell table:style-name="ce1" table:formula="of:=CONCATENATE(LEFT([.B181];FIND(&quot;.&quot;;[.B181])); &quot;model_&quot;;  SUBSTITUTE([.B181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2];&quot;.&quot;;&quot;_&quot;); &quot;_&quot; ;RIGHT([.D182];LEN([.D182])-FIND(&quot;_&quot;;[.D182]))          )" office:value-type="string" office:string-value="access_kemas_ministry_kemas_register_consultant">
            <text:p>access_kemas_ministry_kemas_register_consultant</text:p>
          </table:table-cell>
          <table:table-cell office:value-type="string">
            <text:p>kemas.ministry</text:p>
          </table:table-cell>
          <table:table-cell table:style-name="ce1" table:formula="of:=CONCATENATE(LEFT([.B182];FIND(&quot;.&quot;;[.B182])); &quot;model_&quot;;  SUBSTITUTE([.B182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register_consultant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3];&quot;.&quot;;&quot;_&quot;); &quot;_&quot; ;RIGHT([.D183];LEN([.D183])-FIND(&quot;_&quot;;[.D183]))          )" office:value-type="string" office:string-value="access_kemas_collaborator_progress_level_kemas_register_consultant">
            <text:p>access_kemas_collaborator_progress_level_kemas_register_consultant</text:p>
          </table:table-cell>
          <table:table-cell office:value-type="string">
            <text:p>kemas.collaborator.progress.level</text:p>
          </table:table-cell>
          <table:table-cell table:style-name="ce1" table:formula="of:=CONCATENATE(LEFT([.B183];FIND(&quot;.&quot;;[.B183])); &quot;model_&quot;;  SUBSTITUTE([.B183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register_consultant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4];&quot;.&quot;;&quot;_&quot;); &quot;_&quot; ;RIGHT([.D184];LEN([.D184])-FIND(&quot;_&quot;;[.D184]))          )" office:value-type="string" office:string-value="access_kemas_attendance_kemas_register_consultant">
            <text:p>access_kemas_attendance_kemas_register_consultant</text:p>
          </table:table-cell>
          <table:table-cell office:value-type="string">
            <text:p>kemas.attendance</text:p>
          </table:table-cell>
          <table:table-cell table:style-name="ce1" table:formula="of:=CONCATENATE(LEFT([.B184];FIND(&quot;.&quot;;[.B184])); &quot;model_&quot;;  SUBSTITUTE([.B184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5];&quot;.&quot;;&quot;_&quot;); &quot;_&quot; ;RIGHT([.D185];LEN([.D185])-FIND(&quot;_&quot;;[.D185]))          )" office:value-type="string" office:string-value="access_kemas_web_site_kemas_register_consultant">
            <text:p>access_kemas_web_site_kemas_register_consultant</text:p>
          </table:table-cell>
          <table:table-cell table:style-name="ce8" office:value-type="string">
            <text:p>kemas.web.site</text:p>
          </table:table-cell>
          <table:table-cell table:style-name="ce1" table:formula="of:=CONCATENATE(LEFT([.B185];FIND(&quot;.&quot;;[.B185])); &quot;model_&quot;;  SUBSTITUTE([.B185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6];&quot;.&quot;;&quot;_&quot;); &quot;_&quot; ;RIGHT([.D186];LEN([.D186])-FIND(&quot;_&quot;;[.D186]))          )" office:value-type="string" office:string-value="access_kemas_collaborator_web_site_kemas_register_consultant">
            <text:p>access_kemas_collaborator_web_site_kemas_register_consultant</text:p>
          </table:table-cell>
          <table:table-cell table:style-name="ce8" office:value-type="string">
            <text:p>kemas.collaborator.web.site</text:p>
          </table:table-cell>
          <table:table-cell table:style-name="ce1" table:formula="of:=CONCATENATE(LEFT([.B186];FIND(&quot;.&quot;;[.B186])); &quot;model_&quot;;  SUBSTITUTE([.B186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7];&quot;.&quot;;&quot;_&quot;); &quot;_&quot; ;RIGHT([.D187];LEN([.D187])-FIND(&quot;_&quot;;[.D187]))          )" office:value-type="string" office:string-value="access_kemas_collaborator_logbook_kemas_register_consultant">
            <text:p>access_kemas_collaborator_logbook_kemas_register_consultant</text:p>
          </table:table-cell>
          <table:table-cell office:value-type="string">
            <text:p>kemas.collaborator.logbook</text:p>
          </table:table-cell>
          <table:table-cell table:style-name="ce1" table:formula="of:=CONCATENATE(LEFT([.B187];FIND(&quot;.&quot;;[.B187])); &quot;model_&quot;;  SUBSTITUTE([.B187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register_consultant</text:p>
          </table:table-cell>
          <table:table-cell table:style-name="ce41" office:value-type="float" office:value="1">
            <text:p>1</text:p>
          </table:table-cell>
          <table:table-cell table:number-columns-repeated="3" table:style-name="ce4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8];&quot;.&quot;;&quot;_&quot;); &quot;_&quot; ;RIGHT([.D188];LEN([.D188])-FIND(&quot;_&quot;;[.D188]))          )" office:value-type="string" office:string-value="access_kemas_suspension_kemas_register_consultant">
            <text:p>access_kemas_suspension_kemas_register_consultant</text:p>
          </table:table-cell>
          <table:table-cell office:value-type="string">
            <text:p>kemas.suspension</text:p>
          </table:table-cell>
          <table:table-cell table:style-name="ce1" table:formula="of:=CONCATENATE(LEFT([.B188];FIND(&quot;.&quot;;[.B188])); &quot;model_&quot;;  SUBSTITUTE([.B188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9];&quot;.&quot;;&quot;_&quot;); &quot;_&quot; ;RIGHT([.D189];LEN([.D189])-FIND(&quot;_&quot;;[.D189]))          )" office:value-type="string" office:string-value="access_kemas_specialization_course_kemas_register_consultant">
            <text:p>access_kemas_specialization_course_kemas_register_consultant</text:p>
          </table:table-cell>
          <table:table-cell office:value-type="string">
            <text:p>kemas.specialization.course</text:p>
          </table:table-cell>
          <table:table-cell table:style-name="ce1" table:formula="of:=CONCATENATE(LEFT([.B189];FIND(&quot;.&quot;;[.B189])); &quot;model_&quot;;  SUBSTITUTE([.B189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register_consultant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0];&quot;.&quot;;&quot;_&quot;); &quot;_&quot; ;RIGHT([.D190];LEN([.D190])-FIND(&quot;_&quot;;[.D190]))          )" office:value-type="string" office:string-value="access_kemas_specialization_course_level_kemas_register_consultant">
            <text:p>access_kemas_specialization_course_level_kemas_register_consultant</text:p>
          </table:table-cell>
          <table:table-cell office:value-type="string">
            <text:p>kemas.specialization.course.level</text:p>
          </table:table-cell>
          <table:table-cell table:style-name="ce1" table:formula="of:=CONCATENATE(LEFT([.B190];FIND(&quot;.&quot;;[.B190])); &quot;model_&quot;;  SUBSTITUTE([.B190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register_consultant</text:p>
          </table:table-cell>
          <table:table-cell table:style-name="ce43" office:value-type="float" office:value="1">
            <text:p>1</text:p>
          </table:table-cell>
          <table:table-cell table:number-columns-repeated="3" table:style-name="ce4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1];&quot;.&quot;;&quot;_&quot;); &quot;_&quot; ;RIGHT([.D191];LEN([.D191])-FIND(&quot;_&quot;;[.D191]))          )" office:value-type="string" office:string-value="access_kemas_specialization_course_line_kemas_register_consultant">
            <text:p>access_kemas_specialization_course_line_kemas_register_consultant</text:p>
          </table:table-cell>
          <table:table-cell office:value-type="string">
            <text:p>kemas.specialization.course.line</text:p>
          </table:table-cell>
          <table:table-cell table:style-name="ce1" table:formula="of:=CONCATENATE(LEFT([.B191];FIND(&quot;.&quot;;[.B191])); &quot;model_&quot;;  SUBSTITUTE([.B191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register_consultant</text:p>
          </table:table-cell>
          <table:table-cell table:style-name="ce44" office:value-type="float" office:value="1">
            <text:p>1</text:p>
          </table:table-cell>
          <table:table-cell table:number-columns-repeated="3" table:style-name="ce4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2];&quot;.&quot;;&quot;_&quot;); &quot;_&quot; ;RIGHT([.D192];LEN([.D192])-FIND(&quot;_&quot;;[.D192]))          )" office:value-type="string" office:string-value="access_kemas_team_kemas_register_consultant">
            <text:p>access_kemas_team_kemas_register_consultant</text:p>
          </table:table-cell>
          <table:table-cell table:style-name="ce8" office:value-type="string">
            <text:p>kemas.team</text:p>
          </table:table-cell>
          <table:table-cell table:style-name="ce1" table:formula="of:=CONCATENATE(LEFT([.B192];FIND(&quot;.&quot;;[.B192])); &quot;model_&quot;;  SUBSTITUTE([.B192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register_consultant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0"/>
          <table:table-cell table:style-name="ce6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194];&quot;.&quot;;&quot;_&quot;); &quot;_&quot; ;RIGHT([.D194];LEN([.D194])-FIND(&quot;_&quot;;[.D194]))          )" office:value-type="string" office:string-value="access_base_res_country_kemas_admin">
            <text:p>access_base_res_country_kemas_admin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194];FIND(&quot;.&quot;;[.B194])); &quot;model_&quot;;  SUBSTITUTE(RIGHT([.B194];LEN([.B194])-FIND(&quot;.&quot;;[.B194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195];&quot;.&quot;;&quot;_&quot;); &quot;_&quot; ;RIGHT([.D195];LEN([.D195])-FIND(&quot;_&quot;;[.D195]))          )" office:value-type="string" office:string-value="access_base_res_country_state_kemas_admin">
            <text:p>access_base_res_country_state_kemas_admin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195];FIND(&quot;.&quot;;[.B195])); &quot;model_&quot;;  SUBSTITUTE(RIGHT([.B195];LEN([.B195])-FIND(&quot;.&quot;;[.B195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196];&quot;.&quot;;&quot;_&quot;); &quot;_&quot; ;RIGHT([.D196];LEN([.D196])-FIND(&quot;_&quot;;[.D196]))          )" office:value-type="string" office:string-value="access_base_res_partner_kemas_admin">
            <text:p>access_base_res_partner_kemas_admin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196];FIND(&quot;.&quot;;[.B196])); &quot;model_&quot;;  SUBSTITUTE(RIGHT([.B196];LEN([.B196])-FIND(&quot;.&quot;;[.B196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197];&quot;.&quot;;&quot;_&quot;); &quot;_&quot; ;RIGHT([.D197];LEN([.D197])-FIND(&quot;_&quot;;[.D197]))          )" office:value-type="string" office:string-value="access_base_res_company_kemas_admin">
            <text:p>access_base_res_company_kemas_admin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197];FIND(&quot;.&quot;;[.B197])); &quot;model_&quot;;  SUBSTITUTE(RIGHT([.B197];LEN([.B197])-FIND(&quot;.&quot;;[.B197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admin</text:p>
          </table:table-cell>
          <table:table-cell table:number-columns-repeated="4" table:style-name="ce45" office:value-type="float" office:value="1">
            <text:p>1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198];&quot;.&quot;;&quot;_&quot;); &quot;_&quot; ;RIGHT([.D198];LEN([.D198])-FIND(&quot;_&quot;;[.D198]))          )" office:value-type="string" office:string-value="access_base_res_users_kemas_admin">
            <text:p>access_base_res_users_kemas_admin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198];FIND(&quot;.&quot;;[.B198])); &quot;model_&quot;;  SUBSTITUTE(RIGHT([.B198];LEN([.B198])-FIND(&quot;.&quot;;[.B198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199];&quot;.&quot;;&quot;_&quot;); &quot;_&quot; ;RIGHT([.D199];LEN([.D199])-FIND(&quot;_&quot;;[.D199]))          )" office:value-type="string" office:string-value="access_base_ir_sequence_kemas_admin">
            <text:p>access_base_ir_sequence_kemas_admin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199];FIND(&quot;.&quot;;[.B199])); &quot;model_&quot;;  SUBSTITUTE(RIGHT([.B199];LEN([.B199])-FIND(&quot;.&quot;;[.B199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200];&quot;.&quot;;&quot;_&quot;); &quot;_&quot; ;RIGHT([.D200];LEN([.D200])-FIND(&quot;_&quot;;[.D200]))          )" office:value-type="string" office:string-value="access_base_ir_sequence_type_kemas_admin">
            <text:p>access_base_ir_sequence_type_kemas_admin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200];FIND(&quot;.&quot;;[.B200])); &quot;model_&quot;;  SUBSTITUTE(RIGHT([.B200];LEN([.B200])-FIND(&quot;.&quot;;[.B200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62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2" table:number-columns-repeated="4"/>
          <table:table-cell table:style-name="ce62" table:number-columns-repeated="1016"/>
        </table:table-row>
        <table:table-row table:style-name="ro4">
          <table:table-cell table:style-name="ce1" table:formula="of:=CONCATENATE( &quot;access_&quot;;  SUBSTITUTE([.B202];&quot;.&quot;;&quot;_&quot;); &quot;_&quot; ;RIGHT([.D202];LEN([.D202])-FIND(&quot;_&quot;;[.D202]))          )" office:value-type="string" office:string-value="access_kemas_func_kemas_admin">
            <text:p>access_kemas_func_kemas_admin</text:p>
          </table:table-cell>
          <table:table-cell office:value-type="string">
            <text:p>kemas.func</text:p>
          </table:table-cell>
          <table:table-cell table:style-name="ce1" table:formula="of:=CONCATENATE(LEFT([.B202];FIND(&quot;.&quot;;[.B202])); &quot;model_&quot;;  SUBSTITUTE([.B202];&quot;.&quot;;&quot;_&quot;)          )" office:value-type="string" office:string-value="kemas.model_kemas_func">
            <text:p>kemas.model_kemas_func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3];&quot;.&quot;;&quot;_&quot;); &quot;_&quot; ;RIGHT([.D203];LEN([.D203])-FIND(&quot;_&quot;;[.D203]))          )" office:value-type="string" office:string-value="access_kemas_config_kemas_admin">
            <text:p>access_kemas_config_kemas_admin</text:p>
          </table:table-cell>
          <table:table-cell office:value-type="string">
            <text:p>kemas.config</text:p>
          </table:table-cell>
          <table:table-cell table:style-name="ce1" table:formula="of:=CONCATENATE(LEFT([.B203];FIND(&quot;.&quot;;[.B203])); &quot;model_&quot;;  SUBSTITUTE([.B203];&quot;.&quot;;&quot;_&quot;)          )" office:value-type="string" office:string-value="kemas.model_kemas_config">
            <text:p>kemas.model_kemas_config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4];&quot;.&quot;;&quot;_&quot;); &quot;_&quot; ;RIGHT([.D204];LEN([.D204])-FIND(&quot;_&quot;;[.D204]))          )" office:value-type="string" office:string-value="access_kemas_activity_kemas_admin">
            <text:p>access_kemas_activity_kemas_admin</text:p>
          </table:table-cell>
          <table:table-cell office:value-type="string">
            <text:p>kemas.activity</text:p>
          </table:table-cell>
          <table:table-cell table:style-name="ce1" table:formula="of:=CONCATENATE(LEFT([.B204];FIND(&quot;.&quot;;[.B204])); &quot;model_&quot;;  SUBSTITUTE([.B204];&quot;.&quot;;&quot;_&quot;)          )" office:value-type="string" office:string-value="kemas.model_kemas_activity">
            <text:p>kemas.model_kemas_activity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5];&quot;.&quot;;&quot;_&quot;); &quot;_&quot; ;RIGHT([.D205];LEN([.D205])-FIND(&quot;_&quot;;[.D205]))          )" office:value-type="string" office:string-value="access_kemas_area_kemas_admin">
            <text:p>access_kemas_area_kemas_admin</text:p>
          </table:table-cell>
          <table:table-cell office:value-type="string">
            <text:p>kemas.area</text:p>
          </table:table-cell>
          <table:table-cell table:style-name="ce1" table:formula="of:=CONCATENATE(LEFT([.B205];FIND(&quot;.&quot;;[.B205])); &quot;model_&quot;;  SUBSTITUTE([.B205];&quot;.&quot;;&quot;_&quot;)          )" office:value-type="string" office:string-value="kemas.model_kemas_area">
            <text:p>kemas.model_kemas_area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6];&quot;.&quot;;&quot;_&quot;); &quot;_&quot; ;RIGHT([.D206];LEN([.D206])-FIND(&quot;_&quot;;[.D206]))          )" office:value-type="string" office:string-value="access_kemas_level_kemas_admin">
            <text:p>access_kemas_level_kemas_admin</text:p>
          </table:table-cell>
          <table:table-cell office:value-type="string">
            <text:p>kemas.level</text:p>
          </table:table-cell>
          <table:table-cell table:style-name="ce1" table:formula="of:=CONCATENATE(LEFT([.B206];FIND(&quot;.&quot;;[.B206])); &quot;model_&quot;;  SUBSTITUTE([.B206];&quot;.&quot;;&quot;_&quot;)          )" office:value-type="string" office:string-value="kemas.model_kemas_level">
            <text:p>kemas.model_kemas_level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7];&quot;.&quot;;&quot;_&quot;); &quot;_&quot; ;RIGHT([.D207];LEN([.D207])-FIND(&quot;_&quot;;[.D207]))          )" office:value-type="string" office:string-value="access_kemas_task_assigned_kemas_admin">
            <text:p>access_kemas_task_assigned_kemas_admin</text:p>
          </table:table-cell>
          <table:table-cell office:value-type="string">
            <text:p>kemas.task.assigned</text:p>
          </table:table-cell>
          <table:table-cell table:style-name="ce1" table:formula="of:=CONCATENATE(LEFT([.B207];FIND(&quot;.&quot;;[.B207])); &quot;model_&quot;;  SUBSTITUTE([.B207];&quot;.&quot;;&quot;_&quot;)          )" office:value-type="string" office:string-value="kemas.model_kemas_task_assigned">
            <text:p>kemas.model_kemas_task_assigned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8];&quot;.&quot;;&quot;_&quot;); &quot;_&quot; ;RIGHT([.D208];LEN([.D208])-FIND(&quot;_&quot;;[.D208]))          )" office:value-type="string" office:string-value="access_kemas_task_kemas_admin">
            <text:p>access_kemas_task_kemas_admin</text:p>
          </table:table-cell>
          <table:table-cell office:value-type="string">
            <text:p>kemas.task</text:p>
          </table:table-cell>
          <table:table-cell table:style-name="ce1" table:formula="of:=CONCATENATE(LEFT([.B208];FIND(&quot;.&quot;;[.B208])); &quot;model_&quot;;  SUBSTITUTE([.B208];&quot;.&quot;;&quot;_&quot;)          )" office:value-type="string" office:string-value="kemas.model_kemas_task">
            <text:p>kemas.model_kemas_task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9];&quot;.&quot;;&quot;_&quot;); &quot;_&quot; ;RIGHT([.D209];LEN([.D209])-FIND(&quot;_&quot;;[.D209]))          )" office:value-type="string" office:string-value="access_kemas_task_type_kemas_admin">
            <text:p>access_kemas_task_type_kemas_admin</text:p>
          </table:table-cell>
          <table:table-cell office:value-type="string">
            <text:p>kemas.task.type</text:p>
          </table:table-cell>
          <table:table-cell table:style-name="ce1" table:formula="of:=CONCATENATE(LEFT([.B209];FIND(&quot;.&quot;;[.B209])); &quot;model_&quot;;  SUBSTITUTE([.B209];&quot;.&quot;;&quot;_&quot;)          )" office:value-type="string" office:string-value="kemas.model_kemas_task_type">
            <text:p>kemas.model_kemas_task_type</text:p>
          </table:table-cell>
          <table:table-cell table:style-name="ce1" office:value-type="string">
            <text:p>group_kemas_admin</text:p>
          </table:table-cell>
          <table:table-cell table:number-columns-repeated="4" table:style-name="ce46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0];&quot;.&quot;;&quot;_&quot;); &quot;_&quot; ;RIGHT([.D210];LEN([.D210])-FIND(&quot;_&quot;;[.D210]))          )" office:value-type="string" office:string-value="access_kemas_task_category_kemas_admin">
            <text:p>access_kemas_task_category_kemas_admin</text:p>
          </table:table-cell>
          <table:table-cell office:value-type="string">
            <text:p>kemas.task.category</text:p>
          </table:table-cell>
          <table:table-cell table:style-name="ce1" table:formula="of:=CONCATENATE(LEFT([.B210];FIND(&quot;.&quot;;[.B210])); &quot;model_&quot;;  SUBSTITUTE([.B210];&quot;.&quot;;&quot;_&quot;)          )" office:value-type="string" office:string-value="kemas.model_kemas_task_category">
            <text:p>kemas.model_kemas_task_category</text:p>
          </table:table-cell>
          <table:table-cell table:style-name="ce1" office:value-type="string">
            <text:p>group_kemas_admin</text:p>
          </table:table-cell>
          <table:table-cell table:number-columns-repeated="4" table:style-name="ce47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1];&quot;.&quot;;&quot;_&quot;); &quot;_&quot; ;RIGHT([.D211];LEN([.D211])-FIND(&quot;_&quot;;[.D211]))          )" office:value-type="string" office:string-value="access_kemas_collaborator_kemas_admin">
            <text:p>access_kemas_collaborator_kemas_admin</text:p>
          </table:table-cell>
          <table:table-cell office:value-type="string">
            <text:p>kemas.collaborator</text:p>
          </table:table-cell>
          <table:table-cell table:style-name="ce1" table:formula="of:=CONCATENATE(LEFT([.B211];FIND(&quot;.&quot;;[.B211])); &quot;model_&quot;;  SUBSTITUTE([.B211];&quot;.&quot;;&quot;_&quot;)          )" office:value-type="string" office:string-value="kemas.model_kemas_collaborator">
            <text:p>kemas.model_kemas_collaborator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2];&quot;.&quot;;&quot;_&quot;); &quot;_&quot; ;RIGHT([.D212];LEN([.D212])-FIND(&quot;_&quot;;[.D212]))          )" office:value-type="string" office:string-value="access_kemas_school4d_stage_kemas_admin">
            <text:p>access_kemas_school4d_stage_kemas_admin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212];FIND(&quot;.&quot;;[.B212])); &quot;model_&quot;;  SUBSTITUTE([.B212];&quot;.&quot;;&quot;_&quot;)          )" office:value-type="string" office:string-value="kemas.model_kemas_school4d_stage">
            <text:p>kemas.model_kemas_school4d_stag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3];&quot;.&quot;;&quot;_&quot;); &quot;_&quot; ;RIGHT([.D213];LEN([.D213])-FIND(&quot;_&quot;;[.D213]))          )" office:value-type="string" office:string-value="access_kemas_school4d_line_kemas_admin">
            <text:p>access_kemas_school4d_line_kemas_admin</text:p>
          </table:table-cell>
          <table:table-cell office:value-type="string">
            <text:p>kemas.school4d_line</text:p>
          </table:table-cell>
          <table:table-cell table:style-name="ce1" table:formula="of:=CONCATENATE(LEFT([.B213];FIND(&quot;.&quot;;[.B213])); &quot;model_&quot;;  SUBSTITUTE([.B213];&quot;.&quot;;&quot;_&quot;)          )" office:value-type="string" office:string-value="kemas.model_kemas_school4d_line">
            <text:p>kemas.model_kemas_school4d_lin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63"/>
          <table:table-cell table:number-columns-repeated="1013"/>
        </table:table-row>
        <table:table-row table:style-name="ro4">
          <table:table-cell table:style-name="ce1" table:formula="of:=CONCATENATE( &quot;access_&quot;;  SUBSTITUTE([.B214];&quot;.&quot;;&quot;_&quot;); &quot;_&quot; ;RIGHT([.D214];LEN([.D214])-FIND(&quot;_&quot;;[.D214]))          )" office:value-type="string" office:string-value="access_kemas_school4d_detail_kemas_admin">
            <text:p>access_kemas_school4d_detail_kemas_admin</text:p>
          </table:table-cell>
          <table:table-cell office:value-type="string">
            <text:p>kemas.school4d_detail</text:p>
          </table:table-cell>
          <table:table-cell table:style-name="ce1" table:formula="of:=CONCATENATE(LEFT([.B214];FIND(&quot;.&quot;;[.B214])); &quot;model_&quot;;  SUBSTITUTE([.B214];&quot;.&quot;;&quot;_&quot;)          )" office:value-type="string" office:string-value="kemas.model_kemas_school4d_detail">
            <text:p>kemas.model_kemas_school4d_detail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63"/>
          <table:table-cell table:number-columns-repeated="1013"/>
        </table:table-row>
        <table:table-row table:style-name="ro4">
          <table:table-cell table:style-name="ce1" table:formula="of:=CONCATENATE( &quot;access_&quot;;  SUBSTITUTE([.B215];&quot;.&quot;;&quot;_&quot;); &quot;_&quot; ;RIGHT([.D215];LEN([.D215])-FIND(&quot;_&quot;;[.D215]))          )" office:value-type="string" office:string-value="access_kemas_history_points_kemas_admin">
            <text:p>access_kemas_history_points_kemas_admin</text:p>
          </table:table-cell>
          <table:table-cell office:value-type="string">
            <text:p>kemas.history.points</text:p>
          </table:table-cell>
          <table:table-cell table:style-name="ce1" table:formula="of:=CONCATENATE(LEFT([.B215];FIND(&quot;.&quot;;[.B215])); &quot;model_&quot;;  SUBSTITUTE([.B215];&quot;.&quot;;&quot;_&quot;)          )" office:value-type="string" office:string-value="kemas.model_kemas_history_points">
            <text:p>kemas.model_kemas_history_points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6];&quot;.&quot;;&quot;_&quot;); &quot;_&quot; ;RIGHT([.D216];LEN([.D216])-FIND(&quot;_&quot;;[.D216]))          )" office:value-type="string" office:string-value="access_kemas_place_kemas_admin">
            <text:p>access_kemas_place_kemas_admin</text:p>
          </table:table-cell>
          <table:table-cell office:value-type="string">
            <text:p>kemas.place</text:p>
          </table:table-cell>
          <table:table-cell table:style-name="ce1" table:formula="of:=CONCATENATE(LEFT([.B216];FIND(&quot;.&quot;;[.B216])); &quot;model_&quot;;  SUBSTITUTE([.B216];&quot;.&quot;;&quot;_&quot;)          )" office:value-type="string" office:string-value="kemas.model_kemas_place">
            <text:p>kemas.model_kemas_plac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7];&quot;.&quot;;&quot;_&quot;); &quot;_&quot; ;RIGHT([.D217];LEN([.D217])-FIND(&quot;_&quot;;[.D217]))          )" office:value-type="string" office:string-value="access_kemas_expositor_kemas_admin">
            <text:p>access_kemas_expositor_kemas_admin</text:p>
          </table:table-cell>
          <table:table-cell office:value-type="string">
            <text:p>kemas.expositor</text:p>
          </table:table-cell>
          <table:table-cell table:style-name="ce1" table:formula="of:=CONCATENATE(LEFT([.B217];FIND(&quot;.&quot;;[.B217])); &quot;model_&quot;;  SUBSTITUTE([.B217];&quot;.&quot;;&quot;_&quot;)          )" office:value-type="string" office:string-value="kemas.model_kemas_expositor">
            <text:p>kemas.model_kemas_expositor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8];&quot;.&quot;;&quot;_&quot;); &quot;_&quot; ;RIGHT([.D218];LEN([.D218])-FIND(&quot;_&quot;;[.D218]))          )" office:value-type="string" office:string-value="access_kemas_recording_type_kemas_admin">
            <text:p>access_kemas_recording_type_kemas_admin</text:p>
          </table:table-cell>
          <table:table-cell office:value-type="string">
            <text:p>kemas.recording.type</text:p>
          </table:table-cell>
          <table:table-cell table:style-name="ce1" table:formula="of:=CONCATENATE(LEFT([.B218];FIND(&quot;.&quot;;[.B218])); &quot;model_&quot;;  SUBSTITUTE([.B218];&quot;.&quot;;&quot;_&quot;)          )" office:value-type="string" office:string-value="kemas.model_kemas_recording_type">
            <text:p>kemas.model_kemas_recording_typ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9];&quot;.&quot;;&quot;_&quot;); &quot;_&quot; ;RIGHT([.D219];LEN([.D219])-FIND(&quot;_&quot;;[.D219]))          )" office:value-type="string" office:string-value="access_kemas_recording_series_kemas_admin">
            <text:p>access_kemas_recording_series_kemas_admin</text:p>
          </table:table-cell>
          <table:table-cell table:style-name="ce8" office:value-type="string">
            <text:p>kemas.recording.series</text:p>
          </table:table-cell>
          <table:table-cell table:style-name="ce1" table:formula="of:=CONCATENATE(LEFT([.B219];FIND(&quot;.&quot;;[.B219])); &quot;model_&quot;;  SUBSTITUTE([.B219];&quot;.&quot;;&quot;_&quot;)          )" office:value-type="string" office:string-value="kemas.model_kemas_recording_series">
            <text:p>kemas.model_kemas_recording_series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0];&quot;.&quot;;&quot;_&quot;); &quot;_&quot; ;RIGHT([.D220];LEN([.D220])-FIND(&quot;_&quot;;[.D220]))          )" office:value-type="string" office:string-value="access_kemas_recording_kemas_admin">
            <text:p>access_kemas_recording_kemas_admin</text:p>
          </table:table-cell>
          <table:table-cell office:value-type="string">
            <text:p>kemas.recording</text:p>
          </table:table-cell>
          <table:table-cell table:style-name="ce1" table:formula="of:=CONCATENATE(LEFT([.B220];FIND(&quot;.&quot;;[.B220])); &quot;model_&quot;;  SUBSTITUTE([.B220];&quot;.&quot;;&quot;_&quot;)          )" office:value-type="string" office:string-value="kemas.model_kemas_recording">
            <text:p>kemas.model_kemas_recording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1];&quot;.&quot;;&quot;_&quot;); &quot;_&quot; ;RIGHT([.D221];LEN([.D221])-FIND(&quot;_&quot;;[.D221]))          )" office:value-type="string" office:string-value="access_kemas_repository_category_kemas_admin">
            <text:p>access_kemas_repository_category_kemas_admin</text:p>
          </table:table-cell>
          <table:table-cell office:value-type="string">
            <text:p>kemas.repository.category</text:p>
          </table:table-cell>
          <table:table-cell table:style-name="ce1" table:formula="of:=CONCATENATE(LEFT([.B221];FIND(&quot;.&quot;;[.B221])); &quot;model_&quot;;  SUBSTITUTE([.B221];&quot;.&quot;;&quot;_&quot;)          )" office:value-type="string" office:string-value="kemas.model_kemas_repository_category">
            <text:p>kemas.model_kemas_repository_category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2];&quot;.&quot;;&quot;_&quot;); &quot;_&quot; ;RIGHT([.D222];LEN([.D222])-FIND(&quot;_&quot;;[.D222]))          )" office:value-type="string" office:string-value="access_kemas_repository_kemas_admin">
            <text:p>access_kemas_repository_kemas_admin</text:p>
          </table:table-cell>
          <table:table-cell office:value-type="string">
            <text:p>kemas.repository</text:p>
          </table:table-cell>
          <table:table-cell table:style-name="ce1" table:formula="of:=CONCATENATE(LEFT([.B222];FIND(&quot;.&quot;;[.B222])); &quot;model_&quot;;  SUBSTITUTE([.B222];&quot;.&quot;;&quot;_&quot;)          )" office:value-type="string" office:string-value="kemas.model_kemas_repository">
            <text:p>kemas.model_kemas_repository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3];&quot;.&quot;;&quot;_&quot;); &quot;_&quot; ;RIGHT([.D223];LEN([.D223])-FIND(&quot;_&quot;;[.D223]))          )" office:value-type="string" office:string-value="access_kemas_service_kemas_admin">
            <text:p>access_kemas_service_kemas_admin</text:p>
          </table:table-cell>
          <table:table-cell office:value-type="string">
            <text:p>kemas.service</text:p>
          </table:table-cell>
          <table:table-cell table:style-name="ce1" table:formula="of:=CONCATENATE(LEFT([.B223];FIND(&quot;.&quot;;[.B223])); &quot;model_&quot;;  SUBSTITUTE([.B223];&quot;.&quot;;&quot;_&quot;)          )" office:value-type="string" office:string-value="kemas.model_kemas_service">
            <text:p>kemas.model_kemas_servic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4];&quot;.&quot;;&quot;_&quot;); &quot;_&quot; ;RIGHT([.D224];LEN([.D224])-FIND(&quot;_&quot;;[.D224]))          )" office:value-type="string" office:string-value="access_kemas_event_replacement_kemas_admin">
            <text:p>access_kemas_event_replacement_kemas_admin</text:p>
          </table:table-cell>
          <table:table-cell office:value-type="string">
            <text:p>kemas.event.replacement</text:p>
          </table:table-cell>
          <table:table-cell table:style-name="ce1" table:formula="of:=CONCATENATE(LEFT([.B224];FIND(&quot;.&quot;;[.B224])); &quot;model_&quot;;  SUBSTITUTE([.B224];&quot;.&quot;;&quot;_&quot;)          )" office:value-type="string" office:string-value="kemas.model_kemas_event_replacement">
            <text:p>kemas.model_kemas_event_replacement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5];&quot;.&quot;;&quot;_&quot;); &quot;_&quot; ;RIGHT([.D225];LEN([.D225])-FIND(&quot;_&quot;;[.D225]))          )" office:value-type="string" office:string-value="access_kemas_event_collaborator_line_kemas_admin">
            <text:p>access_kemas_event_collaborator_line_kemas_admin</text:p>
          </table:table-cell>
          <table:table-cell office:value-type="string">
            <text:p>kemas.event.collaborator.line</text:p>
          </table:table-cell>
          <table:table-cell table:style-name="ce1" table:formula="of:=CONCATENATE(LEFT([.B225];FIND(&quot;.&quot;;[.B225])); &quot;model_&quot;;  SUBSTITUTE([.B225];&quot;.&quot;;&quot;_&quot;)          )" office:value-type="string" office:string-value="kemas.model_kemas_event_collaborator_line">
            <text:p>kemas.model_kemas_event_collaborator_lin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6];&quot;.&quot;;&quot;_&quot;); &quot;_&quot; ;RIGHT([.D226];LEN([.D226])-FIND(&quot;_&quot;;[.D226]))          )" office:value-type="string" office:string-value="access_kemas_event_kemas_admin">
            <text:p>access_kemas_event_kemas_admin</text:p>
          </table:table-cell>
          <table:table-cell office:value-type="string">
            <text:p>kemas.event</text:p>
          </table:table-cell>
          <table:table-cell table:style-name="ce1" table:formula="of:=CONCATENATE(LEFT([.B226];FIND(&quot;.&quot;;[.B226])); &quot;model_&quot;;  SUBSTITUTE([.B226];&quot;.&quot;;&quot;_&quot;)          )" office:value-type="string" office:string-value="kemas.model_kemas_event">
            <text:p>kemas.model_kemas_event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7];&quot;.&quot;;&quot;_&quot;); &quot;_&quot; ;RIGHT([.D227];LEN([.D227])-FIND(&quot;_&quot;;[.D227]))          )" office:value-type="string" office:string-value="access_kemas_event_stage_kemas_admin">
            <text:p>access_kemas_event_stage_kemas_admin</text:p>
          </table:table-cell>
          <table:table-cell office:value-type="string">
            <text:p>kemas.event.stage</text:p>
          </table:table-cell>
          <table:table-cell table:style-name="ce1" table:formula="of:=CONCATENATE(LEFT([.B227];FIND(&quot;.&quot;;[.B227])); &quot;model_&quot;;  SUBSTITUTE([.B227];&quot;.&quot;;&quot;_&quot;)          )" office:value-type="string" office:string-value="kemas.model_kemas_event_stage">
            <text:p>kemas.model_kemas_event_stag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8];&quot;.&quot;;&quot;_&quot;); &quot;_&quot; ;RIGHT([.D228];LEN([.D228])-FIND(&quot;_&quot;;[.D228]))          )" office:value-type="string" office:string-value="access_kemas_massive_email_kemas_admin">
            <text:p>access_kemas_massive_email_kemas_admin</text:p>
          </table:table-cell>
          <table:table-cell office:value-type="string">
            <text:p>kemas.massive.email</text:p>
          </table:table-cell>
          <table:table-cell table:style-name="ce1" table:formula="of:=CONCATENATE(LEFT([.B228];FIND(&quot;.&quot;;[.B228])); &quot;model_&quot;;  SUBSTITUTE([.B228];&quot;.&quot;;&quot;_&quot;)          )" office:value-type="string" office:string-value="kemas.model_kemas_massive_email">
            <text:p>kemas.model_kemas_massive_email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9];&quot;.&quot;;&quot;_&quot;); &quot;_&quot; ;RIGHT([.D229];LEN([.D229])-FIND(&quot;_&quot;;[.D229]))          )" office:value-type="string" office:string-value="access_kemas_massive_email_line_kemas_admin">
            <text:p>access_kemas_massive_email_line_kemas_admin</text:p>
          </table:table-cell>
          <table:table-cell office:value-type="string">
            <text:p>kemas.massive.email.line</text:p>
          </table:table-cell>
          <table:table-cell table:style-name="ce1" table:formula="of:=CONCATENATE(LEFT([.B229];FIND(&quot;.&quot;;[.B229])); &quot;model_&quot;;  SUBSTITUTE([.B229];&quot;.&quot;;&quot;_&quot;)          )" office:value-type="string" office:string-value="kemas.model_kemas_massive_email_line">
            <text:p>kemas.model_kemas_massive_email_lin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0];&quot;.&quot;;&quot;_&quot;); &quot;_&quot; ;RIGHT([.D230];LEN([.D230])-FIND(&quot;_&quot;;[.D230]))          )" office:value-type="string" office:string-value="access_kemas_ministry_kemas_admin">
            <text:p>access_kemas_ministry_kemas_admin</text:p>
          </table:table-cell>
          <table:table-cell office:value-type="string">
            <text:p>kemas.ministry</text:p>
          </table:table-cell>
          <table:table-cell table:style-name="ce1" table:formula="of:=CONCATENATE(LEFT([.B230];FIND(&quot;.&quot;;[.B230])); &quot;model_&quot;;  SUBSTITUTE([.B230];&quot;.&quot;;&quot;_&quot;)          )" office:value-type="string" office:string-value="kemas.model_kemas_ministry">
            <text:p>kemas.model_kemas_ministry</text:p>
          </table:table-cell>
          <table:table-cell table:style-name="ce1" office:value-type="string">
            <text:p>group_kemas_admin</text:p>
          </table:table-cell>
          <table:table-cell table:number-columns-repeated="4" table:style-name="ce48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1];&quot;.&quot;;&quot;_&quot;); &quot;_&quot; ;RIGHT([.D231];LEN([.D231])-FIND(&quot;_&quot;;[.D231]))          )" office:value-type="string" office:string-value="access_kemas_collaborator_progress_level_kemas_admin">
            <text:p>access_kemas_collaborator_progress_level_kemas_admin</text:p>
          </table:table-cell>
          <table:table-cell office:value-type="string">
            <text:p>kemas.collaborator.progress.level</text:p>
          </table:table-cell>
          <table:table-cell table:style-name="ce1" table:formula="of:=CONCATENATE(LEFT([.B231];FIND(&quot;.&quot;;[.B231])); &quot;model_&quot;;  SUBSTITUTE([.B231];&quot;.&quot;;&quot;_&quot;)          )" office:value-type="string" office:string-value="kemas.model_kemas_collaborator_progress_level">
            <text:p>kemas.model_kemas_collaborator_progress_level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2];&quot;.&quot;;&quot;_&quot;); &quot;_&quot; ;RIGHT([.D232];LEN([.D232])-FIND(&quot;_&quot;;[.D232]))          )" office:value-type="string" office:string-value="access_kemas_attendance_kemas_admin">
            <text:p>access_kemas_attendance_kemas_admin</text:p>
          </table:table-cell>
          <table:table-cell office:value-type="string">
            <text:p>kemas.attendance</text:p>
          </table:table-cell>
          <table:table-cell table:style-name="ce1" table:formula="of:=CONCATENATE(LEFT([.B232];FIND(&quot;.&quot;;[.B232])); &quot;model_&quot;;  SUBSTITUTE([.B232];&quot;.&quot;;&quot;_&quot;)          )" office:value-type="string" office:string-value="kemas.model_kemas_attendance">
            <text:p>kemas.model_kemas_attendanc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3];&quot;.&quot;;&quot;_&quot;); &quot;_&quot; ;RIGHT([.D233];LEN([.D233])-FIND(&quot;_&quot;;[.D233]))          )" office:value-type="string" office:string-value="access_kemas_web_site_kemas_admin">
            <text:p>access_kemas_web_site_kemas_admin</text:p>
          </table:table-cell>
          <table:table-cell table:style-name="ce8" office:value-type="string">
            <text:p>kemas.web.site</text:p>
          </table:table-cell>
          <table:table-cell table:style-name="ce1" table:formula="of:=CONCATENATE(LEFT([.B233];FIND(&quot;.&quot;;[.B233])); &quot;model_&quot;;  SUBSTITUTE([.B233];&quot;.&quot;;&quot;_&quot;)          )" office:value-type="string" office:string-value="kemas.model_kemas_web_site">
            <text:p>kemas.model_kemas_web_sit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4];&quot;.&quot;;&quot;_&quot;); &quot;_&quot; ;RIGHT([.D234];LEN([.D234])-FIND(&quot;_&quot;;[.D234]))          )" office:value-type="string" office:string-value="access_kemas_collaborator_web_site_kemas_admin">
            <text:p>access_kemas_collaborator_web_site_kemas_admin</text:p>
          </table:table-cell>
          <table:table-cell table:style-name="ce8" office:value-type="string">
            <text:p>kemas.collaborator.web.site</text:p>
          </table:table-cell>
          <table:table-cell table:style-name="ce1" table:formula="of:=CONCATENATE(LEFT([.B234];FIND(&quot;.&quot;;[.B234])); &quot;model_&quot;;  SUBSTITUTE([.B234];&quot;.&quot;;&quot;_&quot;)          )" office:value-type="string" office:string-value="kemas.model_kemas_collaborator_web_site">
            <text:p>kemas.model_kemas_collaborator_web_sit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5];&quot;.&quot;;&quot;_&quot;); &quot;_&quot; ;RIGHT([.D235];LEN([.D235])-FIND(&quot;_&quot;;[.D235]))          )" office:value-type="string" office:string-value="access_kemas_collaborator_logbook_kemas_admin">
            <text:p>access_kemas_collaborator_logbook_kemas_admin</text:p>
          </table:table-cell>
          <table:table-cell office:value-type="string">
            <text:p>kemas.collaborator.logbook</text:p>
          </table:table-cell>
          <table:table-cell table:style-name="ce1" table:formula="of:=CONCATENATE(LEFT([.B235];FIND(&quot;.&quot;;[.B235])); &quot;model_&quot;;  SUBSTITUTE([.B235];&quot;.&quot;;&quot;_&quot;)          )" office:value-type="string" office:string-value="kemas.model_kemas_collaborator_logbook">
            <text:p>kemas.model_kemas_collaborator_logbook</text:p>
          </table:table-cell>
          <table:table-cell table:style-name="ce1" office:value-type="string">
            <text:p>group_kemas_admin</text:p>
          </table:table-cell>
          <table:table-cell table:number-columns-repeated="4" table:style-name="ce49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6];&quot;.&quot;;&quot;_&quot;); &quot;_&quot; ;RIGHT([.D236];LEN([.D236])-FIND(&quot;_&quot;;[.D236]))          )" office:value-type="string" office:string-value="access_kemas_suspension_kemas_admin">
            <text:p>access_kemas_suspension_kemas_admin</text:p>
          </table:table-cell>
          <table:table-cell office:value-type="string">
            <text:p>kemas.suspension</text:p>
          </table:table-cell>
          <table:table-cell table:style-name="ce1" table:formula="of:=CONCATENATE(LEFT([.B236];FIND(&quot;.&quot;;[.B236])); &quot;model_&quot;;  SUBSTITUTE([.B236];&quot;.&quot;;&quot;_&quot;)          )" office:value-type="string" office:string-value="kemas.model_kemas_suspension">
            <text:p>kemas.model_kemas_suspension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7];&quot;.&quot;;&quot;_&quot;); &quot;_&quot; ;RIGHT([.D237];LEN([.D237])-FIND(&quot;_&quot;;[.D237]))          )" office:value-type="string" office:string-value="access_kemas_specialization_course_kemas_admin">
            <text:p>access_kemas_specialization_course_kemas_admin</text:p>
          </table:table-cell>
          <table:table-cell office:value-type="string">
            <text:p>kemas.specialization.course</text:p>
          </table:table-cell>
          <table:table-cell table:style-name="ce1" table:formula="of:=CONCATENATE(LEFT([.B237];FIND(&quot;.&quot;;[.B237])); &quot;model_&quot;;  SUBSTITUTE([.B237];&quot;.&quot;;&quot;_&quot;)          )" office:value-type="string" office:string-value="kemas.model_kemas_specialization_course">
            <text:p>kemas.model_kemas_specialization_course</text:p>
          </table:table-cell>
          <table:table-cell table:style-name="ce1" office:value-type="string">
            <text:p>group_kemas_admin</text:p>
          </table:table-cell>
          <table:table-cell table:number-columns-repeated="4" table:style-name="ce50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8];&quot;.&quot;;&quot;_&quot;); &quot;_&quot; ;RIGHT([.D238];LEN([.D238])-FIND(&quot;_&quot;;[.D238]))          )" office:value-type="string" office:string-value="access_kemas_specialization_course_level_kemas_admin">
            <text:p>access_kemas_specialization_course_level_kemas_admin</text:p>
          </table:table-cell>
          <table:table-cell office:value-type="string">
            <text:p>kemas.specialization.course.level</text:p>
          </table:table-cell>
          <table:table-cell table:style-name="ce1" table:formula="of:=CONCATENATE(LEFT([.B238];FIND(&quot;.&quot;;[.B238])); &quot;model_&quot;;  SUBSTITUTE([.B238];&quot;.&quot;;&quot;_&quot;)          )" office:value-type="string" office:string-value="kemas.model_kemas_specialization_course_level">
            <text:p>kemas.model_kemas_specialization_course_level</text:p>
          </table:table-cell>
          <table:table-cell table:style-name="ce1" office:value-type="string">
            <text:p>group_kemas_admin</text:p>
          </table:table-cell>
          <table:table-cell table:number-columns-repeated="4" table:style-name="ce51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9];&quot;.&quot;;&quot;_&quot;); &quot;_&quot; ;RIGHT([.D239];LEN([.D239])-FIND(&quot;_&quot;;[.D239]))          )" office:value-type="string" office:string-value="access_kemas_specialization_course_line_kemas_admin">
            <text:p>access_kemas_specialization_course_line_kemas_admin</text:p>
          </table:table-cell>
          <table:table-cell office:value-type="string">
            <text:p>kemas.specialization.course.line</text:p>
          </table:table-cell>
          <table:table-cell table:style-name="ce1" table:formula="of:=CONCATENATE(LEFT([.B239];FIND(&quot;.&quot;;[.B239])); &quot;model_&quot;;  SUBSTITUTE([.B239];&quot;.&quot;;&quot;_&quot;)          )" office:value-type="string" office:string-value="kemas.model_kemas_specialization_course_line">
            <text:p>kemas.model_kemas_specialization_course_line</text:p>
          </table:table-cell>
          <table:table-cell table:style-name="ce1" office:value-type="string">
            <text:p>group_kemas_admin</text:p>
          </table:table-cell>
          <table:table-cell table:number-columns-repeated="4" table:style-name="ce5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0];&quot;.&quot;;&quot;_&quot;); &quot;_&quot; ;RIGHT([.D240];LEN([.D240])-FIND(&quot;_&quot;;[.D240]))          )" office:value-type="string" office:string-value="access_kemas_team_kemas_admin">
            <text:p>access_kemas_team_kemas_admin</text:p>
          </table:table-cell>
          <table:table-cell table:style-name="ce8" office:value-type="string">
            <text:p>kemas.team</text:p>
          </table:table-cell>
          <table:table-cell table:style-name="ce1" table:formula="of:=CONCATENATE(LEFT([.B240];FIND(&quot;.&quot;;[.B240])); &quot;model_&quot;;  SUBSTITUTE([.B240];&quot;.&quot;;&quot;_&quot;)          )" office:value-type="string" office:string-value="kemas.model_kemas_team">
            <text:p>kemas.model_kemas_team</text:p>
          </table:table-cell>
          <table:table-cell table:style-name="ce1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0"/>
          <table:table-cell table:style-name="ce6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242];&quot;.&quot;;&quot;_&quot;); &quot;_&quot; ;RIGHT([.D242];LEN([.D242])-FIND(&quot;_&quot;;[.D242]))          )" office:value-type="string" office:string-value="access_base_res_country_kemas_librarian">
            <text:p>access_base_res_country_kemas_librarian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242];FIND(&quot;.&quot;;[.B242])); &quot;model_&quot;;  SUBSTITUTE(RIGHT([.B242];LEN([.B242])-FIND(&quot;.&quot;;[.B242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243];&quot;.&quot;;&quot;_&quot;); &quot;_&quot; ;RIGHT([.D243];LEN([.D243])-FIND(&quot;_&quot;;[.D243]))          )" office:value-type="string" office:string-value="access_base_res_country_state_kemas_librarian">
            <text:p>access_base_res_country_state_kemas_librarian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243];FIND(&quot;.&quot;;[.B243])); &quot;model_&quot;;  SUBSTITUTE(RIGHT([.B243];LEN([.B243])-FIND(&quot;.&quot;;[.B243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244];&quot;.&quot;;&quot;_&quot;); &quot;_&quot; ;RIGHT([.D244];LEN([.D244])-FIND(&quot;_&quot;;[.D244]))          )" office:value-type="string" office:string-value="access_base_res_partner_kemas_librarian">
            <text:p>access_base_res_partner_kemas_librarian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244];FIND(&quot;.&quot;;[.B244])); &quot;model_&quot;;  SUBSTITUTE(RIGHT([.B244];LEN([.B244])-FIND(&quot;.&quot;;[.B244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245];&quot;.&quot;;&quot;_&quot;); &quot;_&quot; ;RIGHT([.D245];LEN([.D245])-FIND(&quot;_&quot;;[.D245]))          )" office:value-type="string" office:string-value="access_base_res_company_kemas_librarian">
            <text:p>access_base_res_company_kemas_librarian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245];FIND(&quot;.&quot;;[.B245])); &quot;model_&quot;;  SUBSTITUTE(RIGHT([.B245];LEN([.B245])-FIND(&quot;.&quot;;[.B245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librarian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246];&quot;.&quot;;&quot;_&quot;); &quot;_&quot; ;RIGHT([.D246];LEN([.D246])-FIND(&quot;_&quot;;[.D246]))          )" office:value-type="string" office:string-value="access_base_res_users_kemas_librarian">
            <text:p>access_base_res_users_kemas_librarian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246];FIND(&quot;.&quot;;[.B246])); &quot;model_&quot;;  SUBSTITUTE(RIGHT([.B246];LEN([.B246])-FIND(&quot;.&quot;;[.B246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247];&quot;.&quot;;&quot;_&quot;); &quot;_&quot; ;RIGHT([.D247];LEN([.D247])-FIND(&quot;_&quot;;[.D247]))          )" office:value-type="string" office:string-value="access_base_ir_sequence_kemas_librarian">
            <text:p>access_base_ir_sequence_kemas_librarian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247];FIND(&quot;.&quot;;[.B247])); &quot;model_&quot;;  SUBSTITUTE(RIGHT([.B247];LEN([.B247])-FIND(&quot;.&quot;;[.B247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62" table:number-columns-repeated="1016"/>
        </table:table-row>
        <table:table-row table:style-name="ro4">
          <table:table-cell table:style-name="ce4" table:formula="of:=CONCATENATE( &quot;access_&quot;;  SUBSTITUTE([.B248];&quot;.&quot;;&quot;_&quot;); &quot;_&quot; ;RIGHT([.D248];LEN([.D248])-FIND(&quot;_&quot;;[.D248]))          )" office:value-type="string" office:string-value="access_base_ir_sequence_type_kemas_librarian">
            <text:p>access_base_ir_sequence_type_kemas_librarian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248];FIND(&quot;.&quot;;[.B248])); &quot;model_&quot;;  SUBSTITUTE(RIGHT([.B248];LEN([.B248])-FIND(&quot;.&quot;;[.B248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62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2" table:number-columns-repeated="4"/>
          <table:table-cell table:style-name="ce62" table:number-columns-repeated="1016"/>
        </table:table-row>
        <table:table-row table:style-name="ro4">
          <table:table-cell table:style-name="ce1" table:formula="of:=CONCATENATE( &quot;access_&quot;;  SUBSTITUTE([.B250];&quot;.&quot;;&quot;_&quot;); &quot;_&quot; ;RIGHT([.D250];LEN([.D250])-FIND(&quot;_&quot;;[.D250]))          )" office:value-type="string" office:string-value="access_kemas_func_kemas_librarian">
            <text:p>access_kemas_func_kemas_librarian</text:p>
          </table:table-cell>
          <table:table-cell office:value-type="string">
            <text:p>kemas.func</text:p>
          </table:table-cell>
          <table:table-cell table:style-name="ce1" table:formula="of:=CONCATENATE(LEFT([.B250];FIND(&quot;.&quot;;[.B250])); &quot;model_&quot;;  SUBSTITUTE([.B250];&quot;.&quot;;&quot;_&quot;)          )" office:value-type="string" office:string-value="kemas.model_kemas_func">
            <text:p>kemas.model_kemas_func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1];&quot;.&quot;;&quot;_&quot;); &quot;_&quot; ;RIGHT([.D251];LEN([.D251])-FIND(&quot;_&quot;;[.D251]))          )" office:value-type="string" office:string-value="access_kemas_config_kemas_librarian">
            <text:p>access_kemas_config_kemas_librarian</text:p>
          </table:table-cell>
          <table:table-cell office:value-type="string">
            <text:p>kemas.config</text:p>
          </table:table-cell>
          <table:table-cell table:style-name="ce1" table:formula="of:=CONCATENATE(LEFT([.B251];FIND(&quot;.&quot;;[.B251])); &quot;model_&quot;;  SUBSTITUTE([.B251];&quot;.&quot;;&quot;_&quot;)          )" office:value-type="string" office:string-value="kemas.model_kemas_config">
            <text:p>kemas.model_kemas_config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2];&quot;.&quot;;&quot;_&quot;); &quot;_&quot; ;RIGHT([.D252];LEN([.D252])-FIND(&quot;_&quot;;[.D252]))          )" office:value-type="string" office:string-value="access_kemas_activity_kemas_librarian">
            <text:p>access_kemas_activity_kemas_librarian</text:p>
          </table:table-cell>
          <table:table-cell office:value-type="string">
            <text:p>kemas.activity</text:p>
          </table:table-cell>
          <table:table-cell table:style-name="ce1" table:formula="of:=CONCATENATE(LEFT([.B252];FIND(&quot;.&quot;;[.B252])); &quot;model_&quot;;  SUBSTITUTE([.B252];&quot;.&quot;;&quot;_&quot;)          )" office:value-type="string" office:string-value="kemas.model_kemas_activity">
            <text:p>kemas.model_kemas_activity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3];&quot;.&quot;;&quot;_&quot;); &quot;_&quot; ;RIGHT([.D253];LEN([.D253])-FIND(&quot;_&quot;;[.D253]))          )" office:value-type="string" office:string-value="access_kemas_area_kemas_librarian">
            <text:p>access_kemas_area_kemas_librarian</text:p>
          </table:table-cell>
          <table:table-cell office:value-type="string">
            <text:p>kemas.area</text:p>
          </table:table-cell>
          <table:table-cell table:style-name="ce1" table:formula="of:=CONCATENATE(LEFT([.B253];FIND(&quot;.&quot;;[.B253])); &quot;model_&quot;;  SUBSTITUTE([.B253];&quot;.&quot;;&quot;_&quot;)          )" office:value-type="string" office:string-value="kemas.model_kemas_area">
            <text:p>kemas.model_kemas_area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4];&quot;.&quot;;&quot;_&quot;); &quot;_&quot; ;RIGHT([.D254];LEN([.D254])-FIND(&quot;_&quot;;[.D254]))          )" office:value-type="string" office:string-value="access_kemas_level_kemas_librarian">
            <text:p>access_kemas_level_kemas_librarian</text:p>
          </table:table-cell>
          <table:table-cell office:value-type="string">
            <text:p>kemas.level</text:p>
          </table:table-cell>
          <table:table-cell table:style-name="ce1" table:formula="of:=CONCATENATE(LEFT([.B254];FIND(&quot;.&quot;;[.B254])); &quot;model_&quot;;  SUBSTITUTE([.B254];&quot;.&quot;;&quot;_&quot;)          )" office:value-type="string" office:string-value="kemas.model_kemas_level">
            <text:p>kemas.model_kemas_level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5];&quot;.&quot;;&quot;_&quot;); &quot;_&quot; ;RIGHT([.D255];LEN([.D255])-FIND(&quot;_&quot;;[.D255]))          )" office:value-type="string" office:string-value="access_kemas_task_assigned_kemas_librarian">
            <text:p>access_kemas_task_assigned_kemas_librarian</text:p>
          </table:table-cell>
          <table:table-cell office:value-type="string">
            <text:p>kemas.task.assigned</text:p>
          </table:table-cell>
          <table:table-cell table:style-name="ce1" table:formula="of:=CONCATENATE(LEFT([.B255];FIND(&quot;.&quot;;[.B255])); &quot;model_&quot;;  SUBSTITUTE([.B255];&quot;.&quot;;&quot;_&quot;)          )" office:value-type="string" office:string-value="kemas.model_kemas_task_assigned">
            <text:p>kemas.model_kemas_task_assigned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6];&quot;.&quot;;&quot;_&quot;); &quot;_&quot; ;RIGHT([.D256];LEN([.D256])-FIND(&quot;_&quot;;[.D256]))          )" office:value-type="string" office:string-value="access_kemas_task_kemas_librarian">
            <text:p>access_kemas_task_kemas_librarian</text:p>
          </table:table-cell>
          <table:table-cell office:value-type="string">
            <text:p>kemas.task</text:p>
          </table:table-cell>
          <table:table-cell table:style-name="ce1" table:formula="of:=CONCATENATE(LEFT([.B256];FIND(&quot;.&quot;;[.B256])); &quot;model_&quot;;  SUBSTITUTE([.B256];&quot;.&quot;;&quot;_&quot;)          )" office:value-type="string" office:string-value="kemas.model_kemas_task">
            <text:p>kemas.model_kemas_task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7];&quot;.&quot;;&quot;_&quot;); &quot;_&quot; ;RIGHT([.D257];LEN([.D257])-FIND(&quot;_&quot;;[.D257]))          )" office:value-type="string" office:string-value="access_kemas_task_type_kemas_librarian">
            <text:p>access_kemas_task_type_kemas_librarian</text:p>
          </table:table-cell>
          <table:table-cell office:value-type="string">
            <text:p>kemas.task.type</text:p>
          </table:table-cell>
          <table:table-cell table:style-name="ce1" table:formula="of:=CONCATENATE(LEFT([.B257];FIND(&quot;.&quot;;[.B257])); &quot;model_&quot;;  SUBSTITUTE([.B257];&quot;.&quot;;&quot;_&quot;)          )" office:value-type="string" office:string-value="kemas.model_kemas_task_type">
            <text:p>kemas.model_kemas_task_typ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5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8];&quot;.&quot;;&quot;_&quot;); &quot;_&quot; ;RIGHT([.D258];LEN([.D258])-FIND(&quot;_&quot;;[.D258]))          )" office:value-type="string" office:string-value="access_kemas_task_category_kemas_librarian">
            <text:p>access_kemas_task_category_kemas_librarian</text:p>
          </table:table-cell>
          <table:table-cell office:value-type="string">
            <text:p>kemas.task.category</text:p>
          </table:table-cell>
          <table:table-cell table:style-name="ce1" table:formula="of:=CONCATENATE(LEFT([.B258];FIND(&quot;.&quot;;[.B258])); &quot;model_&quot;;  SUBSTITUTE([.B258];&quot;.&quot;;&quot;_&quot;)          )" office:value-type="string" office:string-value="kemas.model_kemas_task_category">
            <text:p>kemas.model_kemas_task_category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5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9];&quot;.&quot;;&quot;_&quot;); &quot;_&quot; ;RIGHT([.D259];LEN([.D259])-FIND(&quot;_&quot;;[.D259]))          )" office:value-type="string" office:string-value="access_kemas_collaborator_kemas_librarian">
            <text:p>access_kemas_collaborator_kemas_librarian</text:p>
          </table:table-cell>
          <table:table-cell office:value-type="string">
            <text:p>kemas.collaborator</text:p>
          </table:table-cell>
          <table:table-cell table:style-name="ce1" table:formula="of:=CONCATENATE(LEFT([.B259];FIND(&quot;.&quot;;[.B259])); &quot;model_&quot;;  SUBSTITUTE([.B259];&quot;.&quot;;&quot;_&quot;)          )" office:value-type="string" office:string-value="kemas.model_kemas_collaborator">
            <text:p>kemas.model_kemas_collaborator</text:p>
          </table:table-cell>
          <table:table-cell table:style-name="ce1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0];&quot;.&quot;;&quot;_&quot;); &quot;_&quot; ;RIGHT([.D260];LEN([.D260])-FIND(&quot;_&quot;;[.D260]))          )" office:value-type="string" office:string-value="access_kemas_school4d_stage_kemas_librarian">
            <text:p>access_kemas_school4d_stage_kemas_librarian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260];FIND(&quot;.&quot;;[.B260])); &quot;model_&quot;;  SUBSTITUTE([.B260];&quot;.&quot;;&quot;_&quot;)          )" office:value-type="string" office:string-value="kemas.model_kemas_school4d_stage">
            <text:p>kemas.model_kemas_school4d_stag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1];&quot;.&quot;;&quot;_&quot;); &quot;_&quot; ;RIGHT([.D261];LEN([.D261])-FIND(&quot;_&quot;;[.D261]))          )" office:value-type="string" office:string-value="access_kemas_school4d_line_kemas_librarian">
            <text:p>access_kemas_school4d_line_kemas_librarian</text:p>
          </table:table-cell>
          <table:table-cell office:value-type="string">
            <text:p>kemas.school4d_line</text:p>
          </table:table-cell>
          <table:table-cell table:style-name="ce1" table:formula="of:=CONCATENATE(LEFT([.B261];FIND(&quot;.&quot;;[.B261])); &quot;model_&quot;;  SUBSTITUTE([.B261];&quot;.&quot;;&quot;_&quot;)          )" office:value-type="string" office:string-value="kemas.model_kemas_school4d_line">
            <text:p>kemas.model_kemas_school4d_lin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2"/>
          <table:table-cell table:style-name="ce63"/>
          <table:table-cell table:number-columns-repeated="1013"/>
        </table:table-row>
        <table:table-row table:style-name="ro4">
          <table:table-cell table:style-name="ce1" table:formula="of:=CONCATENATE( &quot;access_&quot;;  SUBSTITUTE([.B262];&quot;.&quot;;&quot;_&quot;); &quot;_&quot; ;RIGHT([.D262];LEN([.D262])-FIND(&quot;_&quot;;[.D262]))          )" office:value-type="string" office:string-value="access_kemas_school4d_detail_kemas_librarian">
            <text:p>access_kemas_school4d_detail_kemas_librarian</text:p>
          </table:table-cell>
          <table:table-cell office:value-type="string">
            <text:p>kemas.school4d_detail</text:p>
          </table:table-cell>
          <table:table-cell table:style-name="ce1" table:formula="of:=CONCATENATE(LEFT([.B262];FIND(&quot;.&quot;;[.B262])); &quot;model_&quot;;  SUBSTITUTE([.B262];&quot;.&quot;;&quot;_&quot;)          )" office:value-type="string" office:string-value="kemas.model_kemas_school4d_detail">
            <text:p>kemas.model_kemas_school4d_detail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2"/>
          <table:table-cell table:style-name="ce63"/>
          <table:table-cell table:number-columns-repeated="1013"/>
        </table:table-row>
        <table:table-row table:style-name="ro4">
          <table:table-cell table:style-name="ce1" table:formula="of:=CONCATENATE( &quot;access_&quot;;  SUBSTITUTE([.B263];&quot;.&quot;;&quot;_&quot;); &quot;_&quot; ;RIGHT([.D263];LEN([.D263])-FIND(&quot;_&quot;;[.D263]))          )" office:value-type="string" office:string-value="access_kemas_history_points_kemas_librarian">
            <text:p>access_kemas_history_points_kemas_librarian</text:p>
          </table:table-cell>
          <table:table-cell office:value-type="string">
            <text:p>kemas.history.points</text:p>
          </table:table-cell>
          <table:table-cell table:style-name="ce1" table:formula="of:=CONCATENATE(LEFT([.B263];FIND(&quot;.&quot;;[.B263])); &quot;model_&quot;;  SUBSTITUTE([.B263];&quot;.&quot;;&quot;_&quot;)          )" office:value-type="string" office:string-value="kemas.model_kemas_history_points">
            <text:p>kemas.model_kemas_history_points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4];&quot;.&quot;;&quot;_&quot;); &quot;_&quot; ;RIGHT([.D264];LEN([.D264])-FIND(&quot;_&quot;;[.D264]))          )" office:value-type="string" office:string-value="access_kemas_place_kemas_librarian">
            <text:p>access_kemas_place_kemas_librarian</text:p>
          </table:table-cell>
          <table:table-cell office:value-type="string">
            <text:p>kemas.place</text:p>
          </table:table-cell>
          <table:table-cell table:style-name="ce1" table:formula="of:=CONCATENATE(LEFT([.B264];FIND(&quot;.&quot;;[.B264])); &quot;model_&quot;;  SUBSTITUTE([.B264];&quot;.&quot;;&quot;_&quot;)          )" office:value-type="string" office:string-value="kemas.model_kemas_place">
            <text:p>kemas.model_kemas_plac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5];&quot;.&quot;;&quot;_&quot;); &quot;_&quot; ;RIGHT([.D265];LEN([.D265])-FIND(&quot;_&quot;;[.D265]))          )" office:value-type="string" office:string-value="access_kemas_expositor_kemas_librarian">
            <text:p>access_kemas_expositor_kemas_librarian</text:p>
          </table:table-cell>
          <table:table-cell office:value-type="string">
            <text:p>kemas.expositor</text:p>
          </table:table-cell>
          <table:table-cell table:style-name="ce1" table:formula="of:=CONCATENATE(LEFT([.B265];FIND(&quot;.&quot;;[.B265])); &quot;model_&quot;;  SUBSTITUTE([.B265];&quot;.&quot;;&quot;_&quot;)          )" office:value-type="string" office:string-value="kemas.model_kemas_expositor">
            <text:p>kemas.model_kemas_expositor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6];&quot;.&quot;;&quot;_&quot;); &quot;_&quot; ;RIGHT([.D266];LEN([.D266])-FIND(&quot;_&quot;;[.D266]))          )" office:value-type="string" office:string-value="access_kemas_recording_type_kemas_librarian">
            <text:p>access_kemas_recording_type_kemas_librarian</text:p>
          </table:table-cell>
          <table:table-cell office:value-type="string">
            <text:p>kemas.recording.type</text:p>
          </table:table-cell>
          <table:table-cell table:style-name="ce1" table:formula="of:=CONCATENATE(LEFT([.B266];FIND(&quot;.&quot;;[.B266])); &quot;model_&quot;;  SUBSTITUTE([.B266];&quot;.&quot;;&quot;_&quot;)          )" office:value-type="string" office:string-value="kemas.model_kemas_recording_type">
            <text:p>kemas.model_kemas_recording_typ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7];&quot;.&quot;;&quot;_&quot;); &quot;_&quot; ;RIGHT([.D267];LEN([.D267])-FIND(&quot;_&quot;;[.D267]))          )" office:value-type="string" office:string-value="access_kemas_recording_series_kemas_librarian">
            <text:p>access_kemas_recording_series_kemas_librarian</text:p>
          </table:table-cell>
          <table:table-cell table:style-name="ce8" office:value-type="string">
            <text:p>kemas.recording.series</text:p>
          </table:table-cell>
          <table:table-cell table:style-name="ce1" table:formula="of:=CONCATENATE(LEFT([.B267];FIND(&quot;.&quot;;[.B267])); &quot;model_&quot;;  SUBSTITUTE([.B267];&quot;.&quot;;&quot;_&quot;)          )" office:value-type="string" office:string-value="kemas.model_kemas_recording_series">
            <text:p>kemas.model_kemas_recording_series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8];&quot;.&quot;;&quot;_&quot;); &quot;_&quot; ;RIGHT([.D268];LEN([.D268])-FIND(&quot;_&quot;;[.D268]))          )" office:value-type="string" office:string-value="access_kemas_recording_kemas_librarian">
            <text:p>access_kemas_recording_kemas_librarian</text:p>
          </table:table-cell>
          <table:table-cell office:value-type="string">
            <text:p>kemas.recording</text:p>
          </table:table-cell>
          <table:table-cell table:style-name="ce1" table:formula="of:=CONCATENATE(LEFT([.B268];FIND(&quot;.&quot;;[.B268])); &quot;model_&quot;;  SUBSTITUTE([.B268];&quot;.&quot;;&quot;_&quot;)          )" office:value-type="string" office:string-value="kemas.model_kemas_recording">
            <text:p>kemas.model_kemas_recording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9];&quot;.&quot;;&quot;_&quot;); &quot;_&quot; ;RIGHT([.D269];LEN([.D269])-FIND(&quot;_&quot;;[.D269]))          )" office:value-type="string" office:string-value="access_kemas_repository_category_kemas_librarian">
            <text:p>access_kemas_repository_category_kemas_librarian</text:p>
          </table:table-cell>
          <table:table-cell office:value-type="string">
            <text:p>kemas.repository.category</text:p>
          </table:table-cell>
          <table:table-cell table:style-name="ce1" table:formula="of:=CONCATENATE(LEFT([.B269];FIND(&quot;.&quot;;[.B269])); &quot;model_&quot;;  SUBSTITUTE([.B269];&quot;.&quot;;&quot;_&quot;)          )" office:value-type="string" office:string-value="kemas.model_kemas_repository_category">
            <text:p>kemas.model_kemas_repository_category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0];&quot;.&quot;;&quot;_&quot;); &quot;_&quot; ;RIGHT([.D270];LEN([.D270])-FIND(&quot;_&quot;;[.D270]))          )" office:value-type="string" office:string-value="access_kemas_repository_kemas_librarian">
            <text:p>access_kemas_repository_kemas_librarian</text:p>
          </table:table-cell>
          <table:table-cell office:value-type="string">
            <text:p>kemas.repository</text:p>
          </table:table-cell>
          <table:table-cell table:style-name="ce1" table:formula="of:=CONCATENATE(LEFT([.B270];FIND(&quot;.&quot;;[.B270])); &quot;model_&quot;;  SUBSTITUTE([.B270];&quot;.&quot;;&quot;_&quot;)          )" office:value-type="string" office:string-value="kemas.model_kemas_repository">
            <text:p>kemas.model_kemas_repository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1];&quot;.&quot;;&quot;_&quot;); &quot;_&quot; ;RIGHT([.D271];LEN([.D271])-FIND(&quot;_&quot;;[.D271]))          )" office:value-type="string" office:string-value="access_kemas_service_kemas_librarian">
            <text:p>access_kemas_service_kemas_librarian</text:p>
          </table:table-cell>
          <table:table-cell office:value-type="string">
            <text:p>kemas.service</text:p>
          </table:table-cell>
          <table:table-cell table:style-name="ce1" table:formula="of:=CONCATENATE(LEFT([.B271];FIND(&quot;.&quot;;[.B271])); &quot;model_&quot;;  SUBSTITUTE([.B271];&quot;.&quot;;&quot;_&quot;)          )" office:value-type="string" office:string-value="kemas.model_kemas_service">
            <text:p>kemas.model_kemas_servic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2];&quot;.&quot;;&quot;_&quot;); &quot;_&quot; ;RIGHT([.D272];LEN([.D272])-FIND(&quot;_&quot;;[.D272]))          )" office:value-type="string" office:string-value="access_kemas_event_replacement_kemas_librarian">
            <text:p>access_kemas_event_replacement_kemas_librarian</text:p>
          </table:table-cell>
          <table:table-cell office:value-type="string">
            <text:p>kemas.event.replacement</text:p>
          </table:table-cell>
          <table:table-cell table:style-name="ce1" table:formula="of:=CONCATENATE(LEFT([.B272];FIND(&quot;.&quot;;[.B272])); &quot;model_&quot;;  SUBSTITUTE([.B272];&quot;.&quot;;&quot;_&quot;)          )" office:value-type="string" office:string-value="kemas.model_kemas_event_replacement">
            <text:p>kemas.model_kemas_event_replacement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3];&quot;.&quot;;&quot;_&quot;); &quot;_&quot; ;RIGHT([.D273];LEN([.D273])-FIND(&quot;_&quot;;[.D273]))          )" office:value-type="string" office:string-value="access_kemas_event_collaborator_line_kemas_librarian">
            <text:p>access_kemas_event_collaborator_line_kemas_librarian</text:p>
          </table:table-cell>
          <table:table-cell office:value-type="string">
            <text:p>kemas.event.collaborator.line</text:p>
          </table:table-cell>
          <table:table-cell table:style-name="ce1" table:formula="of:=CONCATENATE(LEFT([.B273];FIND(&quot;.&quot;;[.B273])); &quot;model_&quot;;  SUBSTITUTE([.B273];&quot;.&quot;;&quot;_&quot;)          )" office:value-type="string" office:string-value="kemas.model_kemas_event_collaborator_line">
            <text:p>kemas.model_kemas_event_collaborator_lin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4];&quot;.&quot;;&quot;_&quot;); &quot;_&quot; ;RIGHT([.D274];LEN([.D274])-FIND(&quot;_&quot;;[.D274]))          )" office:value-type="string" office:string-value="access_kemas_event_kemas_librarian">
            <text:p>access_kemas_event_kemas_librarian</text:p>
          </table:table-cell>
          <table:table-cell office:value-type="string">
            <text:p>kemas.event</text:p>
          </table:table-cell>
          <table:table-cell table:style-name="ce1" table:formula="of:=CONCATENATE(LEFT([.B274];FIND(&quot;.&quot;;[.B274])); &quot;model_&quot;;  SUBSTITUTE([.B274];&quot;.&quot;;&quot;_&quot;)          )" office:value-type="string" office:string-value="kemas.model_kemas_event">
            <text:p>kemas.model_kemas_event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5];&quot;.&quot;;&quot;_&quot;); &quot;_&quot; ;RIGHT([.D275];LEN([.D275])-FIND(&quot;_&quot;;[.D275]))          )" office:value-type="string" office:string-value="access_kemas_event_stage_kemas_librarian">
            <text:p>access_kemas_event_stage_kemas_librarian</text:p>
          </table:table-cell>
          <table:table-cell office:value-type="string">
            <text:p>kemas.event.stage</text:p>
          </table:table-cell>
          <table:table-cell table:style-name="ce1" table:formula="of:=CONCATENATE(LEFT([.B275];FIND(&quot;.&quot;;[.B275])); &quot;model_&quot;;  SUBSTITUTE([.B275];&quot;.&quot;;&quot;_&quot;)          )" office:value-type="string" office:string-value="kemas.model_kemas_event_stage">
            <text:p>kemas.model_kemas_event_stag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6];&quot;.&quot;;&quot;_&quot;); &quot;_&quot; ;RIGHT([.D276];LEN([.D276])-FIND(&quot;_&quot;;[.D276]))          )" office:value-type="string" office:string-value="access_kemas_massive_email_kemas_librarian">
            <text:p>access_kemas_massive_email_kemas_librarian</text:p>
          </table:table-cell>
          <table:table-cell office:value-type="string">
            <text:p>kemas.massive.email</text:p>
          </table:table-cell>
          <table:table-cell table:style-name="ce1" table:formula="of:=CONCATENATE(LEFT([.B276];FIND(&quot;.&quot;;[.B276])); &quot;model_&quot;;  SUBSTITUTE([.B276];&quot;.&quot;;&quot;_&quot;)          )" office:value-type="string" office:string-value="kemas.model_kemas_massive_email">
            <text:p>kemas.model_kemas_massive_email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7];&quot;.&quot;;&quot;_&quot;); &quot;_&quot; ;RIGHT([.D277];LEN([.D277])-FIND(&quot;_&quot;;[.D277]))          )" office:value-type="string" office:string-value="access_kemas_massive_email_line_kemas_librarian">
            <text:p>access_kemas_massive_email_line_kemas_librarian</text:p>
          </table:table-cell>
          <table:table-cell office:value-type="string">
            <text:p>kemas.massive.email.line</text:p>
          </table:table-cell>
          <table:table-cell table:style-name="ce1" table:formula="of:=CONCATENATE(LEFT([.B277];FIND(&quot;.&quot;;[.B277])); &quot;model_&quot;;  SUBSTITUTE([.B277];&quot;.&quot;;&quot;_&quot;)          )" office:value-type="string" office:string-value="kemas.model_kemas_massive_email_line">
            <text:p>kemas.model_kemas_massive_email_lin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8];&quot;.&quot;;&quot;_&quot;); &quot;_&quot; ;RIGHT([.D278];LEN([.D278])-FIND(&quot;_&quot;;[.D278]))          )" office:value-type="string" office:string-value="access_kemas_ministry_kemas_librarian">
            <text:p>access_kemas_ministry_kemas_librarian</text:p>
          </table:table-cell>
          <table:table-cell office:value-type="string">
            <text:p>kemas.ministry</text:p>
          </table:table-cell>
          <table:table-cell table:style-name="ce1" table:formula="of:=CONCATENATE(LEFT([.B278];FIND(&quot;.&quot;;[.B278])); &quot;model_&quot;;  SUBSTITUTE([.B278];&quot;.&quot;;&quot;_&quot;)          )" office:value-type="string" office:string-value="kemas.model_kemas_ministry">
            <text:p>kemas.model_kemas_ministry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5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9];&quot;.&quot;;&quot;_&quot;); &quot;_&quot; ;RIGHT([.D279];LEN([.D279])-FIND(&quot;_&quot;;[.D279]))          )" office:value-type="string" office:string-value="access_kemas_collaborator_progress_level_kemas_librarian">
            <text:p>access_kemas_collaborator_progress_level_kemas_librarian</text:p>
          </table:table-cell>
          <table:table-cell office:value-type="string">
            <text:p>kemas.collaborator.progress.level</text:p>
          </table:table-cell>
          <table:table-cell table:style-name="ce1" table:formula="of:=CONCATENATE(LEFT([.B279];FIND(&quot;.&quot;;[.B279])); &quot;model_&quot;;  SUBSTITUTE([.B279];&quot;.&quot;;&quot;_&quot;)          )" office:value-type="string" office:string-value="kemas.model_kemas_collaborator_progress_level">
            <text:p>kemas.model_kemas_collaborator_progress_level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0];&quot;.&quot;;&quot;_&quot;); &quot;_&quot; ;RIGHT([.D280];LEN([.D280])-FIND(&quot;_&quot;;[.D280]))          )" office:value-type="string" office:string-value="access_kemas_attendance_kemas_librarian">
            <text:p>access_kemas_attendance_kemas_librarian</text:p>
          </table:table-cell>
          <table:table-cell office:value-type="string">
            <text:p>kemas.attendance</text:p>
          </table:table-cell>
          <table:table-cell table:style-name="ce1" table:formula="of:=CONCATENATE(LEFT([.B280];FIND(&quot;.&quot;;[.B280])); &quot;model_&quot;;  SUBSTITUTE([.B280];&quot;.&quot;;&quot;_&quot;)          )" office:value-type="string" office:string-value="kemas.model_kemas_attendance">
            <text:p>kemas.model_kemas_attendanc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1];&quot;.&quot;;&quot;_&quot;); &quot;_&quot; ;RIGHT([.D281];LEN([.D281])-FIND(&quot;_&quot;;[.D281]))          )" office:value-type="string" office:string-value="access_kemas_web_site_kemas_librarian">
            <text:p>access_kemas_web_site_kemas_librarian</text:p>
          </table:table-cell>
          <table:table-cell table:style-name="ce8" office:value-type="string">
            <text:p>kemas.web.site</text:p>
          </table:table-cell>
          <table:table-cell table:style-name="ce1" table:formula="of:=CONCATENATE(LEFT([.B281];FIND(&quot;.&quot;;[.B281])); &quot;model_&quot;;  SUBSTITUTE([.B281];&quot;.&quot;;&quot;_&quot;)          )" office:value-type="string" office:string-value="kemas.model_kemas_web_site">
            <text:p>kemas.model_kemas_web_sit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2];&quot;.&quot;;&quot;_&quot;); &quot;_&quot; ;RIGHT([.D282];LEN([.D282])-FIND(&quot;_&quot;;[.D282]))          )" office:value-type="string" office:string-value="access_kemas_collaborator_web_site_kemas_librarian">
            <text:p>access_kemas_collaborator_web_site_kemas_librarian</text:p>
          </table:table-cell>
          <table:table-cell table:style-name="ce8" office:value-type="string">
            <text:p>kemas.collaborator.web.site</text:p>
          </table:table-cell>
          <table:table-cell table:style-name="ce1" table:formula="of:=CONCATENATE(LEFT([.B282];FIND(&quot;.&quot;;[.B282])); &quot;model_&quot;;  SUBSTITUTE([.B282];&quot;.&quot;;&quot;_&quot;)          )" office:value-type="string" office:string-value="kemas.model_kemas_collaborator_web_site">
            <text:p>kemas.model_kemas_collaborator_web_sit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3];&quot;.&quot;;&quot;_&quot;); &quot;_&quot; ;RIGHT([.D283];LEN([.D283])-FIND(&quot;_&quot;;[.D283]))          )" office:value-type="string" office:string-value="access_kemas_collaborator_logbook_kemas_librarian">
            <text:p>access_kemas_collaborator_logbook_kemas_librarian</text:p>
          </table:table-cell>
          <table:table-cell office:value-type="string">
            <text:p>kemas.collaborator.logbook</text:p>
          </table:table-cell>
          <table:table-cell table:style-name="ce1" table:formula="of:=CONCATENATE(LEFT([.B283];FIND(&quot;.&quot;;[.B283])); &quot;model_&quot;;  SUBSTITUTE([.B283];&quot;.&quot;;&quot;_&quot;)          )" office:value-type="string" office:string-value="kemas.model_kemas_collaborator_logbook">
            <text:p>kemas.model_kemas_collaborator_logbook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5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4];&quot;.&quot;;&quot;_&quot;); &quot;_&quot; ;RIGHT([.D284];LEN([.D284])-FIND(&quot;_&quot;;[.D284]))          )" office:value-type="string" office:string-value="access_kemas_suspension_kemas_librarian">
            <text:p>access_kemas_suspension_kemas_librarian</text:p>
          </table:table-cell>
          <table:table-cell office:value-type="string">
            <text:p>kemas.suspension</text:p>
          </table:table-cell>
          <table:table-cell table:style-name="ce1" table:formula="of:=CONCATENATE(LEFT([.B284];FIND(&quot;.&quot;;[.B284])); &quot;model_&quot;;  SUBSTITUTE([.B284];&quot;.&quot;;&quot;_&quot;)          )" office:value-type="string" office:string-value="kemas.model_kemas_suspension">
            <text:p>kemas.model_kemas_suspension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5];&quot;.&quot;;&quot;_&quot;); &quot;_&quot; ;RIGHT([.D285];LEN([.D285])-FIND(&quot;_&quot;;[.D285]))          )" office:value-type="string" office:string-value="access_kemas_specialization_course_kemas_librarian">
            <text:p>access_kemas_specialization_course_kemas_librarian</text:p>
          </table:table-cell>
          <table:table-cell office:value-type="string">
            <text:p>kemas.specialization.course</text:p>
          </table:table-cell>
          <table:table-cell table:style-name="ce1" table:formula="of:=CONCATENATE(LEFT([.B285];FIND(&quot;.&quot;;[.B285])); &quot;model_&quot;;  SUBSTITUTE([.B285];&quot;.&quot;;&quot;_&quot;)          )" office:value-type="string" office:string-value="kemas.model_kemas_specialization_course">
            <text:p>kemas.model_kemas_specialization_cours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5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6];&quot;.&quot;;&quot;_&quot;); &quot;_&quot; ;RIGHT([.D286];LEN([.D286])-FIND(&quot;_&quot;;[.D286]))          )" office:value-type="string" office:string-value="access_kemas_specialization_course_level_kemas_librarian">
            <text:p>access_kemas_specialization_course_level_kemas_librarian</text:p>
          </table:table-cell>
          <table:table-cell office:value-type="string">
            <text:p>kemas.specialization.course.level</text:p>
          </table:table-cell>
          <table:table-cell table:style-name="ce1" table:formula="of:=CONCATENATE(LEFT([.B286];FIND(&quot;.&quot;;[.B286])); &quot;model_&quot;;  SUBSTITUTE([.B286];&quot;.&quot;;&quot;_&quot;)          )" office:value-type="string" office:string-value="kemas.model_kemas_specialization_course_level">
            <text:p>kemas.model_kemas_specialization_course_level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5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7];&quot;.&quot;;&quot;_&quot;); &quot;_&quot; ;RIGHT([.D287];LEN([.D287])-FIND(&quot;_&quot;;[.D287]))          )" office:value-type="string" office:string-value="access_kemas_specialization_course_line_kemas_librarian">
            <text:p>access_kemas_specialization_course_line_kemas_librarian</text:p>
          </table:table-cell>
          <table:table-cell office:value-type="string">
            <text:p>kemas.specialization.course.line</text:p>
          </table:table-cell>
          <table:table-cell table:style-name="ce1" table:formula="of:=CONCATENATE(LEFT([.B287];FIND(&quot;.&quot;;[.B287])); &quot;model_&quot;;  SUBSTITUTE([.B287];&quot;.&quot;;&quot;_&quot;)          )" office:value-type="string" office:string-value="kemas.model_kemas_specialization_course_line">
            <text:p>kemas.model_kemas_specialization_course_lin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6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8];&quot;.&quot;;&quot;_&quot;); &quot;_&quot; ;RIGHT([.D288];LEN([.D288])-FIND(&quot;_&quot;;[.D288]))          )" office:value-type="string" office:string-value="access_kemas_team_kemas_librarian">
            <text:p>access_kemas_team_kemas_librarian</text:p>
          </table:table-cell>
          <table:table-cell table:style-name="ce8" office:value-type="string">
            <text:p>kemas.team</text:p>
          </table:table-cell>
          <table:table-cell table:style-name="ce1" table:formula="of:=CONCATENATE(LEFT([.B288];FIND(&quot;.&quot;;[.B288])); &quot;model_&quot;;  SUBSTITUTE([.B288];&quot;.&quot;;&quot;_&quot;)          )" office:value-type="string" office:string-value="kemas.model_kemas_team">
            <text:p>kemas.model_kemas_team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0"/>
          <table:table-cell table:style-name="ce6"/>
          <table:table-cell table:style-name="ce10" table:number-columns-repeated="1021"/>
        </table:table-row>
        <table:table-row table:style-name="ro2" table:number-rows-repeated="104828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48:Hoja2.H48 Hoja2.E96:Hoja2.H96 Hoja2.E144:Hoja2.H144 Hoja2.E192:Hoja2.H192 Hoja2.E240:Hoja2.H240 Hoja2.E288:Hoja2.H288 Hoja2.K19:Hoja2.K19 Hoja2.K21:Hoja2.K22 Hoja2.K69:Hoja2.K70 Hoja2.K117:Hoja2.K118 Hoja2.K165:Hoja2.K166 Hoja2.K213:Hoja2.K214 Hoja2.K261:Hoja2.K262 Hoja2.E6:Hoja2.H16 Hoja2.E54:Hoja2.H64 Hoja2.E102:Hoja2.H112 Hoja2.E150:Hoja2.H160 Hoja2.E198:Hoja2.H208 Hoja2.E246:Hoja2.H256 Hoja2.E87:Hoja2.H90 Hoja2.E39:Hoja2.H42 Hoja2.E135:Hoja2.H138 Hoja2.E183:Hoja2.H186 Hoja2.E231:Hoja2.H234 Hoja2.E279:Hoja2.H282 Hoja2.E2:Hoja2.H4 Hoja2.E50:Hoja2.H52 Hoja2.E98:Hoja2.H100 Hoja2.E146:Hoja2.H148 Hoja2.E194:Hoja2.H196 Hoja2.E242:Hoja2.H244 Hoja2.E19:Hoja2.H37 Hoja2.E67:Hoja2.H85 Hoja2.E115:Hoja2.H133 Hoja2.E163:Hoja2.H181 Hoja2.E211:Hoja2.H229 Hoja2.E259:Hoja2.H277 Hoja2.E44:Hoja2.H44 Hoja2.E92:Hoja2.H92 Hoja2.E140:Hoja2.H140 Hoja2.E188:Hoja2.H188 Hoja2.E236:Hoja2.H236 Hoja2.E284:Hoja2.H28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7:Hoja2.H1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:Hoja2.H1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5:Hoja2.H6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6:Hoja2.H6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13:Hoja2.H11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14:Hoja2.H11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61:Hoja2.H16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62:Hoja2.H16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09:Hoja2.H20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10:Hoja2.H21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57:Hoja2.H25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58:Hoja2.H25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1:Hoja2.H9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3:Hoja2.H4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39:Hoja2.H13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7:Hoja2.H18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35:Hoja2.H23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83:Hoja2.H28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:Hoja2.H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3:Hoja2.H5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01:Hoja2.H10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9:Hoja2.H14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7:Hoja2.H19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45:Hoja2.H24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8:Hoja2.H3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86:Hoja2.H8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34:Hoja2.H13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2:Hoja2.H18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30:Hoja2.H23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78:Hoja2.H27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5:Hoja2.H4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3:Hoja2.H9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1:Hoja2.H14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9:Hoja2.H18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237:Hoja2.H237 Hoja2.E237:Hoja2.E23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85:Hoja2.H28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6:Hoja2.H4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7:Hoja2.H4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4:Hoja2.H9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5:Hoja2.H9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2:Hoja2.H14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3:Hoja2.H14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0:Hoja2.H19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1:Hoja2.H19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238:Hoja2.H238 Hoja2.E238:Hoja2.E23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239:Hoja2.H239 Hoja2.E239:Hoja2.E23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86:Hoja2.H28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87:Hoja2.H28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/00/0000</text:date>, <text:time style:data-style-name="N2" text:time-value="0000-00-00T15:11: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9-19T15:23:25</dc:date>
    <dc:creator>Edgar </dc:creator>
    <meta:editing-duration>PT18H31M6S</meta:editing-duration>
    <meta:editing-cycles>196</meta:editing-cycles>
    <meta:document-statistic meta:table-count="2" meta:cell-count="5104" meta:object-count="0"/>
  </office:meta>
</office:document-meta>
</file>